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6028in"/>
      <style:text-properties fo:font-family="'Times New Roman'" style:font-family-generic="roman" style:font-pitch="variable" fo:font-size="16pt" style:font-size-asian="16pt" style:font-size-complex="16pt"/>
    </style:style>
    <style:style style:name="gr3" style:family="graphic">
      <style:graphic-properties draw:stroke="none" svg:stroke-color="#000000" draw:fill="none" draw:fill-color="#ffffff" fo:min-height="0.4972in"/>
      <style:text-properties fo:font-family="'Times New Roman'" style:font-family-generic="roman" style:font-pitch="variable" fo:font-size="16pt" style:font-size-asian="16pt" style:font-size-complex="16pt"/>
    </style:style>
    <style:style style:name="gr4" style:family="graphic">
      <style:graphic-properties draw:stroke="none" svg:stroke-color="#000000" draw:fill="none" draw:fill-color="#ffffff" fo:min-height="0.5059in"/>
      <style:text-properties fo:font-family="'Times New Roman'" style:font-family-generic="roman" style:font-pitch="variable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odojunto" table:style-name="ta1">
        <table:shapes>
          <draw:g draw:z-index="0">
            <draw:g>
              <draw:frame draw:style-name="gr1" draw:text-style-name="P1" svg:width="10.8004in" svg:height="2.6925in" svg:x="8.9709in" svg:y="0.2941in">
                <draw:object xlink:href="./Object 1" xlink:type="simple" xlink:show="embed" xlink:actuate="onLoad">
                  <loext:p/>
                </draw:object>
                <draw:image xlink:href="./ObjectReplacements/Object 1" xlink:type="simple" xlink:show="embed" xlink:actuate="onLoad"/>
              </draw:frame>
              <draw:frame draw:name="Marco de texto 25" draw:style-name="gr2" draw:text-style-name="P2" svg:width="0.5272in" svg:height="0.6028in" svg:x="14.3657in" svg:y="0.4059in">
                <draw:text-box>
                  <text:p><text:span text:style-name="T1">α5</text:span></text:p>
                </draw:text-box>
              </draw:frame>
              <draw:frame draw:name="Marco de texto 26" draw:style-name="gr2" draw:text-style-name="P2" svg:width="0.5272in" svg:height="0.6028in" svg:x="17.5425in" svg:y="0.4154in">
                <draw:text-box>
                  <text:p><text:span text:style-name="T1">L13</text:span></text:p>
                </draw:text-box>
              </draw:frame>
              <draw:frame draw:name="Marco de texto 27" draw:style-name="gr2" draw:text-style-name="P2" svg:width="0.5272in" svg:height="0.6028in" svg:x="18.2079in" svg:y="0.4055in">
                <draw:text-box>
                  <text:p><text:span text:style-name="T1">α10</text:span></text:p>
                </draw:text-box>
              </draw:frame>
              <draw:frame draw:name="Marco de texto 28" draw:style-name="gr2" draw:text-style-name="P2" svg:width="0.5272in" svg:height="0.6028in" svg:x="15.7819in" svg:y="0.4165in">
                <draw:text-box>
                  <text:p><text:span text:style-name="T1">L11</text:span></text:p>
                </draw:text-box>
              </draw:frame>
              <draw:frame draw:name="Marco de texto 41" draw:style-name="gr3" draw:text-style-name="P2" svg:width="1.6343in" svg:height="0.4972in" svg:x="10.4602in" svg:y="0.4362in">
                <draw:text-box>
                  <text:p><text:span text:style-name="T1">Diisopropyl ether</text:span></text:p>
                </draw:text-box>
              </draw:frame>
            </draw:g>
            <draw:g>
              <draw:frame draw:style-name="gr1" draw:text-style-name="P1" svg:width="10.8016in" svg:height="2.6933in" svg:x="8.9606in" svg:y="2.8177in">
                <draw:object xlink:href="./Object 2" xlink:type="simple" xlink:show="embed" xlink:actuate="onLoad">
                  <loext:p/>
                </draw:object>
                <draw:image xlink:href="./ObjectReplacements/Object 2" xlink:type="simple" xlink:show="embed" xlink:actuate="onLoad"/>
              </draw:frame>
              <draw:frame draw:name="Marco de texto 29" draw:style-name="gr2" draw:text-style-name="P2" svg:width="0.5272in" svg:height="0.6028in" svg:x="14.3579in" svg:y="2.9382in">
                <draw:text-box>
                  <text:p><text:span text:style-name="T1">α5</text:span></text:p>
                </draw:text-box>
              </draw:frame>
              <draw:frame draw:name="Marco de texto 30" draw:style-name="gr2" draw:text-style-name="P2" svg:width="0.5272in" svg:height="0.6028in" svg:x="17.5323in" svg:y="2.9831in">
                <draw:text-box>
                  <text:p><text:span text:style-name="T1">L13</text:span></text:p>
                </draw:text-box>
              </draw:frame>
              <draw:frame draw:name="Marco de texto 31" draw:style-name="gr2" draw:text-style-name="P2" svg:width="0.5272in" svg:height="0.6028in" svg:x="18.2181in" svg:y="2.9819in">
                <draw:text-box>
                  <text:p><text:span text:style-name="T1">α10</text:span></text:p>
                </draw:text-box>
              </draw:frame>
              <draw:frame draw:name="Marco de texto 32" draw:style-name="gr2" draw:text-style-name="P2" svg:width="0.5272in" svg:height="0.6028in" svg:x="15.776in" svg:y="2.9665in">
                <draw:text-box>
                  <text:p><text:span text:style-name="T1">L11</text:span></text:p>
                </draw:text-box>
              </draw:frame>
              <draw:frame draw:name="Marco de texto 42" draw:style-name="gr4" draw:text-style-name="P2" svg:width="1.6343in" svg:height="0.5059in" svg:x="10.5417in" svg:y="2.9965in">
                <draw:text-box>
                  <text:p><text:span text:style-name="T1">Toluene</text:span></text:p>
                </draw:text-box>
              </draw:frame>
            </draw:g>
            <draw:g>
              <draw:frame draw:style-name="gr1" draw:text-style-name="P1" svg:width="10.8016in" svg:height="2.6925in" svg:x="8.9516in" svg:y="5.2689in">
                <draw:object xlink:href="./Object 3" xlink:type="simple" xlink:show="embed" xlink:actuate="onLoad">
                  <loext:p/>
                </draw:object>
                <draw:image xlink:href="./ObjectReplacements/Object 3" xlink:type="simple" xlink:show="embed" xlink:actuate="onLoad"/>
              </draw:frame>
              <draw:frame draw:name="Marco de texto 33" draw:style-name="gr2" draw:text-style-name="P2" svg:width="0.5272in" svg:height="0.6028in" svg:x="14.3402in" svg:y="5.3882in">
                <draw:text-box>
                  <text:p><text:span text:style-name="T1">α5</text:span></text:p>
                </draw:text-box>
              </draw:frame>
              <draw:frame draw:name="Marco de texto 34" draw:style-name="gr2" draw:text-style-name="P2" svg:width="0.5272in" svg:height="0.6028in" svg:x="17.5563in" svg:y="5.3976in">
                <draw:text-box>
                  <text:p><text:span text:style-name="T1">L13</text:span></text:p>
                </draw:text-box>
              </draw:frame>
              <draw:frame draw:name="Marco de texto 35" draw:style-name="gr2" draw:text-style-name="P2" svg:width="0.5272in" svg:height="0.6028in" svg:x="18.1823in" svg:y="5.3878in">
                <draw:text-box>
                  <text:p><text:span text:style-name="T1">α10</text:span></text:p>
                </draw:text-box>
              </draw:frame>
              <draw:frame draw:name="Marco de texto 36" draw:style-name="gr2" draw:text-style-name="P2" svg:width="0.5272in" svg:height="0.6028in" svg:x="15.7957in" svg:y="5.3988in">
                <draw:text-box>
                  <text:p><text:span text:style-name="T1">L11</text:span></text:p>
                </draw:text-box>
              </draw:frame>
              <draw:frame draw:name="Marco de texto 43" draw:style-name="gr4" draw:text-style-name="P2" svg:width="1.6343in" svg:height="0.5059in" svg:x="10.5303in" svg:y="5.4673in">
                <draw:text-box>
                  <text:p><text:span text:style-name="T1">Hexane</text:span></text:p>
                </draw:text-box>
              </draw:frame>
            </draw:g>
            <draw:g>
              <draw:frame draw:style-name="gr1" draw:text-style-name="P1" svg:width="10.8374in" svg:height="2.6933in" svg:x="8.9429in" svg:y="7.7602in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name="Marco de texto 37" draw:style-name="gr2" draw:text-style-name="P2" svg:width="0.5272in" svg:height="0.6028in" svg:x="14.3528in" svg:y="7.8764in">
                <draw:text-box>
                  <text:p><text:span text:style-name="T1">α5</text:span></text:p>
                </draw:text-box>
              </draw:frame>
              <draw:frame draw:name="Marco de texto 38" draw:style-name="gr2" draw:text-style-name="P2" svg:width="0.5272in" svg:height="0.6028in" svg:x="17.5689in" svg:y="7.8858in">
                <draw:text-box>
                  <text:p><text:span text:style-name="T1">L13</text:span></text:p>
                </draw:text-box>
              </draw:frame>
              <draw:frame draw:name="Marco de texto 39" draw:style-name="gr2" draw:text-style-name="P2" svg:width="0.5272in" svg:height="0.6028in" svg:x="18.2343in" svg:y="7.876in">
                <draw:text-box>
                  <text:p><text:span text:style-name="T1">α10</text:span></text:p>
                </draw:text-box>
              </draw:frame>
              <draw:frame draw:name="Marco de texto 40" draw:style-name="gr2" draw:text-style-name="P2" svg:width="0.5272in" svg:height="0.6028in" svg:x="15.8083in" svg:y="7.887in">
                <draw:text-box>
                  <text:p><text:span text:style-name="T1">L11</text:span></text:p>
                </draw:text-box>
              </draw:frame>
              <draw:frame draw:name="Marco de texto 44" draw:style-name="gr4" draw:text-style-name="P2" svg:width="1.6343in" svg:height="0.5059in" svg:x="10.5236in" svg:y="7.9476in">
                <draw:text-box>
                  <text:p><text:span text:style-name="T1">Heptane</text:span></text:p>
                </draw:text-box>
              </draw:fram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idue</text:p>
          </table:table-cell>
          <table:table-cell table:style-name="ce1" office:value-type="string" calcext:value-type="string">
            <text:p>Diisopropyl ether</text:p>
          </table:table-cell>
          <table:table-cell table:style-name="ce1" office:value-type="string" calcext:value-type="string">
            <text:p>Toluene</text:p>
          </table:table-cell>
          <table:table-cell table:style-name="ce1" office:value-type="string" calcext:value-type="string">
            <text:p>Hexane</text:p>
          </table:table-cell>
          <table:table-cell office:value-type="string" calcext:value-type="string">
            <text:p>Heptan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6349800825119" calcext:value-type="float">
            <text:p>0.476349800825119</text:p>
          </table:table-cell>
          <table:table-cell office:value-type="float" office:value="0.663855731487274" calcext:value-type="float">
            <text:p>0.663855731487274</text:p>
          </table:table-cell>
          <table:table-cell office:value-type="float" office:value="0.490822821855545" calcext:value-type="float">
            <text:p>0.490822821855545</text:p>
          </table:table-cell>
          <table:table-cell office:value-type="float" office:value="0.79210764169693" calcext:value-type="float">
            <text:p>0.7921076416969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2995150089264" calcext:value-type="float">
            <text:p>0.422995150089264</text:p>
          </table:table-cell>
          <table:table-cell office:value-type="float" office:value="0.66295713186264" calcext:value-type="float">
            <text:p>0.66295713186264</text:p>
          </table:table-cell>
          <table:table-cell office:value-type="float" office:value="0.557130515575409" calcext:value-type="float">
            <text:p>0.557130515575409</text:p>
          </table:table-cell>
          <table:table-cell office:value-type="float" office:value="0.771308302879334" calcext:value-type="float">
            <text:p>0.77130830287933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5365312099457" calcext:value-type="float">
            <text:p>0.505365312099457</text:p>
          </table:table-cell>
          <table:table-cell office:value-type="float" office:value="0.623239398002625" calcext:value-type="float">
            <text:p>0.623239398002625</text:p>
          </table:table-cell>
          <table:table-cell office:value-type="float" office:value="0.574869394302368" calcext:value-type="float">
            <text:p>0.574869394302368</text:p>
          </table:table-cell>
          <table:table-cell office:value-type="float" office:value="0.615168035030365" calcext:value-type="float">
            <text:p>0.6151680350303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7656276226044" calcext:value-type="float">
            <text:p>0.757656276226044</text:p>
          </table:table-cell>
          <table:table-cell office:value-type="float" office:value="0.812791109085083" calcext:value-type="float">
            <text:p>0.812791109085083</text:p>
          </table:table-cell>
          <table:table-cell office:value-type="float" office:value="0.729167938232422" calcext:value-type="float">
            <text:p>0.729167938232422</text:p>
          </table:table-cell>
          <table:table-cell office:value-type="float" office:value="0.857312321662903" calcext:value-type="float">
            <text:p>0.8573123216629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8695900440216" calcext:value-type="float">
            <text:p>0.758695900440216</text:p>
          </table:table-cell>
          <table:table-cell office:value-type="float" office:value="0.497567385435104" calcext:value-type="float">
            <text:p>0.497567385435104</text:p>
          </table:table-cell>
          <table:table-cell office:value-type="float" office:value="0.754591286182404" calcext:value-type="float">
            <text:p>0.754591286182404</text:p>
          </table:table-cell>
          <table:table-cell office:value-type="float" office:value="0.88510924577713" calcext:value-type="float">
            <text:p>0.885109245777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013275384903" calcext:value-type="float">
            <text:p>0.61013275384903</text:p>
          </table:table-cell>
          <table:table-cell office:value-type="float" office:value="0.442985206842423" calcext:value-type="float">
            <text:p>0.442985206842423</text:p>
          </table:table-cell>
          <table:table-cell office:value-type="float" office:value="0.617848455905914" calcext:value-type="float">
            <text:p>0.617848455905914</text:p>
          </table:table-cell>
          <table:table-cell office:value-type="float" office:value="0.674218773841858" calcext:value-type="float">
            <text:p>0.6742187738418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9585175514221" calcext:value-type="float">
            <text:p>0.599585175514221</text:p>
          </table:table-cell>
          <table:table-cell office:value-type="float" office:value="0.531175792217255" calcext:value-type="float">
            <text:p>0.531175792217255</text:p>
          </table:table-cell>
          <table:table-cell office:value-type="float" office:value="0.866769194602966" calcext:value-type="float">
            <text:p>0.866769194602966</text:p>
          </table:table-cell>
          <table:table-cell office:value-type="float" office:value="0.618394017219544" calcext:value-type="float">
            <text:p>0.6183940172195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835916519165" calcext:value-type="float">
            <text:p>0.53835916519165</text:p>
          </table:table-cell>
          <table:table-cell office:value-type="float" office:value="0.527461409568787" calcext:value-type="float">
            <text:p>0.527461409568787</text:p>
          </table:table-cell>
          <table:table-cell office:value-type="float" office:value="0.707082808017731" calcext:value-type="float">
            <text:p>0.707082808017731</text:p>
          </table:table-cell>
          <table:table-cell office:value-type="float" office:value="0.592217028141022" calcext:value-type="float">
            <text:p>0.592217028141022</text:p>
          </table:table-cell>
          <table:table-cell/>
          <table:table-cell office:value-type="string" calcext:value-type="string" table:number-columns-spanned="1" table:number-rows-spanned="2">
            <text:p>aux1</text:p>
          </table:table-cell>
          <table:table-cell office:value-type="float" office:value="138" calcext:value-type="float">
            <text:p>13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7195303440094" calcext:value-type="float">
            <text:p>0.497195303440094</text:p>
          </table:table-cell>
          <table:table-cell office:value-type="float" office:value="0.453315585851669" calcext:value-type="float">
            <text:p>0.453315585851669</text:p>
          </table:table-cell>
          <table:table-cell office:value-type="float" office:value="0.548146367073059" calcext:value-type="float">
            <text:p>0.548146367073059</text:p>
          </table:table-cell>
          <table:table-cell office:value-type="float" office:value="0.48284575343132" calcext:value-type="float">
            <text:p>0.48284575343132</text:p>
          </table:table-cell>
          <table:table-cell/>
          <table:covered-table-cell/>
          <table:table-cell office:value-type="float" office:value="138" calcext:value-type="float">
            <text:p>13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625349521637" calcext:value-type="float">
            <text:p>0.636625349521637</text:p>
          </table:table-cell>
          <table:table-cell office:value-type="float" office:value="0.478091478347778" calcext:value-type="float">
            <text:p>0.478091478347778</text:p>
          </table:table-cell>
          <table:table-cell office:value-type="float" office:value="0.577220976352692" calcext:value-type="float">
            <text:p>0.577220976352692</text:p>
          </table:table-cell>
          <table:table-cell office:value-type="float" office:value="0.529562592506409" calcext:value-type="float">
            <text:p>0.529562592506409</text:p>
          </table:table-cell>
          <table:table-cell/>
          <table:table-cell office:value-type="string" calcext:value-type="string" table:number-columns-spanned="1" table:number-rows-spanned="2">
            <text:p>aux2</text:p>
          </table:table-cell>
          <table:table-cell office:value-type="float" office:value="152" calcext:value-type="float">
            <text:p>15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6138248443604" calcext:value-type="float">
            <text:p>0.586138248443604</text:p>
          </table:table-cell>
          <table:table-cell office:value-type="float" office:value="0.456396549940109" calcext:value-type="float">
            <text:p>0.456396549940109</text:p>
          </table:table-cell>
          <table:table-cell office:value-type="float" office:value="0.498749703168869" calcext:value-type="float">
            <text:p>0.498749703168869</text:p>
          </table:table-cell>
          <table:table-cell office:value-type="float" office:value="0.499045521020889" calcext:value-type="float">
            <text:p>0.499045521020889</text:p>
          </table:table-cell>
          <table:table-cell/>
          <table:covered-table-cell/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0180895328522" calcext:value-type="float">
            <text:p>0.630180895328522</text:p>
          </table:table-cell>
          <table:table-cell office:value-type="float" office:value="0.546255230903626" calcext:value-type="float">
            <text:p>0.546255230903626</text:p>
          </table:table-cell>
          <table:table-cell office:value-type="float" office:value="0.589905500411987" calcext:value-type="float">
            <text:p>0.589905500411987</text:p>
          </table:table-cell>
          <table:table-cell office:value-type="float" office:value="0.547119319438934" calcext:value-type="float">
            <text:p>0.547119319438934</text:p>
          </table:table-cell>
          <table:table-cell/>
          <table:table-cell office:value-type="string" calcext:value-type="string" table:number-columns-spanned="1" table:number-rows-spanned="2">
            <text:p>aux3</text:p>
          </table:table-cell>
          <table:table-cell office:value-type="float" office:value="243" calcext:value-type="float">
            <text:p>24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1447699069977" calcext:value-type="float">
            <text:p>0.541447699069977</text:p>
          </table:table-cell>
          <table:table-cell office:value-type="float" office:value="0.573515772819519" calcext:value-type="float">
            <text:p>0.573515772819519</text:p>
          </table:table-cell>
          <table:table-cell office:value-type="float" office:value="0.532684087753296" calcext:value-type="float">
            <text:p>0.532684087753296</text:p>
          </table:table-cell>
          <table:table-cell office:value-type="float" office:value="0.492224454879761" calcext:value-type="float">
            <text:p>0.492224454879761</text:p>
          </table:table-cell>
          <table:table-cell/>
          <table:covered-table-cell/>
          <table:table-cell office:value-type="float" office:value="243" calcext:value-type="float">
            <text:p>24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68157613277435" calcext:value-type="float">
            <text:p>0.568157613277435</text:p>
          </table:table-cell>
          <table:table-cell office:value-type="float" office:value="0.61089962720871" calcext:value-type="float">
            <text:p>0.61089962720871</text:p>
          </table:table-cell>
          <table:table-cell office:value-type="float" office:value="0.570945739746094" calcext:value-type="float">
            <text:p>0.570945739746094</text:p>
          </table:table-cell>
          <table:table-cell office:value-type="float" office:value="0.597034513950348" calcext:value-type="float">
            <text:p>0.597034513950348</text:p>
          </table:table-cell>
          <table:table-cell/>
          <table:table-cell office:value-type="string" calcext:value-type="string" table:number-columns-spanned="1" table:number-rows-spanned="2">
            <text:p>aux4</text:p>
          </table:table-cell>
          <table:table-cell office:value-type="float" office:value="267" calcext:value-type="float">
            <text:p>2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9410789012909" calcext:value-type="float">
            <text:p>0.519410789012909</text:p>
          </table:table-cell>
          <table:table-cell office:value-type="float" office:value="0.526237368583679" calcext:value-type="float">
            <text:p>0.526237368583679</text:p>
          </table:table-cell>
          <table:table-cell office:value-type="float" office:value="0.557907104492188" calcext:value-type="float">
            <text:p>0.557907104492188</text:p>
          </table:table-cell>
          <table:table-cell office:value-type="float" office:value="0.550538182258606" calcext:value-type="float">
            <text:p>0.550538182258606</text:p>
          </table:table-cell>
          <table:table-cell/>
          <table:covered-table-cell/>
          <table:table-cell office:value-type="float" office:value="267" calcext:value-type="float">
            <text:p>26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8853561878204" calcext:value-type="float">
            <text:p>0.438853561878204</text:p>
          </table:table-cell>
          <table:table-cell office:value-type="float" office:value="0.44033083319664" calcext:value-type="float">
            <text:p>0.44033083319664</text:p>
          </table:table-cell>
          <table:table-cell office:value-type="float" office:value="0.43418824672699" calcext:value-type="float">
            <text:p>0.43418824672699</text:p>
          </table:table-cell>
          <table:table-cell office:value-type="float" office:value="0.473183959722519" calcext:value-type="float">
            <text:p>0.473183959722519</text:p>
          </table:table-cell>
          <table:table-cell/>
          <table:table-cell office:value-type="string" calcext:value-type="string" table:number-columns-spanned="1" table:number-rows-spanned="2">
            <text:p>aux5</text:p>
          </table:table-cell>
          <table:table-cell office:value-type="float" office:value="287" calcext:value-type="float">
            <text:p>28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203906416893" calcext:value-type="float">
            <text:p>0.48203906416893</text:p>
          </table:table-cell>
          <table:table-cell office:value-type="float" office:value="0.556027352809906" calcext:value-type="float">
            <text:p>0.556027352809906</text:p>
          </table:table-cell>
          <table:table-cell office:value-type="float" office:value="0.479003757238388" calcext:value-type="float">
            <text:p>0.479003757238388</text:p>
          </table:table-cell>
          <table:table-cell office:value-type="float" office:value="0.486888915300369" calcext:value-type="float">
            <text:p>0.486888915300369</text:p>
          </table:table-cell>
          <table:table-cell/>
          <table:covered-table-cell/>
          <table:table-cell office:value-type="float" office:value="287" calcext:value-type="float">
            <text:p>28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2863519191742" calcext:value-type="float">
            <text:p>0.572863519191742</text:p>
          </table:table-cell>
          <table:table-cell office:value-type="float" office:value="0.64567095041275" calcext:value-type="float">
            <text:p>0.64567095041275</text:p>
          </table:table-cell>
          <table:table-cell office:value-type="float" office:value="0.530411601066589" calcext:value-type="float">
            <text:p>0.530411601066589</text:p>
          </table:table-cell>
          <table:table-cell office:value-type="float" office:value="0.547687530517578" calcext:value-type="float">
            <text:p>0.547687530517578</text:p>
          </table:table-cell>
          <table:table-cell/>
          <table:table-cell office:value-type="string" calcext:value-type="string" table:number-columns-spanned="1" table:number-rows-spanned="2">
            <text:p>Aux_6</text:p>
          </table:table-cell>
          <table:table-cell office:value-type="float" office:value="184" calcext:value-type="float">
            <text:p>1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5024762153626" calcext:value-type="float">
            <text:p>0.535024762153626</text:p>
          </table:table-cell>
          <table:table-cell office:value-type="float" office:value="0.548999309539795" calcext:value-type="float">
            <text:p>0.548999309539795</text:p>
          </table:table-cell>
          <table:table-cell office:value-type="float" office:value="0.468686878681183" calcext:value-type="float">
            <text:p>0.468686878681183</text:p>
          </table:table-cell>
          <table:table-cell office:value-type="float" office:value="0.504085004329681" calcext:value-type="float">
            <text:p>0.504085004329681</text:p>
          </table:table-cell>
          <table:table-cell/>
          <table:covered-table-cell/>
          <table:table-cell office:value-type="float" office:value="184" calcext:value-type="float">
            <text:p>18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207482457161" calcext:value-type="float">
            <text:p>0.42207482457161</text:p>
          </table:table-cell>
          <table:table-cell office:value-type="float" office:value="0.393905699253082" calcext:value-type="float">
            <text:p>0.393905699253082</text:p>
          </table:table-cell>
          <table:table-cell office:value-type="float" office:value="0.395921945571899" calcext:value-type="float">
            <text:p>0.395921945571899</text:p>
          </table:table-cell>
          <table:table-cell office:value-type="float" office:value="0.386867344379425" calcext:value-type="float">
            <text:p>0.386867344379425</text:p>
          </table:table-cell>
          <table:table-cell/>
          <table:table-cell office:value-type="string" calcext:value-type="string" table:number-columns-spanned="1" table:number-rows-spanned="2">
            <text:p>Aux_7</text:p>
          </table:table-cell>
          <table:table-cell office:value-type="float" office:value="207" calcext:value-type="float">
            <text:p>20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72744798660278" calcext:value-type="float">
            <text:p>0.372744798660278</text:p>
          </table:table-cell>
          <table:table-cell office:value-type="float" office:value="0.373935788869858" calcext:value-type="float">
            <text:p>0.373935788869858</text:p>
          </table:table-cell>
          <table:table-cell office:value-type="float" office:value="0.370935559272766" calcext:value-type="float">
            <text:p>0.370935559272766</text:p>
          </table:table-cell>
          <table:table-cell office:value-type="float" office:value="0.376900941133499" calcext:value-type="float">
            <text:p>0.376900941133499</text:p>
          </table:table-cell>
          <table:table-cell/>
          <table:covered-table-cell/>
          <table:table-cell office:value-type="float" office:value="207" calcext:value-type="float">
            <text:p>20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03076261281967" calcext:value-type="float">
            <text:p>0.403076261281967</text:p>
          </table:table-cell>
          <table:table-cell office:value-type="float" office:value="0.381940543651581" calcext:value-type="float">
            <text:p>0.381940543651581</text:p>
          </table:table-cell>
          <table:table-cell office:value-type="float" office:value="0.379848778247833" calcext:value-type="float">
            <text:p>0.379848778247833</text:p>
          </table:table-cell>
          <table:table-cell office:value-type="float" office:value="0.422984570264816" calcext:value-type="float">
            <text:p>0.4229845702648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0697840452194" calcext:value-type="float">
            <text:p>0.480697840452194</text:p>
          </table:table-cell>
          <table:table-cell office:value-type="float" office:value="0.396365404129028" calcext:value-type="float">
            <text:p>0.396365404129028</text:p>
          </table:table-cell>
          <table:table-cell office:value-type="float" office:value="0.418691396713257" calcext:value-type="float">
            <text:p>0.418691396713257</text:p>
          </table:table-cell>
          <table:table-cell office:value-type="float" office:value="0.540634512901306" calcext:value-type="float">
            <text:p>0.54063451290130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1050190925598" calcext:value-type="float">
            <text:p>0.921050190925598</text:p>
          </table:table-cell>
          <table:table-cell office:value-type="float" office:value="0.588727295398712" calcext:value-type="float">
            <text:p>0.588727295398712</text:p>
          </table:table-cell>
          <table:table-cell office:value-type="float" office:value="0.716562211513519" calcext:value-type="float">
            <text:p>0.716562211513519</text:p>
          </table:table-cell>
          <table:table-cell office:value-type="float" office:value="0.723722517490387" calcext:value-type="float">
            <text:p>0.72372251749038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98684477806091" calcext:value-type="float">
            <text:p>0.798684477806091</text:p>
          </table:table-cell>
          <table:table-cell office:value-type="float" office:value="0.567148923873901" calcext:value-type="float">
            <text:p>0.567148923873901</text:p>
          </table:table-cell>
          <table:table-cell office:value-type="float" office:value="0.614878356456757" calcext:value-type="float">
            <text:p>0.614878356456757</text:p>
          </table:table-cell>
          <table:table-cell office:value-type="float" office:value="0.592104256153107" calcext:value-type="float">
            <text:p>0.59210425615310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20429837703705" calcext:value-type="float">
            <text:p>0.720429837703705</text:p>
          </table:table-cell>
          <table:table-cell office:value-type="float" office:value="0.529958844184876" calcext:value-type="float">
            <text:p>0.529958844184876</text:p>
          </table:table-cell>
          <table:table-cell office:value-type="float" office:value="0.588647544384003" calcext:value-type="float">
            <text:p>0.588647544384003</text:p>
          </table:table-cell>
          <table:table-cell office:value-type="float" office:value="0.580565512180328" calcext:value-type="float">
            <text:p>0.5805655121803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93854367733002" calcext:value-type="float">
            <text:p>0.593854367733002</text:p>
          </table:table-cell>
          <table:table-cell office:value-type="float" office:value="0.528227031230927" calcext:value-type="float">
            <text:p>0.528227031230927</text:p>
          </table:table-cell>
          <table:table-cell office:value-type="float" office:value="0.606947064399719" calcext:value-type="float">
            <text:p>0.606947064399719</text:p>
          </table:table-cell>
          <table:table-cell office:value-type="float" office:value="0.768767595291138" calcext:value-type="float">
            <text:p>0.76876759529113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79789841175079" calcext:value-type="float">
            <text:p>0.679789841175079</text:p>
          </table:table-cell>
          <table:table-cell office:value-type="float" office:value="0.57887327671051" calcext:value-type="float">
            <text:p>0.57887327671051</text:p>
          </table:table-cell>
          <table:table-cell office:value-type="float" office:value="0.633857190608978" calcext:value-type="float">
            <text:p>0.633857190608978</text:p>
          </table:table-cell>
          <table:table-cell office:value-type="float" office:value="0.722432613372803" calcext:value-type="float">
            <text:p>0.72243261337280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22025609016418" calcext:value-type="float">
            <text:p>0.622025609016418</text:p>
          </table:table-cell>
          <table:table-cell office:value-type="float" office:value="0.564767837524414" calcext:value-type="float">
            <text:p>0.564767837524414</text:p>
          </table:table-cell>
          <table:table-cell office:value-type="float" office:value="0.615720868110657" calcext:value-type="float">
            <text:p>0.615720868110657</text:p>
          </table:table-cell>
          <table:table-cell office:value-type="float" office:value="0.668842971324921" calcext:value-type="float">
            <text:p>0.66884297132492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7407228946686" calcext:value-type="float">
            <text:p>0.527407228946686</text:p>
          </table:table-cell>
          <table:table-cell office:value-type="float" office:value="0.500699400901794" calcext:value-type="float">
            <text:p>0.500699400901794</text:p>
          </table:table-cell>
          <table:table-cell office:value-type="float" office:value="0.483404934406281" calcext:value-type="float">
            <text:p>0.483404934406281</text:p>
          </table:table-cell>
          <table:table-cell office:value-type="float" office:value="0.572895467281342" calcext:value-type="float">
            <text:p>0.57289546728134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99631428718567" calcext:value-type="float">
            <text:p>0.599631428718567</text:p>
          </table:table-cell>
          <table:table-cell office:value-type="float" office:value="0.5295250415802" calcext:value-type="float">
            <text:p>0.5295250415802</text:p>
          </table:table-cell>
          <table:table-cell office:value-type="float" office:value="0.449796617031097" calcext:value-type="float">
            <text:p>0.449796617031097</text:p>
          </table:table-cell>
          <table:table-cell office:value-type="float" office:value="0.628070175647736" calcext:value-type="float">
            <text:p>0.62807017564773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6544338464737" calcext:value-type="float">
            <text:p>0.426544338464737</text:p>
          </table:table-cell>
          <table:table-cell office:value-type="float" office:value="0.381959676742554" calcext:value-type="float">
            <text:p>0.381959676742554</text:p>
          </table:table-cell>
          <table:table-cell office:value-type="float" office:value="0.407778531312943" calcext:value-type="float">
            <text:p>0.407778531312943</text:p>
          </table:table-cell>
          <table:table-cell office:value-type="float" office:value="0.733042776584625" calcext:value-type="float">
            <text:p>0.73304277658462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653813958168" calcext:value-type="float">
            <text:p>0.42653813958168</text:p>
          </table:table-cell>
          <table:table-cell office:value-type="float" office:value="0.332578897476196" calcext:value-type="float">
            <text:p>0.332578897476196</text:p>
          </table:table-cell>
          <table:table-cell office:value-type="float" office:value="0.343702107667923" calcext:value-type="float">
            <text:p>0.343702107667923</text:p>
          </table:table-cell>
          <table:table-cell office:value-type="float" office:value="0.437301814556122" calcext:value-type="float">
            <text:p>0.43730181455612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2324224710464" calcext:value-type="float">
            <text:p>0.282324224710464</text:p>
          </table:table-cell>
          <table:table-cell office:value-type="float" office:value="0.286052346229553" calcext:value-type="float">
            <text:p>0.286052346229553</text:p>
          </table:table-cell>
          <table:table-cell office:value-type="float" office:value="0.29029655456543" calcext:value-type="float">
            <text:p>0.29029655456543</text:p>
          </table:table-cell>
          <table:table-cell office:value-type="float" office:value="0.337161719799042" calcext:value-type="float">
            <text:p>0.33716171979904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6689261198044" calcext:value-type="float">
            <text:p>0.276689261198044</text:p>
          </table:table-cell>
          <table:table-cell office:value-type="float" office:value="0.259332060813904" calcext:value-type="float">
            <text:p>0.259332060813904</text:p>
          </table:table-cell>
          <table:table-cell office:value-type="float" office:value="0.270412892103195" calcext:value-type="float">
            <text:p>0.270412892103195</text:p>
          </table:table-cell>
          <table:table-cell office:value-type="float" office:value="0.300520241260529" calcext:value-type="float">
            <text:p>0.30052024126052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88998812437057" calcext:value-type="float">
            <text:p>0.288998812437057</text:p>
          </table:table-cell>
          <table:table-cell office:value-type="float" office:value="0.292249232530594" calcext:value-type="float">
            <text:p>0.292249232530594</text:p>
          </table:table-cell>
          <table:table-cell office:value-type="float" office:value="0.292130023241043" calcext:value-type="float">
            <text:p>0.292130023241043</text:p>
          </table:table-cell>
          <table:table-cell office:value-type="float" office:value="0.330023467540741" calcext:value-type="float">
            <text:p>0.33002346754074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1596164703369" calcext:value-type="float">
            <text:p>0.301596164703369</text:p>
          </table:table-cell>
          <table:table-cell office:value-type="float" office:value="0.321830451488495" calcext:value-type="float">
            <text:p>0.321830451488495</text:p>
          </table:table-cell>
          <table:table-cell office:value-type="float" office:value="0.314824670553207" calcext:value-type="float">
            <text:p>0.314824670553207</text:p>
          </table:table-cell>
          <table:table-cell office:value-type="float" office:value="0.329085409641266" calcext:value-type="float">
            <text:p>0.32908540964126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3070158958435" calcext:value-type="float">
            <text:p>0.333070158958435</text:p>
          </table:table-cell>
          <table:table-cell office:value-type="float" office:value="0.363484352827072" calcext:value-type="float">
            <text:p>0.363484352827072</text:p>
          </table:table-cell>
          <table:table-cell office:value-type="float" office:value="0.350117862224579" calcext:value-type="float">
            <text:p>0.350117862224579</text:p>
          </table:table-cell>
          <table:table-cell office:value-type="float" office:value="0.353215157985687" calcext:value-type="float">
            <text:p>0.35321515798568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02417838573456" calcext:value-type="float">
            <text:p>0.402417838573456</text:p>
          </table:table-cell>
          <table:table-cell office:value-type="float" office:value="0.39574271440506" calcext:value-type="float">
            <text:p>0.39574271440506</text:p>
          </table:table-cell>
          <table:table-cell office:value-type="float" office:value="0.467761665582657" calcext:value-type="float">
            <text:p>0.467761665582657</text:p>
          </table:table-cell>
          <table:table-cell office:value-type="float" office:value="0.385540664196014" calcext:value-type="float">
            <text:p>0.38554066419601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14318174123764" calcext:value-type="float">
            <text:p>0.414318174123764</text:p>
          </table:table-cell>
          <table:table-cell office:value-type="float" office:value="0.384852051734924" calcext:value-type="float">
            <text:p>0.384852051734924</text:p>
          </table:table-cell>
          <table:table-cell office:value-type="float" office:value="0.492454260587692" calcext:value-type="float">
            <text:p>0.492454260587692</text:p>
          </table:table-cell>
          <table:table-cell office:value-type="float" office:value="0.365014046430588" calcext:value-type="float">
            <text:p>0.36501404643058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983454704285" calcext:value-type="float">
            <text:p>0.423983454704285</text:p>
          </table:table-cell>
          <table:table-cell office:value-type="float" office:value="0.391754418611526" calcext:value-type="float">
            <text:p>0.391754418611526</text:p>
          </table:table-cell>
          <table:table-cell office:value-type="float" office:value="0.587221264839172" calcext:value-type="float">
            <text:p>0.587221264839172</text:p>
          </table:table-cell>
          <table:table-cell office:value-type="float" office:value="0.447567582130432" calcext:value-type="float">
            <text:p>0.44756758213043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71514678001404" calcext:value-type="float">
            <text:p>0.371514678001404</text:p>
          </table:table-cell>
          <table:table-cell office:value-type="float" office:value="0.365068227052689" calcext:value-type="float">
            <text:p>0.365068227052689</text:p>
          </table:table-cell>
          <table:table-cell office:value-type="float" office:value="0.466590940952301" calcext:value-type="float">
            <text:p>0.466590940952301</text:p>
          </table:table-cell>
          <table:table-cell office:value-type="float" office:value="0.382048815488815" calcext:value-type="float">
            <text:p>0.38204881548881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17274981737137" calcext:value-type="float">
            <text:p>0.417274981737137</text:p>
          </table:table-cell>
          <table:table-cell office:value-type="float" office:value="0.405296176671982" calcext:value-type="float">
            <text:p>0.405296176671982</text:p>
          </table:table-cell>
          <table:table-cell office:value-type="float" office:value="0.380428224802017" calcext:value-type="float">
            <text:p>0.380428224802017</text:p>
          </table:table-cell>
          <table:table-cell office:value-type="float" office:value="0.457808464765549" calcext:value-type="float">
            <text:p>0.45780846476554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48773860931397" calcext:value-type="float">
            <text:p>0.448773860931397</text:p>
          </table:table-cell>
          <table:table-cell office:value-type="float" office:value="0.505593359470367" calcext:value-type="float">
            <text:p>0.505593359470367</text:p>
          </table:table-cell>
          <table:table-cell office:value-type="float" office:value="0.426074683666229" calcext:value-type="float">
            <text:p>0.426074683666229</text:p>
          </table:table-cell>
          <table:table-cell office:value-type="float" office:value="0.486166924238205" calcext:value-type="float">
            <text:p>0.48616692423820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7169643640518" calcext:value-type="float">
            <text:p>0.497169643640518</text:p>
          </table:table-cell>
          <table:table-cell office:value-type="float" office:value="0.526475310325623" calcext:value-type="float">
            <text:p>0.526475310325623</text:p>
          </table:table-cell>
          <table:table-cell office:value-type="float" office:value="0.485526472330093" calcext:value-type="float">
            <text:p>0.485526472330093</text:p>
          </table:table-cell>
          <table:table-cell office:value-type="float" office:value="0.508614182472229" calcext:value-type="float">
            <text:p>0.50861418247222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666691660881" calcext:value-type="float">
            <text:p>0.45666691660881</text:p>
          </table:table-cell>
          <table:table-cell office:value-type="float" office:value="0.410262078046799" calcext:value-type="float">
            <text:p>0.410262078046799</text:p>
          </table:table-cell>
          <table:table-cell office:value-type="float" office:value="0.472484529018402" calcext:value-type="float">
            <text:p>0.472484529018402</text:p>
          </table:table-cell>
          <table:table-cell office:value-type="float" office:value="0.467682063579559" calcext:value-type="float">
            <text:p>0.46768206357955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2769002914429" calcext:value-type="float">
            <text:p>0.492769002914429</text:p>
          </table:table-cell>
          <table:table-cell office:value-type="float" office:value="0.455690026283264" calcext:value-type="float">
            <text:p>0.455690026283264</text:p>
          </table:table-cell>
          <table:table-cell office:value-type="float" office:value="0.457357496023178" calcext:value-type="float">
            <text:p>0.457357496023178</text:p>
          </table:table-cell>
          <table:table-cell office:value-type="float" office:value="0.401205152273178" calcext:value-type="float">
            <text:p>0.40120515227317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05737388134" calcext:value-type="float">
            <text:p>0.3605737388134</text:p>
          </table:table-cell>
          <table:table-cell office:value-type="float" office:value="0.3325115442276" calcext:value-type="float">
            <text:p>0.3325115442276</text:p>
          </table:table-cell>
          <table:table-cell office:value-type="float" office:value="0.391569077968597" calcext:value-type="float">
            <text:p>0.391569077968597</text:p>
          </table:table-cell>
          <table:table-cell office:value-type="float" office:value="0.36231517791748" calcext:value-type="float">
            <text:p>0.362315177917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55637037754059" calcext:value-type="float">
            <text:p>0.455637037754059</text:p>
          </table:table-cell>
          <table:table-cell office:value-type="float" office:value="0.379253625869751" calcext:value-type="float">
            <text:p>0.379253625869751</text:p>
          </table:table-cell>
          <table:table-cell office:value-type="float" office:value="0.454785138368607" calcext:value-type="float">
            <text:p>0.454785138368607</text:p>
          </table:table-cell>
          <table:table-cell office:value-type="float" office:value="0.410828143358231" calcext:value-type="float">
            <text:p>0.41082814335823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7165421247482" calcext:value-type="float">
            <text:p>0.487165421247482</text:p>
          </table:table-cell>
          <table:table-cell office:value-type="float" office:value="0.427279055118561" calcext:value-type="float">
            <text:p>0.427279055118561</text:p>
          </table:table-cell>
          <table:table-cell office:value-type="float" office:value="0.538188695907593" calcext:value-type="float">
            <text:p>0.538188695907593</text:p>
          </table:table-cell>
          <table:table-cell office:value-type="float" office:value="0.466692924499512" calcext:value-type="float">
            <text:p>0.46669292449951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9674266576767" calcext:value-type="float">
            <text:p>0.399674266576767</text:p>
          </table:table-cell>
          <table:table-cell office:value-type="float" office:value="0.354219496250153" calcext:value-type="float">
            <text:p>0.354219496250153</text:p>
          </table:table-cell>
          <table:table-cell office:value-type="float" office:value="0.436215132474899" calcext:value-type="float">
            <text:p>0.436215132474899</text:p>
          </table:table-cell>
          <table:table-cell office:value-type="float" office:value="0.371786206960678" calcext:value-type="float">
            <text:p>0.37178620696067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40210825204849" calcext:value-type="float">
            <text:p>0.340210825204849</text:p>
          </table:table-cell>
          <table:table-cell office:value-type="float" office:value="0.318202346563339" calcext:value-type="float">
            <text:p>0.318202346563339</text:p>
          </table:table-cell>
          <table:table-cell office:value-type="float" office:value="0.364853650331497" calcext:value-type="float">
            <text:p>0.364853650331497</text:p>
          </table:table-cell>
          <table:table-cell office:value-type="float" office:value="0.35006782412529" calcext:value-type="float">
            <text:p>0.3500678241252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22567760944366" calcext:value-type="float">
            <text:p>0.322567760944366</text:p>
          </table:table-cell>
          <table:table-cell office:value-type="float" office:value="0.330422699451447" calcext:value-type="float">
            <text:p>0.330422699451447</text:p>
          </table:table-cell>
          <table:table-cell office:value-type="float" office:value="0.353941738605499" calcext:value-type="float">
            <text:p>0.353941738605499</text:p>
          </table:table-cell>
          <table:table-cell office:value-type="float" office:value="0.340311825275421" calcext:value-type="float">
            <text:p>0.3403118252754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59943419694901" calcext:value-type="float">
            <text:p>0.359943419694901</text:p>
          </table:table-cell>
          <table:table-cell office:value-type="float" office:value="0.390915960073471" calcext:value-type="float">
            <text:p>0.390915960073471</text:p>
          </table:table-cell>
          <table:table-cell office:value-type="float" office:value="0.400928437709808" calcext:value-type="float">
            <text:p>0.400928437709808</text:p>
          </table:table-cell>
          <table:table-cell office:value-type="float" office:value="0.382441192865372" calcext:value-type="float">
            <text:p>0.38244119286537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44309121370316" calcext:value-type="float">
            <text:p>0.344309121370316</text:p>
          </table:table-cell>
          <table:table-cell office:value-type="float" office:value="0.315209478139877" calcext:value-type="float">
            <text:p>0.315209478139877</text:p>
          </table:table-cell>
          <table:table-cell office:value-type="float" office:value="0.378219902515411" calcext:value-type="float">
            <text:p>0.378219902515411</text:p>
          </table:table-cell>
          <table:table-cell office:value-type="float" office:value="0.333672523498535" calcext:value-type="float">
            <text:p>0.33367252349853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59092086553574" calcext:value-type="float">
            <text:p>0.359092086553574</text:p>
          </table:table-cell>
          <table:table-cell office:value-type="float" office:value="0.309533834457397" calcext:value-type="float">
            <text:p>0.309533834457397</text:p>
          </table:table-cell>
          <table:table-cell office:value-type="float" office:value="0.385100722312927" calcext:value-type="float">
            <text:p>0.385100722312927</text:p>
          </table:table-cell>
          <table:table-cell office:value-type="float" office:value="0.375721096992493" calcext:value-type="float">
            <text:p>0.37572109699249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725449681282" calcext:value-type="float">
            <text:p>0.39725449681282</text:p>
          </table:table-cell>
          <table:table-cell office:value-type="float" office:value="0.334361046552658" calcext:value-type="float">
            <text:p>0.334361046552658</text:p>
          </table:table-cell>
          <table:table-cell office:value-type="float" office:value="0.430282264947891" calcext:value-type="float">
            <text:p>0.430282264947891</text:p>
          </table:table-cell>
          <table:table-cell office:value-type="float" office:value="0.401246786117554" calcext:value-type="float">
            <text:p>0.40124678611755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38115417957306" calcext:value-type="float">
            <text:p>0.438115417957306</text:p>
          </table:table-cell>
          <table:table-cell office:value-type="float" office:value="0.338832288980484" calcext:value-type="float">
            <text:p>0.338832288980484</text:p>
          </table:table-cell>
          <table:table-cell office:value-type="float" office:value="0.471202254295349" calcext:value-type="float">
            <text:p>0.471202254295349</text:p>
          </table:table-cell>
          <table:table-cell office:value-type="float" office:value="0.456973522901535" calcext:value-type="float">
            <text:p>0.45697352290153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966365814209" calcext:value-type="float">
            <text:p>0.42966365814209</text:p>
          </table:table-cell>
          <table:table-cell office:value-type="float" office:value="0.350937604904175" calcext:value-type="float">
            <text:p>0.350937604904175</text:p>
          </table:table-cell>
          <table:table-cell office:value-type="float" office:value="0.502168774604797" calcext:value-type="float">
            <text:p>0.502168774604797</text:p>
          </table:table-cell>
          <table:table-cell office:value-type="float" office:value="0.529413104057312" calcext:value-type="float">
            <text:p>0.5294131040573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61009204387665" calcext:value-type="float">
            <text:p>0.461009204387665</text:p>
          </table:table-cell>
          <table:table-cell office:value-type="float" office:value="0.383390158414841" calcext:value-type="float">
            <text:p>0.383390158414841</text:p>
          </table:table-cell>
          <table:table-cell office:value-type="float" office:value="0.546288251876831" calcext:value-type="float">
            <text:p>0.546288251876831</text:p>
          </table:table-cell>
          <table:table-cell office:value-type="float" office:value="0.618982374668121" calcext:value-type="float">
            <text:p>0.61898237466812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55979055166244" calcext:value-type="float">
            <text:p>0.355979055166244</text:p>
          </table:table-cell>
          <table:table-cell office:value-type="float" office:value="0.353420317173004" calcext:value-type="float">
            <text:p>0.353420317173004</text:p>
          </table:table-cell>
          <table:table-cell office:value-type="float" office:value="0.424318641424179" calcext:value-type="float">
            <text:p>0.424318641424179</text:p>
          </table:table-cell>
          <table:table-cell office:value-type="float" office:value="0.431897699832916" calcext:value-type="float">
            <text:p>0.43189769983291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41235309839249" calcext:value-type="float">
            <text:p>0.341235309839249</text:p>
          </table:table-cell>
          <table:table-cell office:value-type="float" office:value="0.33245986700058" calcext:value-type="float">
            <text:p>0.33245986700058</text:p>
          </table:table-cell>
          <table:table-cell office:value-type="float" office:value="0.358504623174667" calcext:value-type="float">
            <text:p>0.358504623174667</text:p>
          </table:table-cell>
          <table:table-cell office:value-type="float" office:value="0.377780437469482" calcext:value-type="float">
            <text:p>0.37778043746948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54736387729645" calcext:value-type="float">
            <text:p>0.354736387729645</text:p>
          </table:table-cell>
          <table:table-cell office:value-type="float" office:value="0.346079677343369" calcext:value-type="float">
            <text:p>0.346079677343369</text:p>
          </table:table-cell>
          <table:table-cell office:value-type="float" office:value="0.356720119714737" calcext:value-type="float">
            <text:p>0.356720119714737</text:p>
          </table:table-cell>
          <table:table-cell office:value-type="float" office:value="0.395197063684464" calcext:value-type="float">
            <text:p>0.3951970636844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78092563152313" calcext:value-type="float">
            <text:p>0.278092563152313</text:p>
          </table:table-cell>
          <table:table-cell office:value-type="float" office:value="0.281664878129959" calcext:value-type="float">
            <text:p>0.281664878129959</text:p>
          </table:table-cell>
          <table:table-cell office:value-type="float" office:value="0.281754285097122" calcext:value-type="float">
            <text:p>0.281754285097122</text:p>
          </table:table-cell>
          <table:table-cell office:value-type="float" office:value="0.305737107992172" calcext:value-type="float">
            <text:p>0.30573710799217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6611250638962" calcext:value-type="float">
            <text:p>0.326611250638962</text:p>
          </table:table-cell>
          <table:table-cell office:value-type="float" office:value="0.315245121717453" calcext:value-type="float">
            <text:p>0.315245121717453</text:p>
          </table:table-cell>
          <table:table-cell office:value-type="float" office:value="0.322750300168991" calcext:value-type="float">
            <text:p>0.322750300168991</text:p>
          </table:table-cell>
          <table:table-cell office:value-type="float" office:value="0.329707652330399" calcext:value-type="float">
            <text:p>0.3297076523303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50244730710983" calcext:value-type="float">
            <text:p>0.350244730710983</text:p>
          </table:table-cell>
          <table:table-cell office:value-type="float" office:value="0.33364263176918" calcext:value-type="float">
            <text:p>0.33364263176918</text:p>
          </table:table-cell>
          <table:table-cell office:value-type="float" office:value="0.325755059719086" calcext:value-type="float">
            <text:p>0.325755059719086</text:p>
          </table:table-cell>
          <table:table-cell office:value-type="float" office:value="0.35208261013031" calcext:value-type="float">
            <text:p>0.3520826101303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53168874979019" calcext:value-type="float">
            <text:p>0.353168874979019</text:p>
          </table:table-cell>
          <table:table-cell office:value-type="float" office:value="0.352131754159927" calcext:value-type="float">
            <text:p>0.352131754159927</text:p>
          </table:table-cell>
          <table:table-cell office:value-type="float" office:value="0.357459992170334" calcext:value-type="float">
            <text:p>0.357459992170334</text:p>
          </table:table-cell>
          <table:table-cell office:value-type="float" office:value="0.404785126447678" calcext:value-type="float">
            <text:p>0.40478512644767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04896795749664" calcext:value-type="float">
            <text:p>0.404896795749664</text:p>
          </table:table-cell>
          <table:table-cell office:value-type="float" office:value="0.401603102684021" calcext:value-type="float">
            <text:p>0.401603102684021</text:p>
          </table:table-cell>
          <table:table-cell office:value-type="float" office:value="0.405647307634354" calcext:value-type="float">
            <text:p>0.405647307634354</text:p>
          </table:table-cell>
          <table:table-cell office:value-type="float" office:value="0.453658610582352" calcext:value-type="float">
            <text:p>0.45365861058235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08994400501251" calcext:value-type="float">
            <text:p>0.508994400501251</text:p>
          </table:table-cell>
          <table:table-cell office:value-type="float" office:value="0.458937138319016" calcext:value-type="float">
            <text:p>0.458937138319016</text:p>
          </table:table-cell>
          <table:table-cell office:value-type="float" office:value="0.498970866203308" calcext:value-type="float">
            <text:p>0.498970866203308</text:p>
          </table:table-cell>
          <table:table-cell office:value-type="float" office:value="0.595847487449646" calcext:value-type="float">
            <text:p>0.59584748744964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385105073452" calcext:value-type="float">
            <text:p>0.4385105073452</text:p>
          </table:table-cell>
          <table:table-cell office:value-type="float" office:value="0.420984625816345" calcext:value-type="float">
            <text:p>0.420984625816345</text:p>
          </table:table-cell>
          <table:table-cell office:value-type="float" office:value="0.538082242012024" calcext:value-type="float">
            <text:p>0.538082242012024</text:p>
          </table:table-cell>
          <table:table-cell office:value-type="float" office:value="0.508724808692932" calcext:value-type="float">
            <text:p>0.50872480869293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7029846906662" calcext:value-type="float">
            <text:p>0.397029846906662</text:p>
          </table:table-cell>
          <table:table-cell office:value-type="float" office:value="0.446014165878296" calcext:value-type="float">
            <text:p>0.446014165878296</text:p>
          </table:table-cell>
          <table:table-cell office:value-type="float" office:value="0.539074957370758" calcext:value-type="float">
            <text:p>0.539074957370758</text:p>
          </table:table-cell>
          <table:table-cell office:value-type="float" office:value="0.615342497825623" calcext:value-type="float">
            <text:p>0.6153424978256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8581017255783" calcext:value-type="float">
            <text:p>0.378581017255783</text:p>
          </table:table-cell>
          <table:table-cell office:value-type="float" office:value="0.390712082386017" calcext:value-type="float">
            <text:p>0.390712082386017</text:p>
          </table:table-cell>
          <table:table-cell office:value-type="float" office:value="0.458002507686615" calcext:value-type="float">
            <text:p>0.458002507686615</text:p>
          </table:table-cell>
          <table:table-cell office:value-type="float" office:value="0.397878140211105" calcext:value-type="float">
            <text:p>0.39787814021110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5625919103622" calcext:value-type="float">
            <text:p>0.395625919103622</text:p>
          </table:table-cell>
          <table:table-cell office:value-type="float" office:value="0.344239473342895" calcext:value-type="float">
            <text:p>0.344239473342895</text:p>
          </table:table-cell>
          <table:table-cell office:value-type="float" office:value="0.423184394836426" calcext:value-type="float">
            <text:p>0.423184394836426</text:p>
          </table:table-cell>
          <table:table-cell office:value-type="float" office:value="0.356288313865662" calcext:value-type="float">
            <text:p>0.35628831386566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45856183767319" calcext:value-type="float">
            <text:p>0.445856183767319</text:p>
          </table:table-cell>
          <table:table-cell office:value-type="float" office:value="0.40743088722229" calcext:value-type="float">
            <text:p>0.40743088722229</text:p>
          </table:table-cell>
          <table:table-cell office:value-type="float" office:value="0.461690366268158" calcext:value-type="float">
            <text:p>0.461690366268158</text:p>
          </table:table-cell>
          <table:table-cell office:value-type="float" office:value="0.42699334025383" calcext:value-type="float">
            <text:p>0.4269933402538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57032924890518" calcext:value-type="float">
            <text:p>0.357032924890518</text:p>
          </table:table-cell>
          <table:table-cell office:value-type="float" office:value="0.37669375538826" calcext:value-type="float">
            <text:p>0.37669375538826</text:p>
          </table:table-cell>
          <table:table-cell office:value-type="float" office:value="0.365253806114197" calcext:value-type="float">
            <text:p>0.365253806114197</text:p>
          </table:table-cell>
          <table:table-cell office:value-type="float" office:value="0.364313721656799" calcext:value-type="float">
            <text:p>0.36431372165679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42048078775406" calcext:value-type="float">
            <text:p>0.342048078775406</text:p>
          </table:table-cell>
          <table:table-cell office:value-type="float" office:value="0.368159174919128" calcext:value-type="float">
            <text:p>0.368159174919128</text:p>
          </table:table-cell>
          <table:table-cell office:value-type="float" office:value="0.345562636852264" calcext:value-type="float">
            <text:p>0.345562636852264</text:p>
          </table:table-cell>
          <table:table-cell office:value-type="float" office:value="0.348314881324768" calcext:value-type="float">
            <text:p>0.348314881324768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5867474079132" calcext:value-type="float">
            <text:p>0.325867474079132</text:p>
          </table:table-cell>
          <table:table-cell office:value-type="float" office:value="0.326100140810013" calcext:value-type="float">
            <text:p>0.326100140810013</text:p>
          </table:table-cell>
          <table:table-cell office:value-type="float" office:value="0.329970717430115" calcext:value-type="float">
            <text:p>0.329970717430115</text:p>
          </table:table-cell>
          <table:table-cell office:value-type="float" office:value="0.325800210237503" calcext:value-type="float">
            <text:p>0.32580021023750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42335253953934" calcext:value-type="float">
            <text:p>0.342335253953934</text:p>
          </table:table-cell>
          <table:table-cell office:value-type="float" office:value="0.348363548517227" calcext:value-type="float">
            <text:p>0.348363548517227</text:p>
          </table:table-cell>
          <table:table-cell office:value-type="float" office:value="0.346934914588928" calcext:value-type="float">
            <text:p>0.346934914588928</text:p>
          </table:table-cell>
          <table:table-cell office:value-type="float" office:value="0.349649667739868" calcext:value-type="float">
            <text:p>0.34964966773986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95195889473" calcext:value-type="float">
            <text:p>0.33095195889473</text:p>
          </table:table-cell>
          <table:table-cell office:value-type="float" office:value="0.351445704698563" calcext:value-type="float">
            <text:p>0.351445704698563</text:p>
          </table:table-cell>
          <table:table-cell office:value-type="float" office:value="0.348351061344147" calcext:value-type="float">
            <text:p>0.348351061344147</text:p>
          </table:table-cell>
          <table:table-cell office:value-type="float" office:value="0.334538698196411" calcext:value-type="float">
            <text:p>0.33453869819641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952197432518" calcext:value-type="float">
            <text:p>0.33952197432518</text:p>
          </table:table-cell>
          <table:table-cell office:value-type="float" office:value="0.343513309955597" calcext:value-type="float">
            <text:p>0.343513309955597</text:p>
          </table:table-cell>
          <table:table-cell office:value-type="float" office:value="0.30052387714386" calcext:value-type="float">
            <text:p>0.30052387714386</text:p>
          </table:table-cell>
          <table:table-cell office:value-type="float" office:value="0.322292387485504" calcext:value-type="float">
            <text:p>0.32229238748550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2415908575058" calcext:value-type="float">
            <text:p>0.332415908575058</text:p>
          </table:table-cell>
          <table:table-cell office:value-type="float" office:value="0.307684928178787" calcext:value-type="float">
            <text:p>0.307684928178787</text:p>
          </table:table-cell>
          <table:table-cell office:value-type="float" office:value="0.293135732412338" calcext:value-type="float">
            <text:p>0.293135732412338</text:p>
          </table:table-cell>
          <table:table-cell office:value-type="float" office:value="0.302003622055054" calcext:value-type="float">
            <text:p>0.30200362205505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9940539598465" calcext:value-type="float">
            <text:p>0.29940539598465</text:p>
          </table:table-cell>
          <table:table-cell office:value-type="float" office:value="0.312117576599121" calcext:value-type="float">
            <text:p>0.312117576599121</text:p>
          </table:table-cell>
          <table:table-cell office:value-type="float" office:value="0.304762542247772" calcext:value-type="float">
            <text:p>0.304762542247772</text:p>
          </table:table-cell>
          <table:table-cell office:value-type="float" office:value="0.31024631857872" calcext:value-type="float">
            <text:p>0.3102463185787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1735739707947" calcext:value-type="float">
            <text:p>0.321735739707947</text:p>
          </table:table-cell>
          <table:table-cell office:value-type="float" office:value="0.293819338083267" calcext:value-type="float">
            <text:p>0.293819338083267</text:p>
          </table:table-cell>
          <table:table-cell office:value-type="float" office:value="0.295908510684967" calcext:value-type="float">
            <text:p>0.295908510684967</text:p>
          </table:table-cell>
          <table:table-cell office:value-type="float" office:value="0.302973508834839" calcext:value-type="float">
            <text:p>0.30297350883483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22861313819885" calcext:value-type="float">
            <text:p>0.322861313819885</text:p>
          </table:table-cell>
          <table:table-cell office:value-type="float" office:value="0.292378127574921" calcext:value-type="float">
            <text:p>0.292378127574921</text:p>
          </table:table-cell>
          <table:table-cell office:value-type="float" office:value="0.306850612163544" calcext:value-type="float">
            <text:p>0.306850612163544</text:p>
          </table:table-cell>
          <table:table-cell office:value-type="float" office:value="0.301569551229477" calcext:value-type="float">
            <text:p>0.30156955122947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3122203350067" calcext:value-type="float">
            <text:p>0.323122203350067</text:p>
          </table:table-cell>
          <table:table-cell office:value-type="float" office:value="0.303990632295609" calcext:value-type="float">
            <text:p>0.303990632295609</text:p>
          </table:table-cell>
          <table:table-cell office:value-type="float" office:value="0.329015910625458" calcext:value-type="float">
            <text:p>0.329015910625458</text:p>
          </table:table-cell>
          <table:table-cell office:value-type="float" office:value="0.321639716625214" calcext:value-type="float">
            <text:p>0.32163971662521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830935716629" calcext:value-type="float">
            <text:p>0.32830935716629</text:p>
          </table:table-cell>
          <table:table-cell office:value-type="float" office:value="0.306206256151199" calcext:value-type="float">
            <text:p>0.306206256151199</text:p>
          </table:table-cell>
          <table:table-cell office:value-type="float" office:value="0.327763587236404" calcext:value-type="float">
            <text:p>0.327763587236404</text:p>
          </table:table-cell>
          <table:table-cell office:value-type="float" office:value="0.335203588008881" calcext:value-type="float">
            <text:p>0.33520358800888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58104854822159" calcext:value-type="float">
            <text:p>0.358104854822159</text:p>
          </table:table-cell>
          <table:table-cell office:value-type="float" office:value="0.298140078783035" calcext:value-type="float">
            <text:p>0.298140078783035</text:p>
          </table:table-cell>
          <table:table-cell office:value-type="float" office:value="0.312202453613281" calcext:value-type="float">
            <text:p>0.312202453613281</text:p>
          </table:table-cell>
          <table:table-cell office:value-type="float" office:value="0.321940809488297" calcext:value-type="float">
            <text:p>0.32194080948829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0722373723984" calcext:value-type="float">
            <text:p>0.380722373723984</text:p>
          </table:table-cell>
          <table:table-cell office:value-type="float" office:value="0.308880597352982" calcext:value-type="float">
            <text:p>0.308880597352982</text:p>
          </table:table-cell>
          <table:table-cell office:value-type="float" office:value="0.349222391843796" calcext:value-type="float">
            <text:p>0.349222391843796</text:p>
          </table:table-cell>
          <table:table-cell office:value-type="float" office:value="0.333058625459671" calcext:value-type="float">
            <text:p>0.33305862545967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7834647893906" calcext:value-type="float">
            <text:p>0.377834647893906</text:p>
          </table:table-cell>
          <table:table-cell office:value-type="float" office:value="0.339363306760788" calcext:value-type="float">
            <text:p>0.339363306760788</text:p>
          </table:table-cell>
          <table:table-cell office:value-type="float" office:value="0.361535996198654" calcext:value-type="float">
            <text:p>0.361535996198654</text:p>
          </table:table-cell>
          <table:table-cell office:value-type="float" office:value="0.363203704357147" calcext:value-type="float">
            <text:p>0.36320370435714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4718444943428" calcext:value-type="float">
            <text:p>0.34718444943428</text:p>
          </table:table-cell>
          <table:table-cell office:value-type="float" office:value="0.322225153446197" calcext:value-type="float">
            <text:p>0.322225153446197</text:p>
          </table:table-cell>
          <table:table-cell office:value-type="float" office:value="0.362247735261917" calcext:value-type="float">
            <text:p>0.362247735261917</text:p>
          </table:table-cell>
          <table:table-cell office:value-type="float" office:value="0.367282509803772" calcext:value-type="float">
            <text:p>0.36728250980377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62386882305145" calcext:value-type="float">
            <text:p>0.362386882305145</text:p>
          </table:table-cell>
          <table:table-cell office:value-type="float" office:value="0.351512163877487" calcext:value-type="float">
            <text:p>0.351512163877487</text:p>
          </table:table-cell>
          <table:table-cell office:value-type="float" office:value="0.394118070602417" calcext:value-type="float">
            <text:p>0.394118070602417</text:p>
          </table:table-cell>
          <table:table-cell office:value-type="float" office:value="0.3564832508564" calcext:value-type="float">
            <text:p>0.356483250856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53326851129532" calcext:value-type="float">
            <text:p>0.453326851129532</text:p>
          </table:table-cell>
          <table:table-cell office:value-type="float" office:value="0.447693258523941" calcext:value-type="float">
            <text:p>0.447693258523941</text:p>
          </table:table-cell>
          <table:table-cell office:value-type="float" office:value="0.535579383373261" calcext:value-type="float">
            <text:p>0.535579383373261</text:p>
          </table:table-cell>
          <table:table-cell office:value-type="float" office:value="0.455874353647232" calcext:value-type="float">
            <text:p>0.45587435364723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04285395145416" calcext:value-type="float">
            <text:p>0.504285395145416</text:p>
          </table:table-cell>
          <table:table-cell office:value-type="float" office:value="0.462094217538834" calcext:value-type="float">
            <text:p>0.462094217538834</text:p>
          </table:table-cell>
          <table:table-cell office:value-type="float" office:value="0.5216516" calcext:value-type="float">
            <text:p>0.5216516</text:p>
          </table:table-cell>
          <table:table-cell office:value-type="float" office:value="0.567067325115204" calcext:value-type="float">
            <text:p>0.56706732511520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9048838019371" calcext:value-type="float">
            <text:p>0.49048838019371</text:p>
          </table:table-cell>
          <table:table-cell office:value-type="float" office:value="0.424473345279694" calcext:value-type="float">
            <text:p>0.424473345279694</text:p>
          </table:table-cell>
          <table:table-cell office:value-type="float" office:value="0.61651165" calcext:value-type="float">
            <text:p>0.61651165</text:p>
          </table:table-cell>
          <table:table-cell office:value-type="float" office:value="0.527122795581818" calcext:value-type="float">
            <text:p>0.52712279558181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58461129665375" calcext:value-type="float">
            <text:p>0.558461129665375</text:p>
          </table:table-cell>
          <table:table-cell office:value-type="float" office:value="0.500052928924561" calcext:value-type="float">
            <text:p>0.500052928924561</text:p>
          </table:table-cell>
          <table:table-cell office:value-type="float" office:value="0.5484916321" calcext:value-type="float">
            <text:p>0.5484916321</text:p>
          </table:table-cell>
          <table:table-cell office:value-type="float" office:value="0.557975351810455" calcext:value-type="float">
            <text:p>0.55797535181045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86691117286682" calcext:value-type="float">
            <text:p>0.486691117286682</text:p>
          </table:table-cell>
          <table:table-cell office:value-type="float" office:value="0.463826537132263" calcext:value-type="float">
            <text:p>0.463826537132263</text:p>
          </table:table-cell>
          <table:table-cell office:value-type="float" office:value="0.6132165416" calcext:value-type="float">
            <text:p>0.6132165416</text:p>
          </table:table-cell>
          <table:table-cell office:value-type="float" office:value="0.449838191270828" calcext:value-type="float">
            <text:p>0.44983819127082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52621549367905" calcext:value-type="float">
            <text:p>0.452621549367905</text:p>
          </table:table-cell>
          <table:table-cell office:value-type="float" office:value="0.405401200056076" calcext:value-type="float">
            <text:p>0.405401200056076</text:p>
          </table:table-cell>
          <table:table-cell office:value-type="float" office:value="0.558609783649445" calcext:value-type="float">
            <text:p>0.558609783649445</text:p>
          </table:table-cell>
          <table:table-cell office:value-type="float" office:value="0.430507302284241" calcext:value-type="float">
            <text:p>0.43050730228424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9032274484634" calcext:value-type="float">
            <text:p>0.389032274484634</text:p>
          </table:table-cell>
          <table:table-cell office:value-type="float" office:value="0.355357617139816" calcext:value-type="float">
            <text:p>0.355357617139816</text:p>
          </table:table-cell>
          <table:table-cell office:value-type="float" office:value="0.442543357610703" calcext:value-type="float">
            <text:p>0.442543357610703</text:p>
          </table:table-cell>
          <table:table-cell office:value-type="float" office:value="0.400421887636185" calcext:value-type="float">
            <text:p>0.40042188763618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30149167776108" calcext:value-type="float">
            <text:p>0.430149167776108</text:p>
          </table:table-cell>
          <table:table-cell office:value-type="float" office:value="0.328154414892197" calcext:value-type="float">
            <text:p>0.328154414892197</text:p>
          </table:table-cell>
          <table:table-cell office:value-type="float" office:value="0.317934334278107" calcext:value-type="float">
            <text:p>0.317934334278107</text:p>
          </table:table-cell>
          <table:table-cell office:value-type="float" office:value="0.314729124307632" calcext:value-type="float">
            <text:p>0.31472912430763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2167227268219" calcext:value-type="float">
            <text:p>0.312167227268219</text:p>
          </table:table-cell>
          <table:table-cell office:value-type="float" office:value="0.310661137104034" calcext:value-type="float">
            <text:p>0.310661137104034</text:p>
          </table:table-cell>
          <table:table-cell office:value-type="float" office:value="0.303240984678268" calcext:value-type="float">
            <text:p>0.303240984678268</text:p>
          </table:table-cell>
          <table:table-cell office:value-type="float" office:value="0.314892381429672" calcext:value-type="float">
            <text:p>0.31489238142967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97064661979675" calcext:value-type="float">
            <text:p>0.297064661979675</text:p>
          </table:table-cell>
          <table:table-cell office:value-type="float" office:value="0.290254771709442" calcext:value-type="float">
            <text:p>0.290254771709442</text:p>
          </table:table-cell>
          <table:table-cell office:value-type="float" office:value="0.285953342914581" calcext:value-type="float">
            <text:p>0.285953342914581</text:p>
          </table:table-cell>
          <table:table-cell office:value-type="float" office:value="0.316068589687347" calcext:value-type="float">
            <text:p>0.316068589687347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8717577457428" calcext:value-type="float">
            <text:p>0.278717577457428</text:p>
          </table:table-cell>
          <table:table-cell office:value-type="float" office:value="0.262489020824432" calcext:value-type="float">
            <text:p>0.262489020824432</text:p>
          </table:table-cell>
          <table:table-cell office:value-type="float" office:value="0.283789932727814" calcext:value-type="float">
            <text:p>0.283789932727814</text:p>
          </table:table-cell>
          <table:table-cell office:value-type="float" office:value="0.295020312070847" calcext:value-type="float">
            <text:p>0.29502031207084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95965105295181" calcext:value-type="float">
            <text:p>0.295965105295181</text:p>
          </table:table-cell>
          <table:table-cell office:value-type="float" office:value="0.281674146652222" calcext:value-type="float">
            <text:p>0.281674146652222</text:p>
          </table:table-cell>
          <table:table-cell office:value-type="float" office:value="0.33310666680336" calcext:value-type="float">
            <text:p>0.33310666680336</text:p>
          </table:table-cell>
          <table:table-cell office:value-type="float" office:value="0.325077533721924" calcext:value-type="float">
            <text:p>0.32507753372192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06288838386536" calcext:value-type="float">
            <text:p>0.306288838386536</text:p>
          </table:table-cell>
          <table:table-cell office:value-type="float" office:value="0.305488973855972" calcext:value-type="float">
            <text:p>0.305488973855972</text:p>
          </table:table-cell>
          <table:table-cell office:value-type="float" office:value="0.372582018375397" calcext:value-type="float">
            <text:p>0.372582018375397</text:p>
          </table:table-cell>
          <table:table-cell office:value-type="float" office:value="0.329805016517639" calcext:value-type="float">
            <text:p>0.32980501651763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20004791021347" calcext:value-type="float">
            <text:p>0.320004791021347</text:p>
          </table:table-cell>
          <table:table-cell office:value-type="float" office:value="0.328121423721313" calcext:value-type="float">
            <text:p>0.328121423721313</text:p>
          </table:table-cell>
          <table:table-cell office:value-type="float" office:value="0.388738423585892" calcext:value-type="float">
            <text:p>0.388738423585892</text:p>
          </table:table-cell>
          <table:table-cell office:value-type="float" office:value="0.315025418996811" calcext:value-type="float">
            <text:p>0.31502541899681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00714999437332" calcext:value-type="float">
            <text:p>0.300714999437332</text:p>
          </table:table-cell>
          <table:table-cell office:value-type="float" office:value="0.30025976896286" calcext:value-type="float">
            <text:p>0.30025976896286</text:p>
          </table:table-cell>
          <table:table-cell office:value-type="float" office:value="0.377096354961395" calcext:value-type="float">
            <text:p>0.377096354961395</text:p>
          </table:table-cell>
          <table:table-cell office:value-type="float" office:value="0.294185847043991" calcext:value-type="float">
            <text:p>0.29418584704399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37046325206757" calcext:value-type="float">
            <text:p>0.337046325206757</text:p>
          </table:table-cell>
          <table:table-cell office:value-type="float" office:value="0.322801649570465" calcext:value-type="float">
            <text:p>0.322801649570465</text:p>
          </table:table-cell>
          <table:table-cell office:value-type="float" office:value="0.349019974470139" calcext:value-type="float">
            <text:p>0.349019974470139</text:p>
          </table:table-cell>
          <table:table-cell office:value-type="float" office:value="0.337373435497284" calcext:value-type="float">
            <text:p>0.33737343549728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4263763427734" calcext:value-type="float">
            <text:p>0.374263763427734</text:p>
          </table:table-cell>
          <table:table-cell office:value-type="float" office:value="0.375693708658218" calcext:value-type="float">
            <text:p>0.375693708658218</text:p>
          </table:table-cell>
          <table:table-cell office:value-type="float" office:value="0.352215200662613" calcext:value-type="float">
            <text:p>0.352215200662613</text:p>
          </table:table-cell>
          <table:table-cell office:value-type="float" office:value="0.436409890651703" calcext:value-type="float">
            <text:p>0.43640989065170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42013448476791" calcext:value-type="float">
            <text:p>0.342013448476791</text:p>
          </table:table-cell>
          <table:table-cell office:value-type="float" office:value="0.339273929595947" calcext:value-type="float">
            <text:p>0.339273929595947</text:p>
          </table:table-cell>
          <table:table-cell office:value-type="float" office:value="0.353709518909454" calcext:value-type="float">
            <text:p>0.353709518909454</text:p>
          </table:table-cell>
          <table:table-cell office:value-type="float" office:value="0.392208188772202" calcext:value-type="float">
            <text:p>0.39220818877220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8778862953186" calcext:value-type="float">
            <text:p>0.28778862953186</text:p>
          </table:table-cell>
          <table:table-cell office:value-type="float" office:value="0.290256083011627" calcext:value-type="float">
            <text:p>0.290256083011627</text:p>
          </table:table-cell>
          <table:table-cell office:value-type="float" office:value="0.317815780639648" calcext:value-type="float">
            <text:p>0.317815780639648</text:p>
          </table:table-cell>
          <table:table-cell office:value-type="float" office:value="0.302343785762787" calcext:value-type="float">
            <text:p>0.30234378576278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99574881792068" calcext:value-type="float">
            <text:p>0.299574881792068</text:p>
          </table:table-cell>
          <table:table-cell office:value-type="float" office:value="0.29342120885849" calcext:value-type="float">
            <text:p>0.29342120885849</text:p>
          </table:table-cell>
          <table:table-cell office:value-type="float" office:value="0.297010213136673" calcext:value-type="float">
            <text:p>0.297010213136673</text:p>
          </table:table-cell>
          <table:table-cell office:value-type="float" office:value="0.325314104557037" calcext:value-type="float">
            <text:p>0.32531410455703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10732930898666" calcext:value-type="float">
            <text:p>0.310732930898666</text:p>
          </table:table-cell>
          <table:table-cell office:value-type="float" office:value="0.320273041725159" calcext:value-type="float">
            <text:p>0.320273041725159</text:p>
          </table:table-cell>
          <table:table-cell office:value-type="float" office:value="0.317281782627106" calcext:value-type="float">
            <text:p>0.317281782627106</text:p>
          </table:table-cell>
          <table:table-cell office:value-type="float" office:value="0.374007374048233" calcext:value-type="float">
            <text:p>0.37400737404823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09007883071899" calcext:value-type="float">
            <text:p>0.309007883071899</text:p>
          </table:table-cell>
          <table:table-cell office:value-type="float" office:value="0.304130464792252" calcext:value-type="float">
            <text:p>0.304130464792252</text:p>
          </table:table-cell>
          <table:table-cell office:value-type="float" office:value="0.307594329118729" calcext:value-type="float">
            <text:p>0.307594329118729</text:p>
          </table:table-cell>
          <table:table-cell office:value-type="float" office:value="0.357907235622406" calcext:value-type="float">
            <text:p>0.357907235622406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25162202119827" calcext:value-type="float">
            <text:p>0.325162202119827</text:p>
          </table:table-cell>
          <table:table-cell office:value-type="float" office:value="0.323987931013107" calcext:value-type="float">
            <text:p>0.323987931013107</text:p>
          </table:table-cell>
          <table:table-cell office:value-type="float" office:value="0.326324343681335" calcext:value-type="float">
            <text:p>0.326324343681335</text:p>
          </table:table-cell>
          <table:table-cell office:value-type="float" office:value="0.350281983613968" calcext:value-type="float">
            <text:p>0.35028198361396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01863759756088" calcext:value-type="float">
            <text:p>0.301863759756088</text:p>
          </table:table-cell>
          <table:table-cell office:value-type="float" office:value="0.320507317781448" calcext:value-type="float">
            <text:p>0.320507317781448</text:p>
          </table:table-cell>
          <table:table-cell office:value-type="float" office:value="0.326668739318848" calcext:value-type="float">
            <text:p>0.326668739318848</text:p>
          </table:table-cell>
          <table:table-cell office:value-type="float" office:value="0.329652696847916" calcext:value-type="float">
            <text:p>0.32965269684791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2858244180679" calcext:value-type="float">
            <text:p>0.322858244180679</text:p>
          </table:table-cell>
          <table:table-cell office:value-type="float" office:value="0.344301968812942" calcext:value-type="float">
            <text:p>0.344301968812942</text:p>
          </table:table-cell>
          <table:table-cell office:value-type="float" office:value="0.340774118900299" calcext:value-type="float">
            <text:p>0.340774118900299</text:p>
          </table:table-cell>
          <table:table-cell office:value-type="float" office:value="0.343991756439209" calcext:value-type="float">
            <text:p>0.34399175643920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7237340211868" calcext:value-type="float">
            <text:p>0.387237340211868</text:p>
          </table:table-cell>
          <table:table-cell office:value-type="float" office:value="0.358273237943649" calcext:value-type="float">
            <text:p>0.358273237943649</text:p>
          </table:table-cell>
          <table:table-cell office:value-type="float" office:value="0.369904726743698" calcext:value-type="float">
            <text:p>0.369904726743698</text:p>
          </table:table-cell>
          <table:table-cell office:value-type="float" office:value="0.401364773511887" calcext:value-type="float">
            <text:p>0.40136477351188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4238511323929" calcext:value-type="float">
            <text:p>0.384238511323929</text:p>
          </table:table-cell>
          <table:table-cell office:value-type="float" office:value="0.338820159435272" calcext:value-type="float">
            <text:p>0.338820159435272</text:p>
          </table:table-cell>
          <table:table-cell office:value-type="float" office:value="0.381356865167618" calcext:value-type="float">
            <text:p>0.381356865167618</text:p>
          </table:table-cell>
          <table:table-cell office:value-type="float" office:value="0.399612873792648" calcext:value-type="float">
            <text:p>0.39961287379264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21269178390503" calcext:value-type="float">
            <text:p>0.421269178390503</text:p>
          </table:table-cell>
          <table:table-cell office:value-type="float" office:value="0.367455512285233" calcext:value-type="float">
            <text:p>0.367455512285233</text:p>
          </table:table-cell>
          <table:table-cell office:value-type="float" office:value="0.498141944408417" calcext:value-type="float">
            <text:p>0.498141944408417</text:p>
          </table:table-cell>
          <table:table-cell office:value-type="float" office:value="0.45956751704216" calcext:value-type="float">
            <text:p>0.4595675170421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57546770572662" calcext:value-type="float">
            <text:p>0.457546770572662</text:p>
          </table:table-cell>
          <table:table-cell office:value-type="float" office:value="0.360224932432175" calcext:value-type="float">
            <text:p>0.360224932432175</text:p>
          </table:table-cell>
          <table:table-cell office:value-type="float" office:value="0.429033786058426" calcext:value-type="float">
            <text:p>0.429033786058426</text:p>
          </table:table-cell>
          <table:table-cell office:value-type="float" office:value="0.42708146572113" calcext:value-type="float">
            <text:p>0.4270814657211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5045459270477" calcext:value-type="float">
            <text:p>0.395045459270477</text:p>
          </table:table-cell>
          <table:table-cell office:value-type="float" office:value="0.332615315914154" calcext:value-type="float">
            <text:p>0.332615315914154</text:p>
          </table:table-cell>
          <table:table-cell office:value-type="float" office:value="0.389831304550171" calcext:value-type="float">
            <text:p>0.389831304550171</text:p>
          </table:table-cell>
          <table:table-cell office:value-type="float" office:value="0.357271105051041" calcext:value-type="float">
            <text:p>0.35727110505104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056125164032" calcext:value-type="float">
            <text:p>0.36056125164032</text:p>
          </table:table-cell>
          <table:table-cell office:value-type="float" office:value="0.363357216119766" calcext:value-type="float">
            <text:p>0.363357216119766</text:p>
          </table:table-cell>
          <table:table-cell office:value-type="float" office:value="0.364765971899033" calcext:value-type="float">
            <text:p>0.364765971899033</text:p>
          </table:table-cell>
          <table:table-cell office:value-type="float" office:value="0.372240215539932" calcext:value-type="float">
            <text:p>0.37224021553993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21382993459702" calcext:value-type="float">
            <text:p>0.421382993459702</text:p>
          </table:table-cell>
          <table:table-cell office:value-type="float" office:value="0.416222214698792" calcext:value-type="float">
            <text:p>0.416222214698792</text:p>
          </table:table-cell>
          <table:table-cell office:value-type="float" office:value="0.43408265709877" calcext:value-type="float">
            <text:p>0.43408265709877</text:p>
          </table:table-cell>
          <table:table-cell office:value-type="float" office:value="0.448689788579941" calcext:value-type="float">
            <text:p>0.44868978857994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2420021295547" calcext:value-type="float">
            <text:p>0.332420021295547</text:p>
          </table:table-cell>
          <table:table-cell office:value-type="float" office:value="0.310079455375671" calcext:value-type="float">
            <text:p>0.310079455375671</text:p>
          </table:table-cell>
          <table:table-cell office:value-type="float" office:value="0.360215425491333" calcext:value-type="float">
            <text:p>0.360215425491333</text:p>
          </table:table-cell>
          <table:table-cell office:value-type="float" office:value="0.353385329246521" calcext:value-type="float">
            <text:p>0.35338532924652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43426704406738" calcext:value-type="float">
            <text:p>0.343426704406738</text:p>
          </table:table-cell>
          <table:table-cell office:value-type="float" office:value="0.305314719676971" calcext:value-type="float">
            <text:p>0.305314719676971</text:p>
          </table:table-cell>
          <table:table-cell office:value-type="float" office:value="0.348548263311386" calcext:value-type="float">
            <text:p>0.348548263311386</text:p>
          </table:table-cell>
          <table:table-cell office:value-type="float" office:value="0.335795909166336" calcext:value-type="float">
            <text:p>0.33579590916633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9250228404999" calcext:value-type="float">
            <text:p>0.379250228404999</text:p>
          </table:table-cell>
          <table:table-cell office:value-type="float" office:value="0.287730395793915" calcext:value-type="float">
            <text:p>0.287730395793915</text:p>
          </table:table-cell>
          <table:table-cell office:value-type="float" office:value="0.345631271600723" calcext:value-type="float">
            <text:p>0.345631271600723</text:p>
          </table:table-cell>
          <table:table-cell office:value-type="float" office:value="0.321346759796143" calcext:value-type="float">
            <text:p>0.32134675979614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05845469236374" calcext:value-type="float">
            <text:p>0.305845469236374</text:p>
          </table:table-cell>
          <table:table-cell office:value-type="float" office:value="0.271164268255234" calcext:value-type="float">
            <text:p>0.271164268255234</text:p>
          </table:table-cell>
          <table:table-cell office:value-type="float" office:value="0.321501433849335" calcext:value-type="float">
            <text:p>0.321501433849335</text:p>
          </table:table-cell>
          <table:table-cell office:value-type="float" office:value="0.304614365100861" calcext:value-type="float">
            <text:p>0.30461436510086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510772228241" calcext:value-type="float">
            <text:p>0.29510772228241</text:p>
          </table:table-cell>
          <table:table-cell office:value-type="float" office:value="0.278553664684296" calcext:value-type="float">
            <text:p>0.278553664684296</text:p>
          </table:table-cell>
          <table:table-cell office:value-type="float" office:value="0.298531293869019" calcext:value-type="float">
            <text:p>0.298531293869019</text:p>
          </table:table-cell>
          <table:table-cell office:value-type="float" office:value="0.310605108737946" calcext:value-type="float">
            <text:p>0.31060510873794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90658533573151" calcext:value-type="float">
            <text:p>0.290658533573151</text:p>
          </table:table-cell>
          <table:table-cell office:value-type="float" office:value="0.283907145261765" calcext:value-type="float">
            <text:p>0.283907145261765</text:p>
          </table:table-cell>
          <table:table-cell office:value-type="float" office:value="0.289835512638092" calcext:value-type="float">
            <text:p>0.289835512638092</text:p>
          </table:table-cell>
          <table:table-cell office:value-type="float" office:value="0.306076794862747" calcext:value-type="float">
            <text:p>0.30607679486274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98503905534744" calcext:value-type="float">
            <text:p>0.298503905534744</text:p>
          </table:table-cell>
          <table:table-cell office:value-type="float" office:value="0.286518603563309" calcext:value-type="float">
            <text:p>0.286518603563309</text:p>
          </table:table-cell>
          <table:table-cell office:value-type="float" office:value="0.299774020910263" calcext:value-type="float">
            <text:p>0.299774020910263</text:p>
          </table:table-cell>
          <table:table-cell office:value-type="float" office:value="0.292536377906799" calcext:value-type="float">
            <text:p>0.29253637790679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85832703113556" calcext:value-type="float">
            <text:p>0.285832703113556</text:p>
          </table:table-cell>
          <table:table-cell office:value-type="float" office:value="0.298139482736588" calcext:value-type="float">
            <text:p>0.298139482736588</text:p>
          </table:table-cell>
          <table:table-cell office:value-type="float" office:value="0.297133386135101" calcext:value-type="float">
            <text:p>0.297133386135101</text:p>
          </table:table-cell>
          <table:table-cell office:value-type="float" office:value="0.284729510545731" calcext:value-type="float">
            <text:p>0.2847295105457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1593844294548" calcext:value-type="float">
            <text:p>0.31593844294548</text:p>
          </table:table-cell>
          <table:table-cell office:value-type="float" office:value="0.332204341888428" calcext:value-type="float">
            <text:p>0.332204341888428</text:p>
          </table:table-cell>
          <table:table-cell office:value-type="float" office:value="0.320719093084335" calcext:value-type="float">
            <text:p>0.320719093084335</text:p>
          </table:table-cell>
          <table:table-cell office:value-type="float" office:value="0.321926027536392" calcext:value-type="float">
            <text:p>0.32192602753639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59877228736877" calcext:value-type="float">
            <text:p>0.359877228736877</text:p>
          </table:table-cell>
          <table:table-cell office:value-type="float" office:value="0.402764618396759" calcext:value-type="float">
            <text:p>0.402764618396759</text:p>
          </table:table-cell>
          <table:table-cell office:value-type="float" office:value="0.381079286336899" calcext:value-type="float">
            <text:p>0.381079286336899</text:p>
          </table:table-cell>
          <table:table-cell office:value-type="float" office:value="0.342492580413818" calcext:value-type="float">
            <text:p>0.34249258041381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37073415517807" calcext:value-type="float">
            <text:p>0.337073415517807</text:p>
          </table:table-cell>
          <table:table-cell office:value-type="float" office:value="0.363541781902313" calcext:value-type="float">
            <text:p>0.363541781902313</text:p>
          </table:table-cell>
          <table:table-cell office:value-type="float" office:value="0.37095582485199" calcext:value-type="float">
            <text:p>0.37095582485199</text:p>
          </table:table-cell>
          <table:table-cell office:value-type="float" office:value="0.357440859079361" calcext:value-type="float">
            <text:p>0.35744085907936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34403246641159" calcext:value-type="float">
            <text:p>0.334403246641159</text:p>
          </table:table-cell>
          <table:table-cell office:value-type="float" office:value="0.392368197441101" calcext:value-type="float">
            <text:p>0.392368197441101</text:p>
          </table:table-cell>
          <table:table-cell office:value-type="float" office:value="0.374775737524033" calcext:value-type="float">
            <text:p>0.374775737524033</text:p>
          </table:table-cell>
          <table:table-cell office:value-type="float" office:value="0.364535450935364" calcext:value-type="float">
            <text:p>0.36453545093536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43429028987885" calcext:value-type="float">
            <text:p>0.343429028987885</text:p>
          </table:table-cell>
          <table:table-cell office:value-type="float" office:value="0.395318418741226" calcext:value-type="float">
            <text:p>0.395318418741226</text:p>
          </table:table-cell>
          <table:table-cell office:value-type="float" office:value="0.378901958465576" calcext:value-type="float">
            <text:p>0.378901958465576</text:p>
          </table:table-cell>
          <table:table-cell office:value-type="float" office:value="0.359165251255035" calcext:value-type="float">
            <text:p>0.35916525125503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2843364477158" calcext:value-type="float">
            <text:p>0.362843364477158</text:p>
          </table:table-cell>
          <table:table-cell office:value-type="float" office:value="0.363253474235535" calcext:value-type="float">
            <text:p>0.363253474235535</text:p>
          </table:table-cell>
          <table:table-cell office:value-type="float" office:value="0.382768481969833" calcext:value-type="float">
            <text:p>0.382768481969833</text:p>
          </table:table-cell>
          <table:table-cell office:value-type="float" office:value="0.359464108943939" calcext:value-type="float">
            <text:p>0.35946410894393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19969952106476" calcext:value-type="float">
            <text:p>0.319969952106476</text:p>
          </table:table-cell>
          <table:table-cell office:value-type="float" office:value="0.32019966840744" calcext:value-type="float">
            <text:p>0.32019966840744</text:p>
          </table:table-cell>
          <table:table-cell office:value-type="float" office:value="0.344526618719101" calcext:value-type="float">
            <text:p>0.344526618719101</text:p>
          </table:table-cell>
          <table:table-cell office:value-type="float" office:value="0.315429002046585" calcext:value-type="float">
            <text:p>0.31542900204658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8415296077728" calcext:value-type="float">
            <text:p>0.368415296077728</text:p>
          </table:table-cell>
          <table:table-cell office:value-type="float" office:value="0.371800452470779" calcext:value-type="float">
            <text:p>0.371800452470779</text:p>
          </table:table-cell>
          <table:table-cell office:value-type="float" office:value="0.404668152332306" calcext:value-type="float">
            <text:p>0.404668152332306</text:p>
          </table:table-cell>
          <table:table-cell office:value-type="float" office:value="0.396820962429047" calcext:value-type="float">
            <text:p>0.39682096242904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13589417934418" calcext:value-type="float">
            <text:p>0.413589417934418</text:p>
          </table:table-cell>
          <table:table-cell office:value-type="float" office:value="0.406135767698288" calcext:value-type="float">
            <text:p>0.406135767698288</text:p>
          </table:table-cell>
          <table:table-cell office:value-type="float" office:value="0.535126328468323" calcext:value-type="float">
            <text:p>0.535126328468323</text:p>
          </table:table-cell>
          <table:table-cell office:value-type="float" office:value="0.481254398822784" calcext:value-type="float">
            <text:p>0.48125439882278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12515842914581" calcext:value-type="float">
            <text:p>0.512515842914581</text:p>
          </table:table-cell>
          <table:table-cell office:value-type="float" office:value="0.471486926078796" calcext:value-type="float">
            <text:p>0.471486926078796</text:p>
          </table:table-cell>
          <table:table-cell office:value-type="float" office:value="0.62361615896225" calcext:value-type="float">
            <text:p>0.62361615896225</text:p>
          </table:table-cell>
          <table:table-cell office:value-type="float" office:value="0.540435075759888" calcext:value-type="float">
            <text:p>0.54043507575988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41229331493378" calcext:value-type="float">
            <text:p>0.641229331493378</text:p>
          </table:table-cell>
          <table:table-cell office:value-type="float" office:value="0.577281832695007" calcext:value-type="float">
            <text:p>0.577281832695007</text:p>
          </table:table-cell>
          <table:table-cell office:value-type="float" office:value="0.779387772083283" calcext:value-type="float">
            <text:p>0.779387772083283</text:p>
          </table:table-cell>
          <table:table-cell office:value-type="float" office:value="0.601671934127808" calcext:value-type="float">
            <text:p>0.60167193412780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712576925754547" calcext:value-type="float">
            <text:p>0.712576925754547</text:p>
          </table:table-cell>
          <table:table-cell office:value-type="float" office:value="0.710778534412384" calcext:value-type="float">
            <text:p>0.710778534412384</text:p>
          </table:table-cell>
          <table:table-cell office:value-type="float" office:value="0.80157333612442" calcext:value-type="float">
            <text:p>0.80157333612442</text:p>
          </table:table-cell>
          <table:table-cell office:value-type="float" office:value="0.764180362224579" calcext:value-type="float">
            <text:p>0.76418036222457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21084308624268" calcext:value-type="float">
            <text:p>0.521084308624268</text:p>
          </table:table-cell>
          <table:table-cell office:value-type="float" office:value="0.538073182106018" calcext:value-type="float">
            <text:p>0.538073182106018</text:p>
          </table:table-cell>
          <table:table-cell office:value-type="float" office:value="0.639725983142853" calcext:value-type="float">
            <text:p>0.639725983142853</text:p>
          </table:table-cell>
          <table:table-cell office:value-type="float" office:value="0.657308697700501" calcext:value-type="float">
            <text:p>0.65730869770050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89997416734695" calcext:value-type="float">
            <text:p>0.489997416734695</text:p>
          </table:table-cell>
          <table:table-cell office:value-type="float" office:value="0.407214730978012" calcext:value-type="float">
            <text:p>0.407214730978012</text:p>
          </table:table-cell>
          <table:table-cell office:value-type="float" office:value="0.64573484659195" calcext:value-type="float">
            <text:p>0.64573484659195</text:p>
          </table:table-cell>
          <table:table-cell office:value-type="float" office:value="0.535651206970215" calcext:value-type="float">
            <text:p>0.53565120697021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4263129234314" calcext:value-type="float">
            <text:p>0.64263129234314</text:p>
          </table:table-cell>
          <table:table-cell office:value-type="float" office:value="0.56781929731369" calcext:value-type="float">
            <text:p>0.56781929731369</text:p>
          </table:table-cell>
          <table:table-cell office:value-type="float" office:value="0.810407757759094" calcext:value-type="float">
            <text:p>0.810407757759094</text:p>
          </table:table-cell>
          <table:table-cell office:value-type="float" office:value="0.71180272102356" calcext:value-type="float">
            <text:p>0.7118027210235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3321495056152" calcext:value-type="float">
            <text:p>0.663321495056152</text:p>
          </table:table-cell>
          <table:table-cell office:value-type="float" office:value="0.556373059749603" calcext:value-type="float">
            <text:p>0.556373059749603</text:p>
          </table:table-cell>
          <table:table-cell office:value-type="float" office:value="0.817611992359161" calcext:value-type="float">
            <text:p>0.817611992359161</text:p>
          </table:table-cell>
          <table:table-cell office:value-type="float" office:value="0.739419102668762" calcext:value-type="float">
            <text:p>0.73941910266876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7053697109222" calcext:value-type="float">
            <text:p>0.607053697109222</text:p>
          </table:table-cell>
          <table:table-cell office:value-type="float" office:value="0.518536269664764" calcext:value-type="float">
            <text:p>0.518536269664764</text:p>
          </table:table-cell>
          <table:table-cell office:value-type="float" office:value="0.619513213634491" calcext:value-type="float">
            <text:p>0.619513213634491</text:p>
          </table:table-cell>
          <table:table-cell office:value-type="float" office:value="0.587882161140442" calcext:value-type="float">
            <text:p>0.58788216114044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28959214687347" calcext:value-type="float">
            <text:p>0.528959214687347</text:p>
          </table:table-cell>
          <table:table-cell office:value-type="float" office:value="0.500712156295776" calcext:value-type="float">
            <text:p>0.500712156295776</text:p>
          </table:table-cell>
          <table:table-cell office:value-type="float" office:value="0.571109175682068" calcext:value-type="float">
            <text:p>0.571109175682068</text:p>
          </table:table-cell>
          <table:table-cell office:value-type="float" office:value="0.576305985450745" calcext:value-type="float">
            <text:p>0.57630598545074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9798287153244" calcext:value-type="float">
            <text:p>0.479798287153244</text:p>
          </table:table-cell>
          <table:table-cell office:value-type="float" office:value="0.357369184494019" calcext:value-type="float">
            <text:p>0.357369184494019</text:p>
          </table:table-cell>
          <table:table-cell office:value-type="float" office:value="0.488171100616455" calcext:value-type="float">
            <text:p>0.488171100616455</text:p>
          </table:table-cell>
          <table:table-cell office:value-type="float" office:value="0.437541395425797" calcext:value-type="float">
            <text:p>0.43754139542579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8116534948349" calcext:value-type="float">
            <text:p>0.48116534948349</text:p>
          </table:table-cell>
          <table:table-cell office:value-type="float" office:value="0.346069633960724" calcext:value-type="float">
            <text:p>0.346069633960724</text:p>
          </table:table-cell>
          <table:table-cell office:value-type="float" office:value="0.458253920078278" calcext:value-type="float">
            <text:p>0.458253920078278</text:p>
          </table:table-cell>
          <table:table-cell office:value-type="float" office:value="0.46379554271698" calcext:value-type="float">
            <text:p>0.4637955427169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43293392658234" calcext:value-type="float">
            <text:p>0.443293392658234</text:p>
          </table:table-cell>
          <table:table-cell office:value-type="float" office:value="0.373774975538254" calcext:value-type="float">
            <text:p>0.373774975538254</text:p>
          </table:table-cell>
          <table:table-cell office:value-type="float" office:value="0.400585681200027" calcext:value-type="float">
            <text:p>0.400585681200027</text:p>
          </table:table-cell>
          <table:table-cell office:value-type="float" office:value="0.456843346357346" calcext:value-type="float">
            <text:p>0.456843346357346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80683362483978" calcext:value-type="float">
            <text:p>0.380683362483978</text:p>
          </table:table-cell>
          <table:table-cell office:value-type="float" office:value="0.347646206617355" calcext:value-type="float">
            <text:p>0.347646206617355</text:p>
          </table:table-cell>
          <table:table-cell office:value-type="float" office:value="0.414215594530106" calcext:value-type="float">
            <text:p>0.414215594530106</text:p>
          </table:table-cell>
          <table:table-cell office:value-type="float" office:value="0.373985469341278" calcext:value-type="float">
            <text:p>0.373985469341278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50342392921448" calcext:value-type="float">
            <text:p>0.350342392921448</text:p>
          </table:table-cell>
          <table:table-cell office:value-type="float" office:value="0.319025129079819" calcext:value-type="float">
            <text:p>0.319025129079819</text:p>
          </table:table-cell>
          <table:table-cell office:value-type="float" office:value="0.40378212928772" calcext:value-type="float">
            <text:p>0.40378212928772</text:p>
          </table:table-cell>
          <table:table-cell office:value-type="float" office:value="0.372671812772751" calcext:value-type="float">
            <text:p>0.37267181277275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22896867990494" calcext:value-type="float">
            <text:p>0.322896867990494</text:p>
          </table:table-cell>
          <table:table-cell office:value-type="float" office:value="0.28583762049675" calcext:value-type="float">
            <text:p>0.28583762049675</text:p>
          </table:table-cell>
          <table:table-cell office:value-type="float" office:value="0.354331523180008" calcext:value-type="float">
            <text:p>0.354331523180008</text:p>
          </table:table-cell>
          <table:table-cell office:value-type="float" office:value="0.358127236366272" calcext:value-type="float">
            <text:p>0.358127236366272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85039037466049" calcext:value-type="float">
            <text:p>0.285039037466049</text:p>
          </table:table-cell>
          <table:table-cell office:value-type="float" office:value="0.299503862857819" calcext:value-type="float">
            <text:p>0.299503862857819</text:p>
          </table:table-cell>
          <table:table-cell office:value-type="float" office:value="0.316860496997833" calcext:value-type="float">
            <text:p>0.316860496997833</text:p>
          </table:table-cell>
          <table:table-cell office:value-type="float" office:value="0.322279155254364" calcext:value-type="float">
            <text:p>0.32227915525436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10075163841248" calcext:value-type="float">
            <text:p>0.310075163841248</text:p>
          </table:table-cell>
          <table:table-cell office:value-type="float" office:value="0.32101234793663" calcext:value-type="float">
            <text:p>0.32101234793663</text:p>
          </table:table-cell>
          <table:table-cell office:value-type="float" office:value="0.361850708723068" calcext:value-type="float">
            <text:p>0.361850708723068</text:p>
          </table:table-cell>
          <table:table-cell office:value-type="float" office:value="0.316741406917572" calcext:value-type="float">
            <text:p>0.31674140691757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18674296140671" calcext:value-type="float">
            <text:p>0.318674296140671</text:p>
          </table:table-cell>
          <table:table-cell office:value-type="float" office:value="0.316360116004944" calcext:value-type="float">
            <text:p>0.316360116004944</text:p>
          </table:table-cell>
          <table:table-cell office:value-type="float" office:value="0.401255309581757" calcext:value-type="float">
            <text:p>0.401255309581757</text:p>
          </table:table-cell>
          <table:table-cell office:value-type="float" office:value="0.348085552453995" calcext:value-type="float">
            <text:p>0.34808555245399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41324716806412" calcext:value-type="float">
            <text:p>0.341324716806412</text:p>
          </table:table-cell>
          <table:table-cell office:value-type="float" office:value="0.357907354831696" calcext:value-type="float">
            <text:p>0.357907354831696</text:p>
          </table:table-cell>
          <table:table-cell office:value-type="float" office:value="0.437262862920761" calcext:value-type="float">
            <text:p>0.437262862920761</text:p>
          </table:table-cell>
          <table:table-cell office:value-type="float" office:value="0.410376846790314" calcext:value-type="float">
            <text:p>0.41037684679031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15927410125732" calcext:value-type="float">
            <text:p>0.415927410125732</text:p>
          </table:table-cell>
          <table:table-cell office:value-type="float" office:value="0.426926732063293" calcext:value-type="float">
            <text:p>0.426926732063293</text:p>
          </table:table-cell>
          <table:table-cell office:value-type="float" office:value="0.515267491340637" calcext:value-type="float">
            <text:p>0.515267491340637</text:p>
          </table:table-cell>
          <table:table-cell office:value-type="float" office:value="0.581780672073364" calcext:value-type="float">
            <text:p>0.58178067207336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96055138111114" calcext:value-type="float">
            <text:p>0.296055138111114</text:p>
          </table:table-cell>
          <table:table-cell office:value-type="float" office:value="0.358301669359207" calcext:value-type="float">
            <text:p>0.358301669359207</text:p>
          </table:table-cell>
          <table:table-cell office:value-type="float" office:value="0.356367081403732" calcext:value-type="float">
            <text:p>0.356367081403732</text:p>
          </table:table-cell>
          <table:table-cell office:value-type="float" office:value="0.409775584936142" calcext:value-type="float">
            <text:p>0.40977558493614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00057947635651" calcext:value-type="float">
            <text:p>0.300057947635651</text:p>
          </table:table-cell>
          <table:table-cell office:value-type="float" office:value="0.38385209441185" calcext:value-type="float">
            <text:p>0.38385209441185</text:p>
          </table:table-cell>
          <table:table-cell office:value-type="float" office:value="0.340482026338577" calcext:value-type="float">
            <text:p>0.340482026338577</text:p>
          </table:table-cell>
          <table:table-cell office:value-type="float" office:value="0.422983705997467" calcext:value-type="float">
            <text:p>0.42298370599746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98388868570328" calcext:value-type="float">
            <text:p>0.298388868570328</text:p>
          </table:table-cell>
          <table:table-cell office:value-type="float" office:value="0.329348027706146" calcext:value-type="float">
            <text:p>0.329348027706146</text:p>
          </table:table-cell>
          <table:table-cell office:value-type="float" office:value="0.294319301843643" calcext:value-type="float">
            <text:p>0.294319301843643</text:p>
          </table:table-cell>
          <table:table-cell office:value-type="float" office:value="0.428582072257996" calcext:value-type="float">
            <text:p>0.42858207225799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01631480455399" calcext:value-type="float">
            <text:p>0.301631480455399</text:p>
          </table:table-cell>
          <table:table-cell office:value-type="float" office:value="0.371656268835068" calcext:value-type="float">
            <text:p>0.371656268835068</text:p>
          </table:table-cell>
          <table:table-cell office:value-type="float" office:value="0.305588752031326" calcext:value-type="float">
            <text:p>0.305588752031326</text:p>
          </table:table-cell>
          <table:table-cell office:value-type="float" office:value="0.375242173671722" calcext:value-type="float">
            <text:p>0.37524217367172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08101773262024" calcext:value-type="float">
            <text:p>0.308101773262024</text:p>
          </table:table-cell>
          <table:table-cell office:value-type="float" office:value="0.416406393051147" calcext:value-type="float">
            <text:p>0.416406393051147</text:p>
          </table:table-cell>
          <table:table-cell office:value-type="float" office:value="0.346238285303116" calcext:value-type="float">
            <text:p>0.346238285303116</text:p>
          </table:table-cell>
          <table:table-cell office:value-type="float" office:value="0.378469109535217" calcext:value-type="float">
            <text:p>0.37846910953521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21117341518402" calcext:value-type="float">
            <text:p>0.321117341518402</text:p>
          </table:table-cell>
          <table:table-cell office:value-type="float" office:value="0.369271129369736" calcext:value-type="float">
            <text:p>0.369271129369736</text:p>
          </table:table-cell>
          <table:table-cell office:value-type="float" office:value="0.350505828857422" calcext:value-type="float">
            <text:p>0.350505828857422</text:p>
          </table:table-cell>
          <table:table-cell office:value-type="float" office:value="0.390759766101837" calcext:value-type="float">
            <text:p>0.39075976610183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2343459129333" calcext:value-type="float">
            <text:p>0.332343459129333</text:p>
          </table:table-cell>
          <table:table-cell office:value-type="float" office:value="0.351824760437012" calcext:value-type="float">
            <text:p>0.351824760437012</text:p>
          </table:table-cell>
          <table:table-cell office:value-type="float" office:value="0.36180579662323" calcext:value-type="float">
            <text:p>0.36180579662323</text:p>
          </table:table-cell>
          <table:table-cell office:value-type="float" office:value="0.428667992353439" calcext:value-type="float">
            <text:p>0.428667992353439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52854549884796" calcext:value-type="float">
            <text:p>0.352854549884796</text:p>
          </table:table-cell>
          <table:table-cell office:value-type="float" office:value="0.394209951162338" calcext:value-type="float">
            <text:p>0.394209951162338</text:p>
          </table:table-cell>
          <table:table-cell office:value-type="float" office:value="0.422903209924698" calcext:value-type="float">
            <text:p>0.422903209924698</text:p>
          </table:table-cell>
          <table:table-cell office:value-type="float" office:value="0.491457551717758" calcext:value-type="float">
            <text:p>0.49145755171775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84805768728256" calcext:value-type="float">
            <text:p>0.384805768728256</text:p>
          </table:table-cell>
          <table:table-cell office:value-type="float" office:value="0.422375172376633" calcext:value-type="float">
            <text:p>0.422375172376633</text:p>
          </table:table-cell>
          <table:table-cell office:value-type="float" office:value="0.443304985761642" calcext:value-type="float">
            <text:p>0.443304985761642</text:p>
          </table:table-cell>
          <table:table-cell office:value-type="float" office:value="0.526397347450256" calcext:value-type="float">
            <text:p>0.52639734745025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09891724586487" calcext:value-type="float">
            <text:p>0.409891724586487</text:p>
          </table:table-cell>
          <table:table-cell office:value-type="float" office:value="0.446339666843414" calcext:value-type="float">
            <text:p>0.446339666843414</text:p>
          </table:table-cell>
          <table:table-cell office:value-type="float" office:value="0.439034551382065" calcext:value-type="float">
            <text:p>0.439034551382065</text:p>
          </table:table-cell>
          <table:table-cell office:value-type="float" office:value="0.566193282604218" calcext:value-type="float">
            <text:p>0.566193282604218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0645112991333" calcext:value-type="float">
            <text:p>0.50645112991333</text:p>
          </table:table-cell>
          <table:table-cell office:value-type="float" office:value="0.583672761917114" calcext:value-type="float">
            <text:p>0.583672761917114</text:p>
          </table:table-cell>
          <table:table-cell office:value-type="float" office:value="0.637796878814697" calcext:value-type="float">
            <text:p>0.637796878814697</text:p>
          </table:table-cell>
          <table:table-cell office:value-type="float" office:value="0.61171293258667" calcext:value-type="float">
            <text:p>0.6117129325866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16959136724472" calcext:value-type="float">
            <text:p>0.416959136724472</text:p>
          </table:table-cell>
          <table:table-cell office:value-type="float" office:value="0.519607543945313" calcext:value-type="float">
            <text:p>0.519607543945313</text:p>
          </table:table-cell>
          <table:table-cell office:value-type="float" office:value="0.522562742233276" calcext:value-type="float">
            <text:p>0.522562742233276</text:p>
          </table:table-cell>
          <table:table-cell office:value-type="float" office:value="0.528832793235779" calcext:value-type="float">
            <text:p>0.52883279323577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67022573947906" calcext:value-type="float">
            <text:p>0.367022573947906</text:p>
          </table:table-cell>
          <table:table-cell office:value-type="float" office:value="0.473529428243637" calcext:value-type="float">
            <text:p>0.473529428243637</text:p>
          </table:table-cell>
          <table:table-cell office:value-type="float" office:value="0.544505059719086" calcext:value-type="float">
            <text:p>0.544505059719086</text:p>
          </table:table-cell>
          <table:table-cell office:value-type="float" office:value="0.486324429512024" calcext:value-type="float">
            <text:p>0.48632442951202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54953110218048" calcext:value-type="float">
            <text:p>0.354953110218048</text:p>
          </table:table-cell>
          <table:table-cell office:value-type="float" office:value="0.407179653644562" calcext:value-type="float">
            <text:p>0.407179653644562</text:p>
          </table:table-cell>
          <table:table-cell office:value-type="float" office:value="0.431151539087296" calcext:value-type="float">
            <text:p>0.431151539087296</text:p>
          </table:table-cell>
          <table:table-cell office:value-type="float" office:value="0.469955027103424" calcext:value-type="float">
            <text:p>0.46995502710342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0712527036667" calcext:value-type="float">
            <text:p>0.330712527036667</text:p>
          </table:table-cell>
          <table:table-cell office:value-type="float" office:value="0.38222199678421" calcext:value-type="float">
            <text:p>0.38222199678421</text:p>
          </table:table-cell>
          <table:table-cell office:value-type="float" office:value="0.540851771831513" calcext:value-type="float">
            <text:p>0.540851771831513</text:p>
          </table:table-cell>
          <table:table-cell office:value-type="float" office:value="0.452147006988525" calcext:value-type="float">
            <text:p>0.45214700698852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50557118654251" calcext:value-type="float">
            <text:p>0.350557118654251</text:p>
          </table:table-cell>
          <table:table-cell office:value-type="float" office:value="0.411610960960388" calcext:value-type="float">
            <text:p>0.411610960960388</text:p>
          </table:table-cell>
          <table:table-cell office:value-type="float" office:value="0.405117213726044" calcext:value-type="float">
            <text:p>0.405117213726044</text:p>
          </table:table-cell>
          <table:table-cell office:value-type="float" office:value="0.39668744802475" calcext:value-type="float">
            <text:p>0.3966874480247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23153555393219" calcext:value-type="float">
            <text:p>0.323153555393219</text:p>
          </table:table-cell>
          <table:table-cell office:value-type="float" office:value="0.347246557474136" calcext:value-type="float">
            <text:p>0.347246557474136</text:p>
          </table:table-cell>
          <table:table-cell office:value-type="float" office:value="0.352748364210129" calcext:value-type="float">
            <text:p>0.352748364210129</text:p>
          </table:table-cell>
          <table:table-cell office:value-type="float" office:value="0.36115300655365" calcext:value-type="float">
            <text:p>0.3611530065536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17903280258179" calcext:value-type="float">
            <text:p>0.317903280258179</text:p>
          </table:table-cell>
          <table:table-cell office:value-type="float" office:value="0.313195645809174" calcext:value-type="float">
            <text:p>0.313195645809174</text:p>
          </table:table-cell>
          <table:table-cell office:value-type="float" office:value="0.35120615363121" calcext:value-type="float">
            <text:p>0.35120615363121</text:p>
          </table:table-cell>
          <table:table-cell office:value-type="float" office:value="0.329916417598724" calcext:value-type="float">
            <text:p>0.32991641759872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85197377204895" calcext:value-type="float">
            <text:p>0.285197377204895</text:p>
          </table:table-cell>
          <table:table-cell office:value-type="float" office:value="0.284123867750168" calcext:value-type="float">
            <text:p>0.284123867750168</text:p>
          </table:table-cell>
          <table:table-cell office:value-type="float" office:value="0.310004621744156" calcext:value-type="float">
            <text:p>0.310004621744156</text:p>
          </table:table-cell>
          <table:table-cell office:value-type="float" office:value="0.310083776712418" calcext:value-type="float">
            <text:p>0.31008377671241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7598038315773" calcext:value-type="float">
            <text:p>0.27598038315773</text:p>
          </table:table-cell>
          <table:table-cell office:value-type="float" office:value="0.275454580783844" calcext:value-type="float">
            <text:p>0.275454580783844</text:p>
          </table:table-cell>
          <table:table-cell office:value-type="float" office:value="0.292024433612824" calcext:value-type="float">
            <text:p>0.292024433612824</text:p>
          </table:table-cell>
          <table:table-cell office:value-type="float" office:value="0.281172573566437" calcext:value-type="float">
            <text:p>0.28117257356643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79820442199707" calcext:value-type="float">
            <text:p>0.279820442199707</text:p>
          </table:table-cell>
          <table:table-cell office:value-type="float" office:value="0.283660680055618" calcext:value-type="float">
            <text:p>0.283660680055618</text:p>
          </table:table-cell>
          <table:table-cell office:value-type="float" office:value="0.300240397453308" calcext:value-type="float">
            <text:p>0.300240397453308</text:p>
          </table:table-cell>
          <table:table-cell office:value-type="float" office:value="0.295445621013641" calcext:value-type="float">
            <text:p>0.29544562101364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85592973232269" calcext:value-type="float">
            <text:p>0.285592973232269</text:p>
          </table:table-cell>
          <table:table-cell office:value-type="float" office:value="0.286427050828934" calcext:value-type="float">
            <text:p>0.286427050828934</text:p>
          </table:table-cell>
          <table:table-cell office:value-type="float" office:value="0.290990859270096" calcext:value-type="float">
            <text:p>0.290990859270096</text:p>
          </table:table-cell>
          <table:table-cell office:value-type="float" office:value="0.289738208055496" calcext:value-type="float">
            <text:p>0.289738208055496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83276826143265" calcext:value-type="float">
            <text:p>0.283276826143265</text:p>
          </table:table-cell>
          <table:table-cell office:value-type="float" office:value="0.291799187660217" calcext:value-type="float">
            <text:p>0.291799187660217</text:p>
          </table:table-cell>
          <table:table-cell office:value-type="float" office:value="0.310656189918518" calcext:value-type="float">
            <text:p>0.310656189918518</text:p>
          </table:table-cell>
          <table:table-cell office:value-type="float" office:value="0.319377332925797" calcext:value-type="float">
            <text:p>0.31937733292579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13238203525543" calcext:value-type="float">
            <text:p>0.313238203525543</text:p>
          </table:table-cell>
          <table:table-cell office:value-type="float" office:value="0.325307041406631" calcext:value-type="float">
            <text:p>0.325307041406631</text:p>
          </table:table-cell>
          <table:table-cell office:value-type="float" office:value="0.348964601755142" calcext:value-type="float">
            <text:p>0.348964601755142</text:p>
          </table:table-cell>
          <table:table-cell office:value-type="float" office:value="0.366334289312363" calcext:value-type="float">
            <text:p>0.36633428931236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43784719705582" calcext:value-type="float">
            <text:p>0.343784719705582</text:p>
          </table:table-cell>
          <table:table-cell office:value-type="float" office:value="0.347113370895386" calcext:value-type="float">
            <text:p>0.347113370895386</text:p>
          </table:table-cell>
          <table:table-cell office:value-type="float" office:value="0.355587005615234" calcext:value-type="float">
            <text:p>0.355587005615234</text:p>
          </table:table-cell>
          <table:table-cell office:value-type="float" office:value="0.432460397481918" calcext:value-type="float">
            <text:p>0.432460397481918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8559091091156" calcext:value-type="float">
            <text:p>0.38559091091156</text:p>
          </table:table-cell>
          <table:table-cell office:value-type="float" office:value="0.438422411680222" calcext:value-type="float">
            <text:p>0.438422411680222</text:p>
          </table:table-cell>
          <table:table-cell office:value-type="float" office:value="0.364042937755585" calcext:value-type="float">
            <text:p>0.364042937755585</text:p>
          </table:table-cell>
          <table:table-cell office:value-type="float" office:value="0.502815783023834" calcext:value-type="float">
            <text:p>0.50281578302383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52642953395843" calcext:value-type="float">
            <text:p>0.352642953395843</text:p>
          </table:table-cell>
          <table:table-cell office:value-type="float" office:value="0.360406190156937" calcext:value-type="float">
            <text:p>0.360406190156937</text:p>
          </table:table-cell>
          <table:table-cell office:value-type="float" office:value="0.407477259635925" calcext:value-type="float">
            <text:p>0.407477259635925</text:p>
          </table:table-cell>
          <table:table-cell office:value-type="float" office:value="0.366534113883972" calcext:value-type="float">
            <text:p>0.36653411388397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84728699922562" calcext:value-type="float">
            <text:p>0.384728699922562</text:p>
          </table:table-cell>
          <table:table-cell office:value-type="float" office:value="0.370438575744629" calcext:value-type="float">
            <text:p>0.370438575744629</text:p>
          </table:table-cell>
          <table:table-cell office:value-type="float" office:value="0.480400681495667" calcext:value-type="float">
            <text:p>0.480400681495667</text:p>
          </table:table-cell>
          <table:table-cell office:value-type="float" office:value="0.391404658555985" calcext:value-type="float">
            <text:p>0.39140465855598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57336401939392" calcext:value-type="float">
            <text:p>0.357336401939392</text:p>
          </table:table-cell>
          <table:table-cell office:value-type="float" office:value="0.34805491566658" calcext:value-type="float">
            <text:p>0.34805491566658</text:p>
          </table:table-cell>
          <table:table-cell office:value-type="float" office:value="0.453263491392136" calcext:value-type="float">
            <text:p>0.453263491392136</text:p>
          </table:table-cell>
          <table:table-cell office:value-type="float" office:value="0.360389590263367" calcext:value-type="float">
            <text:p>0.3603895902633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19152504205704" calcext:value-type="float">
            <text:p>0.319152504205704</text:p>
          </table:table-cell>
          <table:table-cell office:value-type="float" office:value="0.330083101987839" calcext:value-type="float">
            <text:p>0.330083101987839</text:p>
          </table:table-cell>
          <table:table-cell office:value-type="float" office:value="0.409756451845169" calcext:value-type="float">
            <text:p>0.409756451845169</text:p>
          </table:table-cell>
          <table:table-cell office:value-type="float" office:value="0.334998816251755" calcext:value-type="float">
            <text:p>0.334998816251755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35130393505096" calcext:value-type="float">
            <text:p>0.335130393505096</text:p>
          </table:table-cell>
          <table:table-cell office:value-type="float" office:value="0.339607238769531" calcext:value-type="float">
            <text:p>0.339607238769531</text:p>
          </table:table-cell>
          <table:table-cell office:value-type="float" office:value="0.39921823143959" calcext:value-type="float">
            <text:p>0.39921823143959</text:p>
          </table:table-cell>
          <table:table-cell office:value-type="float" office:value="0.34902411699295" calcext:value-type="float">
            <text:p>0.3490241169929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54543626308441" calcext:value-type="float">
            <text:p>0.354543626308441</text:p>
          </table:table-cell>
          <table:table-cell office:value-type="float" office:value="0.352597296237946" calcext:value-type="float">
            <text:p>0.352597296237946</text:p>
          </table:table-cell>
          <table:table-cell office:value-type="float" office:value="0.396122336387634" calcext:value-type="float">
            <text:p>0.396122336387634</text:p>
          </table:table-cell>
          <table:table-cell office:value-type="float" office:value="0.387924998998642" calcext:value-type="float">
            <text:p>0.38792499899864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28570753335953" calcext:value-type="float">
            <text:p>0.328570753335953</text:p>
          </table:table-cell>
          <table:table-cell office:value-type="float" office:value="0.316582858562469" calcext:value-type="float">
            <text:p>0.316582858562469</text:p>
          </table:table-cell>
          <table:table-cell office:value-type="float" office:value="0.354116141796112" calcext:value-type="float">
            <text:p>0.354116141796112</text:p>
          </table:table-cell>
          <table:table-cell office:value-type="float" office:value="0.401546150445938" calcext:value-type="float">
            <text:p>0.40154615044593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19308006763458" calcext:value-type="float">
            <text:p>0.419308006763458</text:p>
          </table:table-cell>
          <table:table-cell office:value-type="float" office:value="0.411234438419342" calcext:value-type="float">
            <text:p>0.411234438419342</text:p>
          </table:table-cell>
          <table:table-cell office:value-type="float" office:value="0.440164178609848" calcext:value-type="float">
            <text:p>0.440164178609848</text:p>
          </table:table-cell>
          <table:table-cell office:value-type="float" office:value="0.684903979301453" calcext:value-type="float">
            <text:p>0.68490397930145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32354271411896" calcext:value-type="float">
            <text:p>0.432354271411896</text:p>
          </table:table-cell>
          <table:table-cell office:value-type="float" office:value="0.447325795888901" calcext:value-type="float">
            <text:p>0.447325795888901</text:p>
          </table:table-cell>
          <table:table-cell office:value-type="float" office:value="0.616024851799011" calcext:value-type="float">
            <text:p>0.616024851799011</text:p>
          </table:table-cell>
          <table:table-cell office:value-type="float" office:value="0.602021515369415" calcext:value-type="float">
            <text:p>0.60202151536941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04441267251968" calcext:value-type="float">
            <text:p>0.404441267251968</text:p>
          </table:table-cell>
          <table:table-cell office:value-type="float" office:value="0.427347183227539" calcext:value-type="float">
            <text:p>0.427347183227539</text:p>
          </table:table-cell>
          <table:table-cell office:value-type="float" office:value="0.606984496116638" calcext:value-type="float">
            <text:p>0.606984496116638</text:p>
          </table:table-cell>
          <table:table-cell office:value-type="float" office:value="0.527110159397125" calcext:value-type="float">
            <text:p>0.52711015939712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27728742361069" calcext:value-type="float">
            <text:p>0.427728742361069</text:p>
          </table:table-cell>
          <table:table-cell office:value-type="float" office:value="0.433051198720932" calcext:value-type="float">
            <text:p>0.433051198720932</text:p>
          </table:table-cell>
          <table:table-cell office:value-type="float" office:value="0.499726980924606" calcext:value-type="float">
            <text:p>0.499726980924606</text:p>
          </table:table-cell>
          <table:table-cell office:value-type="float" office:value="0.473106026649475" calcext:value-type="float">
            <text:p>0.47310602664947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49233829975128" calcext:value-type="float">
            <text:p>0.449233829975128</text:p>
          </table:table-cell>
          <table:table-cell office:value-type="float" office:value="0.466624110937119" calcext:value-type="float">
            <text:p>0.466624110937119</text:p>
          </table:table-cell>
          <table:table-cell office:value-type="float" office:value="0.521053671836853" calcext:value-type="float">
            <text:p>0.521053671836853</text:p>
          </table:table-cell>
          <table:table-cell office:value-type="float" office:value="0.472793221473694" calcext:value-type="float">
            <text:p>0.47279322147369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23049181699753" calcext:value-type="float">
            <text:p>0.423049181699753</text:p>
          </table:table-cell>
          <table:table-cell office:value-type="float" office:value="0.428390651941299" calcext:value-type="float">
            <text:p>0.428390651941299</text:p>
          </table:table-cell>
          <table:table-cell office:value-type="float" office:value="0.455349415540695" calcext:value-type="float">
            <text:p>0.455349415540695</text:p>
          </table:table-cell>
          <table:table-cell office:value-type="float" office:value="0.466725438833237" calcext:value-type="float">
            <text:p>0.46672543883323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27224910259247" calcext:value-type="float">
            <text:p>0.327224910259247</text:p>
          </table:table-cell>
          <table:table-cell office:value-type="float" office:value="0.319733679294586" calcext:value-type="float">
            <text:p>0.319733679294586</text:p>
          </table:table-cell>
          <table:table-cell office:value-type="float" office:value="0.340406090021133" calcext:value-type="float">
            <text:p>0.340406090021133</text:p>
          </table:table-cell>
          <table:table-cell office:value-type="float" office:value="0.324697852134705" calcext:value-type="float">
            <text:p>0.32469785213470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96359330415726" calcext:value-type="float">
            <text:p>0.296359330415726</text:p>
          </table:table-cell>
          <table:table-cell office:value-type="float" office:value="0.306568145751953" calcext:value-type="float">
            <text:p>0.306568145751953</text:p>
          </table:table-cell>
          <table:table-cell office:value-type="float" office:value="0.293468683958054" calcext:value-type="float">
            <text:p>0.293468683958054</text:p>
          </table:table-cell>
          <table:table-cell office:value-type="float" office:value="0.312632441520691" calcext:value-type="float">
            <text:p>0.31263244152069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08325499296188" calcext:value-type="float">
            <text:p>0.308325499296188</text:p>
          </table:table-cell>
          <table:table-cell office:value-type="float" office:value="0.319256156682968" calcext:value-type="float">
            <text:p>0.319256156682968</text:p>
          </table:table-cell>
          <table:table-cell office:value-type="float" office:value="0.309689491987228" calcext:value-type="float">
            <text:p>0.309689491987228</text:p>
          </table:table-cell>
          <table:table-cell office:value-type="float" office:value="0.323831051588058" calcext:value-type="float">
            <text:p>0.32383105158805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50152373313904" calcext:value-type="float">
            <text:p>0.350152373313904</text:p>
          </table:table-cell>
          <table:table-cell office:value-type="float" office:value="0.35686194896698" calcext:value-type="float">
            <text:p>0.35686194896698</text:p>
          </table:table-cell>
          <table:table-cell office:value-type="float" office:value="0.339557349681854" calcext:value-type="float">
            <text:p>0.339557349681854</text:p>
          </table:table-cell>
          <table:table-cell office:value-type="float" office:value="0.348149031400681" calcext:value-type="float">
            <text:p>0.34814903140068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30361992120743" calcext:value-type="float">
            <text:p>0.330361992120743</text:p>
          </table:table-cell>
          <table:table-cell office:value-type="float" office:value="0.350305587053299" calcext:value-type="float">
            <text:p>0.350305587053299</text:p>
          </table:table-cell>
          <table:table-cell office:value-type="float" office:value="0.366154462099075" calcext:value-type="float">
            <text:p>0.366154462099075</text:p>
          </table:table-cell>
          <table:table-cell office:value-type="float" office:value="0.389679849147797" calcext:value-type="float">
            <text:p>0.38967984914779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54357182979584" calcext:value-type="float">
            <text:p>0.354357182979584</text:p>
          </table:table-cell>
          <table:table-cell office:value-type="float" office:value="0.405616164207459" calcext:value-type="float">
            <text:p>0.405616164207459</text:p>
          </table:table-cell>
          <table:table-cell office:value-type="float" office:value="0.399662137031555" calcext:value-type="float">
            <text:p>0.399662137031555</text:p>
          </table:table-cell>
          <table:table-cell office:value-type="float" office:value="0.421319007873535" calcext:value-type="float">
            <text:p>0.42131900787353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41468983888626" calcext:value-type="float">
            <text:p>0.441468983888626</text:p>
          </table:table-cell>
          <table:table-cell office:value-type="float" office:value="0.455052018165588" calcext:value-type="float">
            <text:p>0.455052018165588</text:p>
          </table:table-cell>
          <table:table-cell office:value-type="float" office:value="0.475640147924423" calcext:value-type="float">
            <text:p>0.475640147924423</text:p>
          </table:table-cell>
          <table:table-cell office:value-type="float" office:value="0.467809945344925" calcext:value-type="float">
            <text:p>0.46780994534492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10155802965164" calcext:value-type="float">
            <text:p>0.410155802965164</text:p>
          </table:table-cell>
          <table:table-cell office:value-type="float" office:value="0.443421274423599" calcext:value-type="float">
            <text:p>0.443421274423599</text:p>
          </table:table-cell>
          <table:table-cell office:value-type="float" office:value="0.5121049284935" calcext:value-type="float">
            <text:p>0.5121049284935</text:p>
          </table:table-cell>
          <table:table-cell office:value-type="float" office:value="0.459006249904633" calcext:value-type="float">
            <text:p>0.459006249904633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00809681415558" calcext:value-type="float">
            <text:p>0.300809681415558</text:p>
          </table:table-cell>
          <table:table-cell office:value-type="float" office:value="0.306548267602921" calcext:value-type="float">
            <text:p>0.306548267602921</text:p>
          </table:table-cell>
          <table:table-cell office:value-type="float" office:value="0.362459808588028" calcext:value-type="float">
            <text:p>0.362459808588028</text:p>
          </table:table-cell>
          <table:table-cell office:value-type="float" office:value="0.342770248651505" calcext:value-type="float">
            <text:p>0.34277024865150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3638190031052" calcext:value-type="float">
            <text:p>0.303638190031052</text:p>
          </table:table-cell>
          <table:table-cell office:value-type="float" office:value="0.317094624042511" calcext:value-type="float">
            <text:p>0.317094624042511</text:p>
          </table:table-cell>
          <table:table-cell office:value-type="float" office:value="0.335515141487122" calcext:value-type="float">
            <text:p>0.335515141487122</text:p>
          </table:table-cell>
          <table:table-cell office:value-type="float" office:value="0.344899505376816" calcext:value-type="float">
            <text:p>0.34489950537681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16636055707932" calcext:value-type="float">
            <text:p>0.316636055707932</text:p>
          </table:table-cell>
          <table:table-cell office:value-type="float" office:value="0.326547920703888" calcext:value-type="float">
            <text:p>0.326547920703888</text:p>
          </table:table-cell>
          <table:table-cell office:value-type="float" office:value="0.361459463834763" calcext:value-type="float">
            <text:p>0.361459463834763</text:p>
          </table:table-cell>
          <table:table-cell office:value-type="float" office:value="0.380454987287521" calcext:value-type="float">
            <text:p>0.38045498728752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28218996524811" calcext:value-type="float">
            <text:p>0.328218996524811</text:p>
          </table:table-cell>
          <table:table-cell office:value-type="float" office:value="0.344571948051453" calcext:value-type="float">
            <text:p>0.344571948051453</text:p>
          </table:table-cell>
          <table:table-cell office:value-type="float" office:value="0.356286734342575" calcext:value-type="float">
            <text:p>0.356286734342575</text:p>
          </table:table-cell>
          <table:table-cell office:value-type="float" office:value="0.383382081985474" calcext:value-type="float">
            <text:p>0.38338208198547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55461239814758" calcext:value-type="float">
            <text:p>0.355461239814758</text:p>
          </table:table-cell>
          <table:table-cell office:value-type="float" office:value="0.371873378753662" calcext:value-type="float">
            <text:p>0.371873378753662</text:p>
          </table:table-cell>
          <table:table-cell office:value-type="float" office:value="0.375313580036163" calcext:value-type="float">
            <text:p>0.375313580036163</text:p>
          </table:table-cell>
          <table:table-cell office:value-type="float" office:value="0.407445579767227" calcext:value-type="float">
            <text:p>0.40744557976722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81307512521744" calcext:value-type="float">
            <text:p>0.381307512521744</text:p>
          </table:table-cell>
          <table:table-cell office:value-type="float" office:value="0.371087849140167" calcext:value-type="float">
            <text:p>0.371087849140167</text:p>
          </table:table-cell>
          <table:table-cell office:value-type="float" office:value="0.386614263057709" calcext:value-type="float">
            <text:p>0.386614263057709</text:p>
          </table:table-cell>
          <table:table-cell office:value-type="float" office:value="0.463788688182831" calcext:value-type="float">
            <text:p>0.46378868818283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35891091823578" calcext:value-type="float">
            <text:p>0.435891091823578</text:p>
          </table:table-cell>
          <table:table-cell office:value-type="float" office:value="0.424609124660492" calcext:value-type="float">
            <text:p>0.424609124660492</text:p>
          </table:table-cell>
          <table:table-cell office:value-type="float" office:value="0.426989138126373" calcext:value-type="float">
            <text:p>0.426989138126373</text:p>
          </table:table-cell>
          <table:table-cell office:value-type="float" office:value="0.543136179447174" calcext:value-type="float">
            <text:p>0.54313617944717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00683611631393" calcext:value-type="float">
            <text:p>0.400683611631393</text:p>
          </table:table-cell>
          <table:table-cell office:value-type="float" office:value="0.390518248081207" calcext:value-type="float">
            <text:p>0.390518248081207</text:p>
          </table:table-cell>
          <table:table-cell office:value-type="float" office:value="0.393414050340652" calcext:value-type="float">
            <text:p>0.393414050340652</text:p>
          </table:table-cell>
          <table:table-cell office:value-type="float" office:value="0.4981569647789" calcext:value-type="float">
            <text:p>0.498156964778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32072371244431" calcext:value-type="float">
            <text:p>0.432072371244431</text:p>
          </table:table-cell>
          <table:table-cell office:value-type="float" office:value="0.425886899232864" calcext:value-type="float">
            <text:p>0.425886899232864</text:p>
          </table:table-cell>
          <table:table-cell office:value-type="float" office:value="0.420915842056274" calcext:value-type="float">
            <text:p>0.420915842056274</text:p>
          </table:table-cell>
          <table:table-cell office:value-type="float" office:value="0.509255886077881" calcext:value-type="float">
            <text:p>0.50925588607788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5132257938385" calcext:value-type="float">
            <text:p>0.55132257938385</text:p>
          </table:table-cell>
          <table:table-cell office:value-type="float" office:value="0.557756364345551" calcext:value-type="float">
            <text:p>0.557756364345551</text:p>
          </table:table-cell>
          <table:table-cell office:value-type="float" office:value="0.516210973262787" calcext:value-type="float">
            <text:p>0.516210973262787</text:p>
          </table:table-cell>
          <table:table-cell office:value-type="float" office:value="0.665026903152466" calcext:value-type="float">
            <text:p>0.66502690315246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41736030578613" calcext:value-type="float">
            <text:p>0.641736030578613</text:p>
          </table:table-cell>
          <table:table-cell office:value-type="float" office:value="0.780173242092133" calcext:value-type="float">
            <text:p>0.780173242092133</text:p>
          </table:table-cell>
          <table:table-cell office:value-type="float" office:value="0.649599432945252" calcext:value-type="float">
            <text:p>0.649599432945252</text:p>
          </table:table-cell>
          <table:table-cell office:value-type="float" office:value="0.886063575744629" calcext:value-type="float">
            <text:p>0.88606357574462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33480453491211" calcext:value-type="float">
            <text:p>0.733480453491211</text:p>
          </table:table-cell>
          <table:table-cell office:value-type="float" office:value="0.998134255409241" calcext:value-type="float">
            <text:p>0.998134255409241</text:p>
          </table:table-cell>
          <table:table-cell office:value-type="float" office:value="0.780864179134369" calcext:value-type="float">
            <text:p>0.780864179134369</text:p>
          </table:table-cell>
          <table:table-cell office:value-type="float" office:value="0.871561156" calcext:value-type="float">
            <text:p>0.871561156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8630228638649" calcext:value-type="float">
            <text:p>0.48630228638649</text:p>
          </table:table-cell>
          <table:table-cell office:value-type="float" office:value="0.614004254341126" calcext:value-type="float">
            <text:p>0.614004254341126</text:p>
          </table:table-cell>
          <table:table-cell office:value-type="float" office:value="0.486296445131302" calcext:value-type="float">
            <text:p>0.486296445131302</text:p>
          </table:table-cell>
          <table:table-cell office:value-type="float" office:value="0.586541593074799" calcext:value-type="float">
            <text:p>0.58654159307479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57493871450424" calcext:value-type="float">
            <text:p>0.457493871450424</text:p>
          </table:table-cell>
          <table:table-cell office:value-type="float" office:value="0.513997077941895" calcext:value-type="float">
            <text:p>0.513997077941895</text:p>
          </table:table-cell>
          <table:table-cell office:value-type="float" office:value="0.428994685411453" calcext:value-type="float">
            <text:p>0.428994685411453</text:p>
          </table:table-cell>
          <table:table-cell office:value-type="float" office:value="0.576144158840179" calcext:value-type="float">
            <text:p>0.57614415884017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09952521324158" calcext:value-type="float">
            <text:p>0.409952521324158</text:p>
          </table:table-cell>
          <table:table-cell office:value-type="float" office:value="0.465176790952683" calcext:value-type="float">
            <text:p>0.465176790952683</text:p>
          </table:table-cell>
          <table:table-cell office:value-type="float" office:value="0.451821565628052" calcext:value-type="float">
            <text:p>0.451821565628052</text:p>
          </table:table-cell>
          <table:table-cell office:value-type="float" office:value="0.484583675861359" calcext:value-type="float">
            <text:p>0.48458367586135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85140717029572" calcext:value-type="float">
            <text:p>0.385140717029572</text:p>
          </table:table-cell>
          <table:table-cell office:value-type="float" office:value="0.415347576141357" calcext:value-type="float">
            <text:p>0.415347576141357</text:p>
          </table:table-cell>
          <table:table-cell office:value-type="float" office:value="0.486546844244003" calcext:value-type="float">
            <text:p>0.486546844244003</text:p>
          </table:table-cell>
          <table:table-cell office:value-type="float" office:value="0.470529705286026" calcext:value-type="float">
            <text:p>0.47052970528602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84374529123306" calcext:value-type="float">
            <text:p>0.384374529123306</text:p>
          </table:table-cell>
          <table:table-cell office:value-type="float" office:value="0.390117853879929" calcext:value-type="float">
            <text:p>0.390117853879929</text:p>
          </table:table-cell>
          <table:table-cell office:value-type="float" office:value="0.494806677103043" calcext:value-type="float">
            <text:p>0.494806677103043</text:p>
          </table:table-cell>
          <table:table-cell office:value-type="float" office:value="0.435255855321884" calcext:value-type="float">
            <text:p>0.43525585532188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59993064403534" calcext:value-type="float">
            <text:p>0.459993064403534</text:p>
          </table:table-cell>
          <table:table-cell office:value-type="float" office:value="0.470369905233383" calcext:value-type="float">
            <text:p>0.470369905233383</text:p>
          </table:table-cell>
          <table:table-cell office:value-type="float" office:value="0.637084424495697" calcext:value-type="float">
            <text:p>0.637084424495697</text:p>
          </table:table-cell>
          <table:table-cell office:value-type="float" office:value="0.482099145650864" calcext:value-type="float">
            <text:p>0.48209914565086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99564564228058" calcext:value-type="float">
            <text:p>0.399564564228058</text:p>
          </table:table-cell>
          <table:table-cell office:value-type="float" office:value="0.42355215549469" calcext:value-type="float">
            <text:p>0.42355215549469</text:p>
          </table:table-cell>
          <table:table-cell office:value-type="float" office:value="0.542690217494965" calcext:value-type="float">
            <text:p>0.542690217494965</text:p>
          </table:table-cell>
          <table:table-cell office:value-type="float" office:value="0.411570221185684" calcext:value-type="float">
            <text:p>0.411570221185684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38107496500015" calcext:value-type="float">
            <text:p>0.338107496500015</text:p>
          </table:table-cell>
          <table:table-cell office:value-type="float" office:value="0.341517955064774" calcext:value-type="float">
            <text:p>0.341517955064774</text:p>
          </table:table-cell>
          <table:table-cell office:value-type="float" office:value="0.356437414884567" calcext:value-type="float">
            <text:p>0.356437414884567</text:p>
          </table:table-cell>
          <table:table-cell office:value-type="float" office:value="0.338516116142273" calcext:value-type="float">
            <text:p>0.33851611614227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04462939500809" calcext:value-type="float">
            <text:p>0.304462939500809</text:p>
          </table:table-cell>
          <table:table-cell office:value-type="float" office:value="0.337215214967728" calcext:value-type="float">
            <text:p>0.337215214967728</text:p>
          </table:table-cell>
          <table:table-cell office:value-type="float" office:value="0.360975384712219" calcext:value-type="float">
            <text:p>0.360975384712219</text:p>
          </table:table-cell>
          <table:table-cell office:value-type="float" office:value="0.325900882482529" calcext:value-type="float">
            <text:p>0.32590088248252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24115842580795" calcext:value-type="float">
            <text:p>0.324115842580795</text:p>
          </table:table-cell>
          <table:table-cell office:value-type="float" office:value="0.324429005384445" calcext:value-type="float">
            <text:p>0.324429005384445</text:p>
          </table:table-cell>
          <table:table-cell office:value-type="float" office:value="0.370343565940857" calcext:value-type="float">
            <text:p>0.370343565940857</text:p>
          </table:table-cell>
          <table:table-cell office:value-type="float" office:value="0.300310432910919" calcext:value-type="float">
            <text:p>0.30031043291091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27818065881729" calcext:value-type="float">
            <text:p>0.327818065881729</text:p>
          </table:table-cell>
          <table:table-cell office:value-type="float" office:value="0.322924673557281" calcext:value-type="float">
            <text:p>0.322924673557281</text:p>
          </table:table-cell>
          <table:table-cell office:value-type="float" office:value="0.340316146612167" calcext:value-type="float">
            <text:p>0.340316146612167</text:p>
          </table:table-cell>
          <table:table-cell office:value-type="float" office:value="0.286506712436676" calcext:value-type="float">
            <text:p>0.28650671243667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09701234102249" calcext:value-type="float">
            <text:p>0.309701234102249</text:p>
          </table:table-cell>
          <table:table-cell office:value-type="float" office:value="0.304958522319794" calcext:value-type="float">
            <text:p>0.304958522319794</text:p>
          </table:table-cell>
          <table:table-cell office:value-type="float" office:value="0.331304669380188" calcext:value-type="float">
            <text:p>0.331304669380188</text:p>
          </table:table-cell>
          <table:table-cell office:value-type="float" office:value="0.281859338283539" calcext:value-type="float">
            <text:p>0.28185933828353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6696366071701" calcext:value-type="float">
            <text:p>0.326696366071701</text:p>
          </table:table-cell>
          <table:table-cell office:value-type="float" office:value="0.327603489160538" calcext:value-type="float">
            <text:p>0.327603489160538</text:p>
          </table:table-cell>
          <table:table-cell office:value-type="float" office:value="0.344648659229279" calcext:value-type="float">
            <text:p>0.344648659229279</text:p>
          </table:table-cell>
          <table:table-cell office:value-type="float" office:value="0.308755099773407" calcext:value-type="float">
            <text:p>0.30875509977340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98574268817902" calcext:value-type="float">
            <text:p>0.298574268817902</text:p>
          </table:table-cell>
          <table:table-cell office:value-type="float" office:value="0.322210997343063" calcext:value-type="float">
            <text:p>0.322210997343063</text:p>
          </table:table-cell>
          <table:table-cell office:value-type="float" office:value="0.334137469530106" calcext:value-type="float">
            <text:p>0.334137469530106</text:p>
          </table:table-cell>
          <table:table-cell office:value-type="float" office:value="0.297817707061768" calcext:value-type="float">
            <text:p>0.29781770706176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97418534755707" calcext:value-type="float">
            <text:p>0.297418534755707</text:p>
          </table:table-cell>
          <table:table-cell office:value-type="float" office:value="0.315251439809799" calcext:value-type="float">
            <text:p>0.315251439809799</text:p>
          </table:table-cell>
          <table:table-cell office:value-type="float" office:value="0.344454884529114" calcext:value-type="float">
            <text:p>0.344454884529114</text:p>
          </table:table-cell>
          <table:table-cell office:value-type="float" office:value="0.295204281806946" calcext:value-type="float">
            <text:p>0.295204281806946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00548374652863" calcext:value-type="float">
            <text:p>0.300548374652863</text:p>
          </table:table-cell>
          <table:table-cell office:value-type="float" office:value="0.312792837619781" calcext:value-type="float">
            <text:p>0.312792837619781</text:p>
          </table:table-cell>
          <table:table-cell office:value-type="float" office:value="0.354880839586258" calcext:value-type="float">
            <text:p>0.354880839586258</text:p>
          </table:table-cell>
          <table:table-cell office:value-type="float" office:value="0.289380967617035" calcext:value-type="float">
            <text:p>0.2893809676170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10229361057281" calcext:value-type="float">
            <text:p>0.310229361057281</text:p>
          </table:table-cell>
          <table:table-cell office:value-type="float" office:value="0.332163602113724" calcext:value-type="float">
            <text:p>0.332163602113724</text:p>
          </table:table-cell>
          <table:table-cell office:value-type="float" office:value="0.344556570053101" calcext:value-type="float">
            <text:p>0.344556570053101</text:p>
          </table:table-cell>
          <table:table-cell office:value-type="float" office:value="0.321296036243439" calcext:value-type="float">
            <text:p>0.32129603624343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68260651826859" calcext:value-type="float">
            <text:p>0.368260651826859</text:p>
          </table:table-cell>
          <table:table-cell office:value-type="float" office:value="0.395848900079727" calcext:value-type="float">
            <text:p>0.395848900079727</text:p>
          </table:table-cell>
          <table:table-cell office:value-type="float" office:value="0.381171762943268" calcext:value-type="float">
            <text:p>0.381171762943268</text:p>
          </table:table-cell>
          <table:table-cell office:value-type="float" office:value="0.384925872087479" calcext:value-type="float">
            <text:p>0.38492587208747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87358427047729" calcext:value-type="float">
            <text:p>0.387358427047729</text:p>
          </table:table-cell>
          <table:table-cell office:value-type="float" office:value="0.360362559556961" calcext:value-type="float">
            <text:p>0.360362559556961</text:p>
          </table:table-cell>
          <table:table-cell office:value-type="float" office:value="0.373475253582001" calcext:value-type="float">
            <text:p>0.373475253582001</text:p>
          </table:table-cell>
          <table:table-cell office:value-type="float" office:value="0.372833251953125" calcext:value-type="float">
            <text:p>0.372833251953125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51441949605942" calcext:value-type="float">
            <text:p>0.351441949605942</text:p>
          </table:table-cell>
          <table:table-cell office:value-type="float" office:value="0.304007470607758" calcext:value-type="float">
            <text:p>0.304007470607758</text:p>
          </table:table-cell>
          <table:table-cell office:value-type="float" office:value="0.357673138380051" calcext:value-type="float">
            <text:p>0.357673138380051</text:p>
          </table:table-cell>
          <table:table-cell office:value-type="float" office:value="0.352670282125473" calcext:value-type="float">
            <text:p>0.35267028212547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98916900157928" calcext:value-type="float">
            <text:p>0.398916900157928</text:p>
          </table:table-cell>
          <table:table-cell office:value-type="float" office:value="0.351799339056015" calcext:value-type="float">
            <text:p>0.351799339056015</text:p>
          </table:table-cell>
          <table:table-cell office:value-type="float" office:value="0.361519455909729" calcext:value-type="float">
            <text:p>0.361519455909729</text:p>
          </table:table-cell>
          <table:table-cell office:value-type="float" office:value="0.409640908241272" calcext:value-type="float">
            <text:p>0.40964090824127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81587648391724" calcext:value-type="float">
            <text:p>0.481587648391724</text:p>
          </table:table-cell>
          <table:table-cell office:value-type="float" office:value="0.39086702466011" calcext:value-type="float">
            <text:p>0.39086702466011</text:p>
          </table:table-cell>
          <table:table-cell office:value-type="float" office:value="0.466933369636536" calcext:value-type="float">
            <text:p>0.466933369636536</text:p>
          </table:table-cell>
          <table:table-cell office:value-type="float" office:value="0.516373813152313" calcext:value-type="float">
            <text:p>0.51637381315231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79317307472229" calcext:value-type="float">
            <text:p>0.479317307472229</text:p>
          </table:table-cell>
          <table:table-cell office:value-type="float" office:value="0.38958004117012" calcext:value-type="float">
            <text:p>0.38958004117012</text:p>
          </table:table-cell>
          <table:table-cell office:value-type="float" office:value="0.538459241390228" calcext:value-type="float">
            <text:p>0.538459241390228</text:p>
          </table:table-cell>
          <table:table-cell office:value-type="float" office:value="0.576480865478516" calcext:value-type="float">
            <text:p>0.57648086547851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34655547142029" calcext:value-type="float">
            <text:p>0.434655547142029</text:p>
          </table:table-cell>
          <table:table-cell office:value-type="float" office:value="0.361610591411591" calcext:value-type="float">
            <text:p>0.361610591411591</text:p>
          </table:table-cell>
          <table:table-cell office:value-type="float" office:value="0.470477998256683" calcext:value-type="float">
            <text:p>0.470477998256683</text:p>
          </table:table-cell>
          <table:table-cell office:value-type="float" office:value="0.465817511081696" calcext:value-type="float">
            <text:p>0.465817511081696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48187112808228" calcext:value-type="float">
            <text:p>0.448187112808228</text:p>
          </table:table-cell>
          <table:table-cell office:value-type="float" office:value="0.4886175096035" calcext:value-type="float">
            <text:p>0.4886175096035</text:p>
          </table:table-cell>
          <table:table-cell office:value-type="float" office:value="0.598591148853302" calcext:value-type="float">
            <text:p>0.598591148853302</text:p>
          </table:table-cell>
          <table:table-cell office:value-type="float" office:value="0.65479439496994" calcext:value-type="float">
            <text:p>0.6547943949699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00309705734253" calcext:value-type="float">
            <text:p>0.500309705734253</text:p>
          </table:table-cell>
          <table:table-cell office:value-type="float" office:value="0.525606155395508" calcext:value-type="float">
            <text:p>0.525606155395508</text:p>
          </table:table-cell>
          <table:table-cell office:value-type="float" office:value="0.73807954788208" calcext:value-type="float">
            <text:p>0.73807954788208</text:p>
          </table:table-cell>
          <table:table-cell office:value-type="float" office:value="0.68134731054306" calcext:value-type="float">
            <text:p>0.6813473105430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09760558605194" calcext:value-type="float">
            <text:p>0.509760558605194</text:p>
          </table:table-cell>
          <table:table-cell office:value-type="float" office:value="0.438626527786255" calcext:value-type="float">
            <text:p>0.438626527786255</text:p>
          </table:table-cell>
          <table:table-cell office:value-type="float" office:value="0.548595249652863" calcext:value-type="float">
            <text:p>0.548595249652863</text:p>
          </table:table-cell>
          <table:table-cell office:value-type="float" office:value="0.506166875362396" calcext:value-type="float">
            <text:p>0.50616687536239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14092123508453" calcext:value-type="float">
            <text:p>0.414092123508453</text:p>
          </table:table-cell>
          <table:table-cell office:value-type="float" office:value="0.358282625675201" calcext:value-type="float">
            <text:p>0.358282625675201</text:p>
          </table:table-cell>
          <table:table-cell office:value-type="float" office:value="0.437357664108276" calcext:value-type="float">
            <text:p>0.437357664108276</text:p>
          </table:table-cell>
          <table:table-cell office:value-type="float" office:value="0.456770896911621" calcext:value-type="float">
            <text:p>0.45677089691162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26403939723969" calcext:value-type="float">
            <text:p>0.426403939723969</text:p>
          </table:table-cell>
          <table:table-cell office:value-type="float" office:value="0.33555468916893" calcext:value-type="float">
            <text:p>0.33555468916893</text:p>
          </table:table-cell>
          <table:table-cell office:value-type="float" office:value="0.416524469852448" calcext:value-type="float">
            <text:p>0.416524469852448</text:p>
          </table:table-cell>
          <table:table-cell office:value-type="float" office:value="0.457435071468353" calcext:value-type="float">
            <text:p>0.45743507146835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76562112569809" calcext:value-type="float">
            <text:p>0.476562112569809</text:p>
          </table:table-cell>
          <table:table-cell office:value-type="float" office:value="0.346725434064865" calcext:value-type="float">
            <text:p>0.346725434064865</text:p>
          </table:table-cell>
          <table:table-cell office:value-type="float" office:value="0.47679078578949" calcext:value-type="float">
            <text:p>0.47679078578949</text:p>
          </table:table-cell>
          <table:table-cell office:value-type="float" office:value="0.535166621208191" calcext:value-type="float">
            <text:p>0.53516662120819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49064934253693" calcext:value-type="float">
            <text:p>0.549064934253693</text:p>
          </table:table-cell>
          <table:table-cell office:value-type="float" office:value="0.533388376235962" calcext:value-type="float">
            <text:p>0.533388376235962</text:p>
          </table:table-cell>
          <table:table-cell office:value-type="float" office:value="0.663490176200867" calcext:value-type="float">
            <text:p>0.663490176200867</text:p>
          </table:table-cell>
          <table:table-cell office:value-type="float" office:value="0.88922530412674" calcext:value-type="float">
            <text:p>0.8892253041267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05343914031982" calcext:value-type="float">
            <text:p>0.505343914031982</text:p>
          </table:table-cell>
          <table:table-cell office:value-type="float" office:value="0.65168708562851" calcext:value-type="float">
            <text:p>0.65168708562851</text:p>
          </table:table-cell>
          <table:table-cell office:value-type="float" office:value="0.71052211523056" calcext:value-type="float">
            <text:p>0.71052211523056</text:p>
          </table:table-cell>
          <table:table-cell office:value-type="float" office:value="0.91907662153244" calcext:value-type="float">
            <text:p>0.9190766215324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83709901571274" calcext:value-type="float">
            <text:p>0.483709901571274</text:p>
          </table:table-cell>
          <table:table-cell office:value-type="float" office:value="0.392600923776627" calcext:value-type="float">
            <text:p>0.392600923776627</text:p>
          </table:table-cell>
          <table:table-cell office:value-type="float" office:value="0.648317098617554" calcext:value-type="float">
            <text:p>0.648317098617554</text:p>
          </table:table-cell>
          <table:table-cell office:value-type="float" office:value="0.702581942081451" calcext:value-type="float">
            <text:p>0.70258194208145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60083931684494" calcext:value-type="float">
            <text:p>0.460083931684494</text:p>
          </table:table-cell>
          <table:table-cell office:value-type="float" office:value="0.455432087182999" calcext:value-type="float">
            <text:p>0.455432087182999</text:p>
          </table:table-cell>
          <table:table-cell office:value-type="float" office:value="0.688026309013367" calcext:value-type="float">
            <text:p>0.688026309013367</text:p>
          </table:table-cell>
          <table:table-cell office:value-type="float" office:value="0.582146465778351" calcext:value-type="float">
            <text:p>0.58214646577835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9970679283142" calcext:value-type="float">
            <text:p>0.619970679283142</text:p>
          </table:table-cell>
          <table:table-cell office:value-type="float" office:value="0.555428266525269" calcext:value-type="float">
            <text:p>0.555428266525269</text:p>
          </table:table-cell>
          <table:table-cell office:value-type="float" office:value="0.947343409061432" calcext:value-type="float">
            <text:p>0.947343409061432</text:p>
          </table:table-cell>
          <table:table-cell office:value-type="float" office:value="0.777121722698212" calcext:value-type="float">
            <text:p>0.77712172269821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93944776058197" calcext:value-type="float">
            <text:p>0.793944776058197</text:p>
          </table:table-cell>
          <table:table-cell office:value-type="float" office:value="0.628886580467224" calcext:value-type="float">
            <text:p>0.628886580467224</text:p>
          </table:table-cell>
          <table:table-cell office:value-type="float" office:value="1.0423356294632" calcext:value-type="float">
            <text:p>1.0423356294632</text:p>
          </table:table-cell>
          <table:table-cell office:value-type="float" office:value="0.696610391139984" calcext:value-type="float">
            <text:p>0.69661039113998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29426538944244" calcext:value-type="float">
            <text:p>0.629426538944244</text:p>
          </table:table-cell>
          <table:table-cell office:value-type="float" office:value="0.590879321098328" calcext:value-type="float">
            <text:p>0.590879321098328</text:p>
          </table:table-cell>
          <table:table-cell office:value-type="float" office:value="0.718063950538635" calcext:value-type="float">
            <text:p>0.718063950538635</text:p>
          </table:table-cell>
          <table:table-cell office:value-type="float" office:value="0.71358996629715" calcext:value-type="float">
            <text:p>0.71358996629715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915055751801" calcext:value-type="float">
            <text:p>0.407915055751801</text:p>
          </table:table-cell>
          <table:table-cell office:value-type="float" office:value="0.406281173229218" calcext:value-type="float">
            <text:p>0.406281173229218</text:p>
          </table:table-cell>
          <table:table-cell office:value-type="float" office:value="0.424584448337555" calcext:value-type="float">
            <text:p>0.424584448337555</text:p>
          </table:table-cell>
          <table:table-cell office:value-type="float" office:value="0.473739176988602" calcext:value-type="float">
            <text:p>0.47373917698860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67990785837173" calcext:value-type="float">
            <text:p>0.467990785837173</text:p>
          </table:table-cell>
          <table:table-cell office:value-type="float" office:value="0.430914431810379" calcext:value-type="float">
            <text:p>0.430914431810379</text:p>
          </table:table-cell>
          <table:table-cell office:value-type="float" office:value="0.441303819417954" calcext:value-type="float">
            <text:p>0.441303819417954</text:p>
          </table:table-cell>
          <table:table-cell office:value-type="float" office:value="0.437182307243347" calcext:value-type="float">
            <text:p>0.437182307243347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4057765007019" calcext:value-type="float">
            <text:p>0.54057765007019</text:p>
          </table:table-cell>
          <table:table-cell office:value-type="float" office:value="0.418675005435944" calcext:value-type="float">
            <text:p>0.418675005435944</text:p>
          </table:table-cell>
          <table:table-cell office:value-type="float" office:value="0.448151975870132" calcext:value-type="float">
            <text:p>0.448151975870132</text:p>
          </table:table-cell>
          <table:table-cell office:value-type="float" office:value="0.400851994752884" calcext:value-type="float">
            <text:p>0.400851994752884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30260503292084" calcext:value-type="float">
            <text:p>0.530260503292084</text:p>
          </table:table-cell>
          <table:table-cell office:value-type="float" office:value="0.428946077823639" calcext:value-type="float">
            <text:p>0.428946077823639</text:p>
          </table:table-cell>
          <table:table-cell office:value-type="float" office:value="0.443256884813309" calcext:value-type="float">
            <text:p>0.443256884813309</text:p>
          </table:table-cell>
          <table:table-cell office:value-type="float" office:value="0.422106683254242" calcext:value-type="float">
            <text:p>0.42210668325424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48428004980087" calcext:value-type="float">
            <text:p>0.448428004980087</text:p>
          </table:table-cell>
          <table:table-cell office:value-type="float" office:value="0.460149526596069" calcext:value-type="float">
            <text:p>0.460149526596069</text:p>
          </table:table-cell>
          <table:table-cell office:value-type="float" office:value="0.42158704996109" calcext:value-type="float">
            <text:p>0.42158704996109</text:p>
          </table:table-cell>
          <table:table-cell office:value-type="float" office:value="0.416788816452026" calcext:value-type="float">
            <text:p>0.416788816452026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04690504074097" calcext:value-type="float">
            <text:p>0.404690504074097</text:p>
          </table:table-cell>
          <table:table-cell office:value-type="float" office:value="0.383868604898453" calcext:value-type="float">
            <text:p>0.383868604898453</text:p>
          </table:table-cell>
          <table:table-cell office:value-type="float" office:value="0.413708031177521" calcext:value-type="float">
            <text:p>0.413708031177521</text:p>
          </table:table-cell>
          <table:table-cell office:value-type="float" office:value="0.361742675304413" calcext:value-type="float">
            <text:p>0.36174267530441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3918105363846" calcext:value-type="float">
            <text:p>0.353918105363846</text:p>
          </table:table-cell>
          <table:table-cell office:value-type="float" office:value="0.351999908685684" calcext:value-type="float">
            <text:p>0.351999908685684</text:p>
          </table:table-cell>
          <table:table-cell office:value-type="float" office:value="0.363968074321747" calcext:value-type="float">
            <text:p>0.363968074321747</text:p>
          </table:table-cell>
          <table:table-cell office:value-type="float" office:value="0.359799981117249" calcext:value-type="float">
            <text:p>0.35979998111724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1636797785759" calcext:value-type="float">
            <text:p>0.41636797785759</text:p>
          </table:table-cell>
          <table:table-cell office:value-type="float" office:value="0.509801864624023" calcext:value-type="float">
            <text:p>0.509801864624023</text:p>
          </table:table-cell>
          <table:table-cell office:value-type="float" office:value="0.396488785743713" calcext:value-type="float">
            <text:p>0.396488785743713</text:p>
          </table:table-cell>
          <table:table-cell office:value-type="float" office:value="0.419847697019577" calcext:value-type="float">
            <text:p>0.41984769701957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11125630140305" calcext:value-type="float">
            <text:p>0.411125630140305</text:p>
          </table:table-cell>
          <table:table-cell office:value-type="float" office:value="0.481134444475174" calcext:value-type="float">
            <text:p>0.481134444475174</text:p>
          </table:table-cell>
          <table:table-cell office:value-type="float" office:value="0.484050810337067" calcext:value-type="float">
            <text:p>0.484050810337067</text:p>
          </table:table-cell>
          <table:table-cell office:value-type="float" office:value="0.458450973033905" calcext:value-type="float">
            <text:p>0.45845097303390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94939929246902" calcext:value-type="float">
            <text:p>0.394939929246902</text:p>
          </table:table-cell>
          <table:table-cell office:value-type="float" office:value="0.421729743480682" calcext:value-type="float">
            <text:p>0.421729743480682</text:p>
          </table:table-cell>
          <table:table-cell office:value-type="float" office:value="0.498162120580673" calcext:value-type="float">
            <text:p>0.498162120580673</text:p>
          </table:table-cell>
          <table:table-cell office:value-type="float" office:value="0.431791752576828" calcext:value-type="float">
            <text:p>0.43179175257682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5381007194519" calcext:value-type="float">
            <text:p>0.485381007194519</text:p>
          </table:table-cell>
          <table:table-cell office:value-type="float" office:value="0.499790191650391" calcext:value-type="float">
            <text:p>0.499790191650391</text:p>
          </table:table-cell>
          <table:table-cell office:value-type="float" office:value="0.636628985404968" calcext:value-type="float">
            <text:p>0.636628985404968</text:p>
          </table:table-cell>
          <table:table-cell office:value-type="float" office:value="0.624938130378723" calcext:value-type="float">
            <text:p>0.62493813037872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18164241313934" calcext:value-type="float">
            <text:p>0.618164241313934</text:p>
          </table:table-cell>
          <table:table-cell office:value-type="float" office:value="0.590427041053772" calcext:value-type="float">
            <text:p>0.590427041053772</text:p>
          </table:table-cell>
          <table:table-cell office:value-type="float" office:value="0.727038204669952" calcext:value-type="float">
            <text:p>0.727038204669952</text:p>
          </table:table-cell>
          <table:table-cell office:value-type="float" office:value="0.670050382614136" calcext:value-type="float">
            <text:p>0.67005038261413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4445686340332" calcext:value-type="float">
            <text:p>0.64445686340332</text:p>
          </table:table-cell>
          <table:table-cell office:value-type="float" office:value="0.590900003910065" calcext:value-type="float">
            <text:p>0.590900003910065</text:p>
          </table:table-cell>
          <table:table-cell office:value-type="float" office:value="0.705062091350555" calcext:value-type="float">
            <text:p>0.705062091350555</text:p>
          </table:table-cell>
          <table:table-cell office:value-type="float" office:value="0.637274146080017" calcext:value-type="float">
            <text:p>0.637274146080017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94824469089508" calcext:value-type="float">
            <text:p>0.494824469089508</text:p>
          </table:table-cell>
          <table:table-cell office:value-type="float" office:value="0.439026027917862" calcext:value-type="float">
            <text:p>0.439026027917862</text:p>
          </table:table-cell>
          <table:table-cell office:value-type="float" office:value="0.538680851459503" calcext:value-type="float">
            <text:p>0.538680851459503</text:p>
          </table:table-cell>
          <table:table-cell office:value-type="float" office:value="0.479759126901627" calcext:value-type="float">
            <text:p>0.47975912690162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90680068731308" calcext:value-type="float">
            <text:p>0.490680068731308</text:p>
          </table:table-cell>
          <table:table-cell office:value-type="float" office:value="0.427233755588532" calcext:value-type="float">
            <text:p>0.427233755588532</text:p>
          </table:table-cell>
          <table:table-cell office:value-type="float" office:value="0.521191298961639" calcext:value-type="float">
            <text:p>0.521191298961639</text:p>
          </table:table-cell>
          <table:table-cell office:value-type="float" office:value="0.458822846412659" calcext:value-type="float">
            <text:p>0.458822846412659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75592279434204" calcext:value-type="float">
            <text:p>0.575592279434204</text:p>
          </table:table-cell>
          <table:table-cell office:value-type="float" office:value="0.555139064788818" calcext:value-type="float">
            <text:p>0.555139064788818</text:p>
          </table:table-cell>
          <table:table-cell office:value-type="float" office:value="0.636595785617828" calcext:value-type="float">
            <text:p>0.636595785617828</text:p>
          </table:table-cell>
          <table:table-cell office:value-type="float" office:value="0.574263572692871" calcext:value-type="float">
            <text:p>0.57426357269287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82287490367889" calcext:value-type="float">
            <text:p>0.582287490367889</text:p>
          </table:table-cell>
          <table:table-cell office:value-type="float" office:value="0.485503822565079" calcext:value-type="float">
            <text:p>0.485503822565079</text:p>
          </table:table-cell>
          <table:table-cell office:value-type="float" office:value="0.61463326215744" calcext:value-type="float">
            <text:p>0.61463326215744</text:p>
          </table:table-cell>
          <table:table-cell office:value-type="float" office:value="0.593220353126526" calcext:value-type="float">
            <text:p>0.593220353126526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63702881336212" calcext:value-type="float">
            <text:p>0.563702881336212</text:p>
          </table:table-cell>
          <table:table-cell office:value-type="float" office:value="0.421620398759842" calcext:value-type="float">
            <text:p>0.421620398759842</text:p>
          </table:table-cell>
          <table:table-cell office:value-type="float" office:value="0.544141948223114" calcext:value-type="float">
            <text:p>0.544141948223114</text:p>
          </table:table-cell>
          <table:table-cell office:value-type="float" office:value="0.511705696582794" calcext:value-type="float">
            <text:p>0.51170569658279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30993485450745" calcext:value-type="float">
            <text:p>0.630993485450745</text:p>
          </table:table-cell>
          <table:table-cell office:value-type="float" office:value="0.570364713668823" calcext:value-type="float">
            <text:p>0.570364713668823</text:p>
          </table:table-cell>
          <table:table-cell office:value-type="float" office:value="0.678430497646332" calcext:value-type="float">
            <text:p>0.678430497646332</text:p>
          </table:table-cell>
          <table:table-cell office:value-type="float" office:value="0.75169962644577" calcext:value-type="float">
            <text:p>0.75169962644577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68762362003326" calcext:value-type="float">
            <text:p>0.568762362003326</text:p>
          </table:table-cell>
          <table:table-cell office:value-type="float" office:value="0.573784351348877" calcext:value-type="float">
            <text:p>0.573784351348877</text:p>
          </table:table-cell>
          <table:table-cell office:value-type="float" office:value="0.716108977794647" calcext:value-type="float">
            <text:p>0.716108977794647</text:p>
          </table:table-cell>
          <table:table-cell office:value-type="float" office:value="0.801780819892883" calcext:value-type="float">
            <text:p>0.80178081989288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69386839866638" calcext:value-type="float">
            <text:p>0.569386839866638</text:p>
          </table:table-cell>
          <table:table-cell office:value-type="float" office:value="0.498437106609345" calcext:value-type="float">
            <text:p>0.498437106609345</text:p>
          </table:table-cell>
          <table:table-cell office:value-type="float" office:value="0.642155706882477" calcext:value-type="float">
            <text:p>0.642155706882477</text:p>
          </table:table-cell>
          <table:table-cell office:value-type="float" office:value="0.542906224727631" calcext:value-type="float">
            <text:p>0.54290622472763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04130125045776" calcext:value-type="float">
            <text:p>0.504130125045776</text:p>
          </table:table-cell>
          <table:table-cell office:value-type="float" office:value="0.503448903560638" calcext:value-type="float">
            <text:p>0.503448903560638</text:p>
          </table:table-cell>
          <table:table-cell office:value-type="float" office:value="0.635625302791596" calcext:value-type="float">
            <text:p>0.635625302791596</text:p>
          </table:table-cell>
          <table:table-cell office:value-type="float" office:value="0.54137110710144" calcext:value-type="float">
            <text:p>0.5413711071014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21141886711121" calcext:value-type="float">
            <text:p>0.521141886711121</text:p>
          </table:table-cell>
          <table:table-cell office:value-type="float" office:value="0.551096916198731" calcext:value-type="float">
            <text:p>0.551096916198731</text:p>
          </table:table-cell>
          <table:table-cell office:value-type="float" office:value="0.699734747409821" calcext:value-type="float">
            <text:p>0.699734747409821</text:p>
          </table:table-cell>
          <table:table-cell office:value-type="float" office:value="0.575828731060028" calcext:value-type="float">
            <text:p>0.57582873106002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49412596225739" calcext:value-type="float">
            <text:p>0.749412596225739</text:p>
          </table:table-cell>
          <table:table-cell office:value-type="float" office:value="0.583274304866791" calcext:value-type="float">
            <text:p>0.583274304866791</text:p>
          </table:table-cell>
          <table:table-cell office:value-type="float" office:value="0.761676847934723" calcext:value-type="float">
            <text:p>0.761676847934723</text:p>
          </table:table-cell>
          <table:table-cell office:value-type="float" office:value="0.688621520996094" calcext:value-type="float">
            <text:p>0.68862152099609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84612953662872" calcext:value-type="float">
            <text:p>0.784612953662872</text:p>
          </table:table-cell>
          <table:table-cell office:value-type="float" office:value="0.519793033599854" calcext:value-type="float">
            <text:p>0.519793033599854</text:p>
          </table:table-cell>
          <table:table-cell office:value-type="float" office:value="0.731938600540161" calcext:value-type="float">
            <text:p>0.731938600540161</text:p>
          </table:table-cell>
          <table:table-cell office:value-type="float" office:value="0.635821402072907" calcext:value-type="float">
            <text:p>0.635821402072907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3561592102051" calcext:value-type="float">
            <text:p>0.653561592102051</text:p>
          </table:table-cell>
          <table:table-cell office:value-type="float" office:value="0.513256788253784" calcext:value-type="float">
            <text:p>0.513256788253784</text:p>
          </table:table-cell>
          <table:table-cell office:value-type="float" office:value="0.670628070831299" calcext:value-type="float">
            <text:p>0.670628070831299</text:p>
          </table:table-cell>
          <table:table-cell office:value-type="float" office:value="0.551468789577484" calcext:value-type="float">
            <text:p>0.55146878957748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1874759197235" calcext:value-type="float">
            <text:p>0.611874759197235</text:p>
          </table:table-cell>
          <table:table-cell office:value-type="float" office:value="0.542290925979614" calcext:value-type="float">
            <text:p>0.542290925979614</text:p>
          </table:table-cell>
          <table:table-cell office:value-type="float" office:value="0.642705142498016" calcext:value-type="float">
            <text:p>0.642705142498016</text:p>
          </table:table-cell>
          <table:table-cell office:value-type="float" office:value="0.533559679985046" calcext:value-type="float">
            <text:p>0.533559679985046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95269525051117" calcext:value-type="float">
            <text:p>0.695269525051117</text:p>
          </table:table-cell>
          <table:table-cell office:value-type="float" office:value="0.506364822387695" calcext:value-type="float">
            <text:p>0.506364822387695</text:p>
          </table:table-cell>
          <table:table-cell office:value-type="float" office:value="0.620345234870911" calcext:value-type="float">
            <text:p>0.620345234870911</text:p>
          </table:table-cell>
          <table:table-cell office:value-type="float" office:value="0.567314386367798" calcext:value-type="float">
            <text:p>0.567314386367798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81721413135529" calcext:value-type="float">
            <text:p>0.781721413135529</text:p>
          </table:table-cell>
          <table:table-cell office:value-type="float" office:value="0.499099165201187" calcext:value-type="float">
            <text:p>0.499099165201187</text:p>
          </table:table-cell>
          <table:table-cell office:value-type="float" office:value="0.657664120197296" calcext:value-type="float">
            <text:p>0.657664120197296</text:p>
          </table:table-cell>
          <table:table-cell office:value-type="float" office:value="0.588366746902466" calcext:value-type="float">
            <text:p>0.588366746902466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86378687620163" calcext:value-type="float">
            <text:p>0.86378687620163</text:p>
          </table:table-cell>
          <table:table-cell office:value-type="float" office:value="0.534103631973267" calcext:value-type="float">
            <text:p>0.534103631973267</text:p>
          </table:table-cell>
          <table:table-cell office:value-type="float" office:value="0.679891228675842" calcext:value-type="float">
            <text:p>0.679891228675842</text:p>
          </table:table-cell>
          <table:table-cell office:value-type="float" office:value="0.601212203502655" calcext:value-type="float">
            <text:p>0.60121220350265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852829158306122" calcext:value-type="float">
            <text:p>0.852829158306122</text:p>
          </table:table-cell>
          <table:table-cell office:value-type="float" office:value="0.587904036045074" calcext:value-type="float">
            <text:p>0.587904036045074</text:p>
          </table:table-cell>
          <table:table-cell office:value-type="float" office:value="0.72465193271637" calcext:value-type="float">
            <text:p>0.72465193271637</text:p>
          </table:table-cell>
          <table:table-cell office:value-type="float" office:value="0.652353644371033" calcext:value-type="float">
            <text:p>0.652353644371033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01162159442902" calcext:value-type="float">
            <text:p>0.701162159442902</text:p>
          </table:table-cell>
          <table:table-cell office:value-type="float" office:value="0.504162788391113" calcext:value-type="float">
            <text:p>0.504162788391113</text:p>
          </table:table-cell>
          <table:table-cell office:value-type="float" office:value="0.660474419593811" calcext:value-type="float">
            <text:p>0.660474419593811</text:p>
          </table:table-cell>
          <table:table-cell office:value-type="float" office:value="0.632685005664825" calcext:value-type="float">
            <text:p>0.63268500566482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65995633602142" calcext:value-type="float">
            <text:p>0.565995633602142</text:p>
          </table:table-cell>
          <table:table-cell office:value-type="float" office:value="0.463685274124146" calcext:value-type="float">
            <text:p>0.463685274124146</text:p>
          </table:table-cell>
          <table:table-cell office:value-type="float" office:value="0.547958076000214" calcext:value-type="float">
            <text:p>0.547958076000214</text:p>
          </table:table-cell>
          <table:table-cell office:value-type="float" office:value="0.523354589939117" calcext:value-type="float">
            <text:p>0.523354589939117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8075737953186" calcext:value-type="float">
            <text:p>0.58075737953186</text:p>
          </table:table-cell>
          <table:table-cell office:value-type="float" office:value="0.377504199743271" calcext:value-type="float">
            <text:p>0.377504199743271</text:p>
          </table:table-cell>
          <table:table-cell office:value-type="float" office:value="0.48832443356514" calcext:value-type="float">
            <text:p>0.48832443356514</text:p>
          </table:table-cell>
          <table:table-cell office:value-type="float" office:value="0.469820737838745" calcext:value-type="float">
            <text:p>0.469820737838745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01095199584961" calcext:value-type="float">
            <text:p>0.601095199584961</text:p>
          </table:table-cell>
          <table:table-cell office:value-type="float" office:value="0.37818044424057" calcext:value-type="float">
            <text:p>0.37818044424057</text:p>
          </table:table-cell>
          <table:table-cell office:value-type="float" office:value="0.43433153629303" calcext:value-type="float">
            <text:p>0.43433153629303</text:p>
          </table:table-cell>
          <table:table-cell office:value-type="float" office:value="0.460174083709717" calcext:value-type="float">
            <text:p>0.460174083709717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43408536911011" calcext:value-type="float">
            <text:p>0.643408536911011</text:p>
          </table:table-cell>
          <table:table-cell office:value-type="float" office:value="0.403257131576538" calcext:value-type="float">
            <text:p>0.403257131576538</text:p>
          </table:table-cell>
          <table:table-cell office:value-type="float" office:value="0.441507875919342" calcext:value-type="float">
            <text:p>0.441507875919342</text:p>
          </table:table-cell>
          <table:table-cell office:value-type="float" office:value="0.479130327701569" calcext:value-type="float">
            <text:p>0.47913032770156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9539852142334" calcext:value-type="float">
            <text:p>0.49539852142334</text:p>
          </table:table-cell>
          <table:table-cell office:value-type="float" office:value="0.398622870445251" calcext:value-type="float">
            <text:p>0.398622870445251</text:p>
          </table:table-cell>
          <table:table-cell office:value-type="float" office:value="0.395417720079422" calcext:value-type="float">
            <text:p>0.395417720079422</text:p>
          </table:table-cell>
          <table:table-cell office:value-type="float" office:value="0.487819910049439" calcext:value-type="float">
            <text:p>0.48781991004943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76170986890793" calcext:value-type="float">
            <text:p>0.476170986890793</text:p>
          </table:table-cell>
          <table:table-cell office:value-type="float" office:value="0.387376219034195" calcext:value-type="float">
            <text:p>0.387376219034195</text:p>
          </table:table-cell>
          <table:table-cell office:value-type="float" office:value="0.34604811668396" calcext:value-type="float">
            <text:p>0.34604811668396</text:p>
          </table:table-cell>
          <table:table-cell office:value-type="float" office:value="0.499928295612335" calcext:value-type="float">
            <text:p>0.499928295612335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20858979225159" calcext:value-type="float">
            <text:p>0.420858979225159</text:p>
          </table:table-cell>
          <table:table-cell office:value-type="float" office:value="0.395772397518158" calcext:value-type="float">
            <text:p>0.395772397518158</text:p>
          </table:table-cell>
          <table:table-cell office:value-type="float" office:value="0.387000620365143" calcext:value-type="float">
            <text:p>0.387000620365143</text:p>
          </table:table-cell>
          <table:table-cell office:value-type="float" office:value="0.444814264774323" calcext:value-type="float">
            <text:p>0.44481426477432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9411261677742" calcext:value-type="float">
            <text:p>0.39411261677742</text:p>
          </table:table-cell>
          <table:table-cell office:value-type="float" office:value="0.389298856258392" calcext:value-type="float">
            <text:p>0.389298856258392</text:p>
          </table:table-cell>
          <table:table-cell office:value-type="float" office:value="0.421470373868942" calcext:value-type="float">
            <text:p>0.421470373868942</text:p>
          </table:table-cell>
          <table:table-cell office:value-type="float" office:value="0.513315320014954" calcext:value-type="float">
            <text:p>0.51331532001495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63753110170364" calcext:value-type="float">
            <text:p>0.363753110170364</text:p>
          </table:table-cell>
          <table:table-cell office:value-type="float" office:value="0.387392371892929" calcext:value-type="float">
            <text:p>0.387392371892929</text:p>
          </table:table-cell>
          <table:table-cell office:value-type="float" office:value="0.350125163793564" calcext:value-type="float">
            <text:p>0.350125163793564</text:p>
          </table:table-cell>
          <table:table-cell office:value-type="float" office:value="0.423012137413025" calcext:value-type="float">
            <text:p>0.423012137413025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460530400276184" calcext:value-type="float">
            <text:p>0.460530400276184</text:p>
          </table:table-cell>
          <table:table-cell office:value-type="float" office:value="0.384864777326584" calcext:value-type="float">
            <text:p>0.384864777326584</text:p>
          </table:table-cell>
          <table:table-cell office:value-type="float" office:value="0.393022060394287" calcext:value-type="float">
            <text:p>0.393022060394287</text:p>
          </table:table-cell>
          <table:table-cell office:value-type="float" office:value="0.437606364488602" calcext:value-type="float">
            <text:p>0.43760636448860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90829432010651" calcext:value-type="float">
            <text:p>0.590829432010651</text:p>
          </table:table-cell>
          <table:table-cell office:value-type="float" office:value="0.469948440790176" calcext:value-type="float">
            <text:p>0.469948440790176</text:p>
          </table:table-cell>
          <table:table-cell office:value-type="float" office:value="0.519546151161194" calcext:value-type="float">
            <text:p>0.519546151161194</text:p>
          </table:table-cell>
          <table:table-cell office:value-type="float" office:value="0.521504461765289" calcext:value-type="float">
            <text:p>0.52150446176528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37052774429321" calcext:value-type="float">
            <text:p>0.637052774429321</text:p>
          </table:table-cell>
          <table:table-cell office:value-type="float" office:value="0.482699304819107" calcext:value-type="float">
            <text:p>0.482699304819107</text:p>
          </table:table-cell>
          <table:table-cell office:value-type="float" office:value="0.463213801383972" calcext:value-type="float">
            <text:p>0.463213801383972</text:p>
          </table:table-cell>
          <table:table-cell office:value-type="float" office:value="0.516183078289032" calcext:value-type="float">
            <text:p>0.516183078289032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48631429672241" calcext:value-type="float">
            <text:p>0.548631429672241</text:p>
          </table:table-cell>
          <table:table-cell office:value-type="float" office:value="0.455216944217682" calcext:value-type="float">
            <text:p>0.455216944217682</text:p>
          </table:table-cell>
          <table:table-cell office:value-type="float" office:value="0.425801306962967" calcext:value-type="float">
            <text:p>0.425801306962967</text:p>
          </table:table-cell>
          <table:table-cell office:value-type="float" office:value="0.520320475101471" calcext:value-type="float">
            <text:p>0.52032047510147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498476177453995" calcext:value-type="float">
            <text:p>0.498476177453995</text:p>
          </table:table-cell>
          <table:table-cell office:value-type="float" office:value="0.425683915615082" calcext:value-type="float">
            <text:p>0.425683915615082</text:p>
          </table:table-cell>
          <table:table-cell office:value-type="float" office:value="0.436449438333511" calcext:value-type="float">
            <text:p>0.436449438333511</text:p>
          </table:table-cell>
          <table:table-cell office:value-type="float" office:value="0.496624261140823" calcext:value-type="float">
            <text:p>0.49662426114082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94213485717773" calcext:value-type="float">
            <text:p>0.594213485717773</text:p>
          </table:table-cell>
          <table:table-cell office:value-type="float" office:value="0.548314571380615" calcext:value-type="float">
            <text:p>0.548314571380615</text:p>
          </table:table-cell>
          <table:table-cell office:value-type="float" office:value="0.541451513767242" calcext:value-type="float">
            <text:p>0.541451513767242</text:p>
          </table:table-cell>
          <table:table-cell office:value-type="float" office:value="0.57853639125824" calcext:value-type="float">
            <text:p>0.5785363912582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484120339155197" calcext:value-type="float">
            <text:p>0.484120339155197</text:p>
          </table:table-cell>
          <table:table-cell office:value-type="float" office:value="0.468564003705978" calcext:value-type="float">
            <text:p>0.468564003705978</text:p>
          </table:table-cell>
          <table:table-cell office:value-type="float" office:value="0.454731792211533" calcext:value-type="float">
            <text:p>0.454731792211533</text:p>
          </table:table-cell>
          <table:table-cell office:value-type="float" office:value="0.568820416927338" calcext:value-type="float">
            <text:p>0.56882041692733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22319293022156" calcext:value-type="float">
            <text:p>0.422319293022156</text:p>
          </table:table-cell>
          <table:table-cell office:value-type="float" office:value="0.567902743816376" calcext:value-type="float">
            <text:p>0.567902743816376</text:p>
          </table:table-cell>
          <table:table-cell office:value-type="float" office:value="0.429534405469894" calcext:value-type="float">
            <text:p>0.429534405469894</text:p>
          </table:table-cell>
          <table:table-cell office:value-type="float" office:value="0.607820391654968" calcext:value-type="float">
            <text:p>0.60782039165496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85613882541657" calcext:value-type="float">
            <text:p>0.485613882541657</text:p>
          </table:table-cell>
          <table:table-cell office:value-type="float" office:value="0.665341675281525" calcext:value-type="float">
            <text:p>0.665341675281525</text:p>
          </table:table-cell>
          <table:table-cell office:value-type="float" office:value="0.480797320604324" calcext:value-type="float">
            <text:p>0.480797320604324</text:p>
          </table:table-cell>
          <table:table-cell office:value-type="float" office:value="0.612225413322449" calcext:value-type="float">
            <text:p>0.61222541332244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56218922138214" calcext:value-type="float">
            <text:p>0.556218922138214</text:p>
          </table:table-cell>
          <table:table-cell office:value-type="float" office:value="1.16641891002655" calcext:value-type="float">
            <text:p>1.16641891002655</text:p>
          </table:table-cell>
          <table:table-cell office:value-type="float" office:value="0.523561000823975" calcext:value-type="float">
            <text:p>0.523561000823975</text:p>
          </table:table-cell>
          <table:table-cell office:value-type="float" office:value="0.584165123" calcext:value-type="float">
            <text:p>0.584165123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32599872350693" calcext:value-type="float">
            <text:p>0.432599872350693</text:p>
          </table:table-cell>
          <table:table-cell office:value-type="float" office:value="0.610223889350891" calcext:value-type="float">
            <text:p>0.610223889350891</text:p>
          </table:table-cell>
          <table:table-cell office:value-type="float" office:value="0.494859516620636" calcext:value-type="float">
            <text:p>0.494859516620636</text:p>
          </table:table-cell>
          <table:table-cell office:value-type="float" office:value="0.553873658180237" calcext:value-type="float">
            <text:p>0.553873658180237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08490270376205" calcext:value-type="float">
            <text:p>0.408490270376205</text:p>
          </table:table-cell>
          <table:table-cell office:value-type="float" office:value="0.650113523006439" calcext:value-type="float">
            <text:p>0.650113523006439</text:p>
          </table:table-cell>
          <table:table-cell office:value-type="float" office:value="0.431349903345108" calcext:value-type="float">
            <text:p>0.431349903345108</text:p>
          </table:table-cell>
          <table:table-cell office:value-type="float" office:value="0.620488524436951" calcext:value-type="float">
            <text:p>0.62048852443695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7700554728508" calcext:value-type="float">
            <text:p>0.37700554728508</text:p>
          </table:table-cell>
          <table:table-cell office:value-type="float" office:value="0.436984717845917" calcext:value-type="float">
            <text:p>0.436984717845917</text:p>
          </table:table-cell>
          <table:table-cell office:value-type="float" office:value="0.439868122339249" calcext:value-type="float">
            <text:p>0.439868122339249</text:p>
          </table:table-cell>
          <table:table-cell office:value-type="float" office:value="0.579328954219818" calcext:value-type="float">
            <text:p>0.579328954219818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42473322153091" calcext:value-type="float">
            <text:p>0.442473322153091</text:p>
          </table:table-cell>
          <table:table-cell office:value-type="float" office:value="0.459001421928406" calcext:value-type="float">
            <text:p>0.459001421928406</text:p>
          </table:table-cell>
          <table:table-cell office:value-type="float" office:value="0.483123868703842" calcext:value-type="float">
            <text:p>0.483123868703842</text:p>
          </table:table-cell>
          <table:table-cell office:value-type="float" office:value="0.539613664150238" calcext:value-type="float">
            <text:p>0.53961366415023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70281863212585" calcext:value-type="float">
            <text:p>0.570281863212585</text:p>
          </table:table-cell>
          <table:table-cell office:value-type="float" office:value="0.519334375858307" calcext:value-type="float">
            <text:p>0.519334375858307</text:p>
          </table:table-cell>
          <table:table-cell office:value-type="float" office:value="0.614437103271484" calcext:value-type="float">
            <text:p>0.614437103271484</text:p>
          </table:table-cell>
          <table:table-cell office:value-type="float" office:value="0.684288918972015" calcext:value-type="float">
            <text:p>0.684288918972015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2919008731842" calcext:value-type="float">
            <text:p>0.62919008731842</text:p>
          </table:table-cell>
          <table:table-cell office:value-type="float" office:value="0.584061682224274" calcext:value-type="float">
            <text:p>0.584061682224274</text:p>
          </table:table-cell>
          <table:table-cell office:value-type="float" office:value="0.663106679916382" calcext:value-type="float">
            <text:p>0.663106679916382</text:p>
          </table:table-cell>
          <table:table-cell office:value-type="float" office:value="0.803920924663544" calcext:value-type="float">
            <text:p>0.803920924663544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44544041156769" calcext:value-type="float">
            <text:p>0.544544041156769</text:p>
          </table:table-cell>
          <table:table-cell office:value-type="float" office:value="0.584843158721924" calcext:value-type="float">
            <text:p>0.584843158721924</text:p>
          </table:table-cell>
          <table:table-cell office:value-type="float" office:value="0.561489820480347" calcext:value-type="float">
            <text:p>0.561489820480347</text:p>
          </table:table-cell>
          <table:table-cell office:value-type="float" office:value="0.71651651" calcext:value-type="float">
            <text:p>0.7165165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56147968769074" calcext:value-type="float">
            <text:p>0.456147968769074</text:p>
          </table:table-cell>
          <table:table-cell office:value-type="float" office:value="0.52375990152359" calcext:value-type="float">
            <text:p>0.52375990152359</text:p>
          </table:table-cell>
          <table:table-cell office:value-type="float" office:value="0.466749578714371" calcext:value-type="float">
            <text:p>0.466749578714371</text:p>
          </table:table-cell>
          <table:table-cell office:value-type="float" office:value="0.829042613506317" calcext:value-type="float">
            <text:p>0.829042613506317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42248964309692" calcext:value-type="float">
            <text:p>0.542248964309692</text:p>
          </table:table-cell>
          <table:table-cell office:value-type="float" office:value="0.560788571834564" calcext:value-type="float">
            <text:p>0.560788571834564</text:p>
          </table:table-cell>
          <table:table-cell office:value-type="float" office:value="0.530513763427734" calcext:value-type="float">
            <text:p>0.530513763427734</text:p>
          </table:table-cell>
          <table:table-cell office:value-type="float" office:value="0.88473254442215" calcext:value-type="float">
            <text:p>0.88473254442215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795653641223908" calcext:value-type="float">
            <text:p>0.795653641223908</text:p>
          </table:table-cell>
          <table:table-cell office:value-type="float" office:value="0.571497321128845" calcext:value-type="float">
            <text:p>0.571497321128845</text:p>
          </table:table-cell>
          <table:table-cell office:value-type="float" office:value="0.643411755561829" calcext:value-type="float">
            <text:p>0.643411755561829</text:p>
          </table:table-cell>
          <table:table-cell office:value-type="float" office:value="0.882151424884796" calcext:value-type="float">
            <text:p>0.8821514248847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29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number-style style:name="N121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currency-style style:name="N123P0" style:volatile="true">
      <number:currency-symbol number:language="es" number:country="AR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(</number:text>
      <number:currency-symbol number:language="es" number:country="AR">$</number:currency-symbol>
      <number:number number:decimal-places="2" number:min-decimal-places="0" number:min-integer-digits="1" number:decimal-replacement="--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8"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">
      <number:number number:decimal-places="4" number:min-decimal-places="4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11:47:40.353000000</meta:creation-date>
    <dc:date>2023-06-05T14:06:54.388000000</dc:date>
    <meta:editing-duration>PT6H57M51S</meta:editing-duration>
    <meta:editing-cycles>15</meta:editing-cycles>
    <meta:generator>LibreOffice/7.4.0.3$Windows_X86_64 LibreOffice_project/f85e47c08ddd19c015c0114a68350214f7066f5a</meta:generator>
    <meta:document-statistic meta:table-count="1" meta:cell-count="162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17" chart:origin="0" chart:interval-major="10" chart:reverse-direction="false" text:line-break="false" loext:try-staggering-first="false" chart:link-data-style-to-source="true" loext:major-origin="0.5" chart:axis-position="0" style:rotation-angle="5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Normal" style:font-family-generic="roman"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2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34cm" svg:height="6.84cm" xlink:href=".." xlink:type="simple" chart:class="chart:scatter" chart:style-name="ch1">
        <chart:plot-area chart:style-name="ch2" table:cell-range-address="todojunto.A1:todojunto.B318 todojunto.I9:todojunto.I22" chart:data-source-has-labels="row" svg:x="2.217cm" svg:y="0.136cm" svg:width="24.669cm" svg:height="4.929cm">
          <chart:coordinate-region svg:x="3.129cm" svg:y="0.136cm" svg:width="23.757cm" svg:height="3.698cm"/>
          <chart:axis chart:dimension="x" chart:name="primary-x" chart:style-name="ch3">
            <chart:title svg:x="12.958cm" svg:y="4.702cm" chart:style-name="ch4">
              <text:p>Residue number</text:p>
            </chart:title>
          </chart:axis>
          <chart:axis chart:dimension="y" chart:name="primary-y" chart:style-name="ch5">
            <chart:title svg:x="0.451cm" svg:y="4.262cm" chart:style-name="ch6">
              <text:p>RMSF [Å]</text:p>
            </chart:title>
          </chart:axis>
          <chart:series chart:style-name="ch7" chart:values-cell-range-address="todojunto.B2:todojunto.B318" chart:label-cell-address="todojunto.B1:todojunto.B1" chart:class="chart:scatter">
            <chart:domain table:cell-range-address="todojunto.A2:todojunto.A318"/>
            <chart:data-point chart:repeated="317"/>
          </chart:series>
          <chart:series chart:style-name="ch8" chart:values-cell-range-address="todojunto.I21:todojunto.I22" chart:label-cell-address="todojunto.A1:todojunto.A1" chart:class="chart:scatter">
            <chart:domain table:cell-range-address="todojunto.H21:todojunto.H22"/>
            <chart:data-point chart:repeated="2"/>
          </chart:series>
          <chart:series chart:style-name="ch8" chart:values-cell-range-address="todojunto.I19:todojunto.I20" chart:label-cell-address="todojunto.A1:todojunto.A1" chart:class="chart:scatter">
            <chart:domain table:cell-range-address="todojunto.H19:todojunto.H20"/>
            <chart:data-point chart:repeated="2"/>
          </chart:series>
          <chart:series chart:style-name="ch8" chart:values-cell-range-address="todojunto.I17:todojunto.I18" chart:label-cell-address="todojunto.A1:todojunto.A1" chart:class="chart:scatter">
            <chart:domain table:cell-range-address="todojunto.H17:todojunto.H18"/>
            <chart:data-point chart:repeated="2"/>
          </chart:series>
          <chart:series chart:style-name="ch8" chart:values-cell-range-address="todojunto.I15:todojunto.I16" chart:label-cell-address="todojunto.A1:todojunto.A1" chart:class="chart:scatter">
            <chart:domain table:cell-range-address="todojunto.H15:todojunto.H16"/>
            <chart:data-point chart:repeated="2"/>
          </chart:series>
          <chart:series chart:style-name="ch8" chart:values-cell-range-address="todojunto.I13:todojunto.I14" chart:label-cell-address="todojunto.A1:todojunto.A1" chart:class="chart:scatter">
            <chart:domain table:cell-range-address="todojunto.H13:todojunto.H14"/>
            <chart:data-point chart:repeated="2"/>
          </chart:series>
          <chart:series chart:style-name="ch8" chart:values-cell-range-address="todojunto.I11:todojunto.I12" chart:label-cell-address="todojunto.A1:todojunto.A1" chart:class="chart:scatter">
            <chart:domain table:cell-range-address="todojunto.H11:todojunto.H12"/>
            <chart:data-point chart:repeated="2"/>
          </chart:series>
          <chart:series chart:style-name="ch8" chart:values-cell-range-address="todojunto.I9:todojunto.I10" chart:label-cell-address="todojunto.A1:todojunto.A1" chart:class="chart:scatter">
            <chart:domain table:cell-range-address="todojunto.H9:todojunto.H10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Diisopropyl ether</text:p>
                <draw:g>
                  <svg:desc>todojunto.B1:todojunto.B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odojunto.A2:todojunto.A318</svg:desc>
                </draw:g>
              </table:table-cell>
              <table:table-cell office:value-type="float" office:value="0.476349800825119">
                <text:p>0.476349800825119</text:p>
                <draw:g>
                  <svg:desc>todojunto.B2:todojunto.B318</svg:desc>
                </draw:g>
              </table:table-cell>
              <table:table-cell office:value-type="float" office:value="207">
                <text:p>207</text:p>
                <draw:g>
                  <svg:desc>todojunto.H21:todojunto.H22</svg:desc>
                </draw:g>
              </table:table-cell>
              <table:table-cell office:value-type="float" office:value="0.2">
                <text:p>0.2</text:p>
                <draw:g>
                  <svg:desc>todojunto.I21:todojunto.I22</svg:desc>
                </draw:g>
              </table:table-cell>
              <table:table-cell office:value-type="float" office:value="184">
                <text:p>184</text:p>
                <draw:g>
                  <svg:desc>todojunto.H19:todojunto.H20</svg:desc>
                </draw:g>
              </table:table-cell>
              <table:table-cell office:value-type="float" office:value="0.2">
                <text:p>0.2</text:p>
                <draw:g>
                  <svg:desc>todojunto.I19:todojunto.I20</svg:desc>
                </draw:g>
              </table:table-cell>
              <table:table-cell office:value-type="float" office:value="287">
                <text:p>287</text:p>
                <draw:g>
                  <svg:desc>todojunto.H17:todojunto.H18</svg:desc>
                </draw:g>
              </table:table-cell>
              <table:table-cell office:value-type="float" office:value="0.2">
                <text:p>0.2</text:p>
                <draw:g>
                  <svg:desc>todojunto.I17:todojunto.I18</svg:desc>
                </draw:g>
              </table:table-cell>
              <table:table-cell office:value-type="float" office:value="267">
                <text:p>267</text:p>
                <draw:g>
                  <svg:desc>todojunto.H15:todojunto.H16</svg:desc>
                </draw:g>
              </table:table-cell>
              <table:table-cell office:value-type="float" office:value="0.2">
                <text:p>0.2</text:p>
                <draw:g>
                  <svg:desc>todojunto.I15:todojunto.I16</svg:desc>
                </draw:g>
              </table:table-cell>
              <table:table-cell office:value-type="float" office:value="243">
                <text:p>243</text:p>
                <draw:g>
                  <svg:desc>todojunto.H13:todojunto.H14</svg:desc>
                </draw:g>
              </table:table-cell>
              <table:table-cell office:value-type="float" office:value="0.2">
                <text:p>0.2</text:p>
                <draw:g>
                  <svg:desc>todojunto.I13:todojunto.I14</svg:desc>
                </draw:g>
              </table:table-cell>
              <table:table-cell office:value-type="float" office:value="152">
                <text:p>152</text:p>
                <draw:g>
                  <svg:desc>todojunto.H11:todojunto.H12</svg:desc>
                </draw:g>
              </table:table-cell>
              <table:table-cell office:value-type="float" office:value="0.2">
                <text:p>0.2</text:p>
                <draw:g>
                  <svg:desc>todojunto.I11:todojunto.I12</svg:desc>
                </draw:g>
              </table:table-cell>
              <table:table-cell office:value-type="float" office:value="138">
                <text:p>138</text:p>
                <draw:g>
                  <svg:desc>todojunto.H9:todojunto.H10</svg:desc>
                </draw:g>
              </table:table-cell>
              <table:table-cell office:value-type="float" office:value="0.2">
                <text:p>0.2</text:p>
                <draw:g>
                  <svg:desc>todojunto.I9:todojunto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22995150089264">
                <text:p>0.422995150089264</text:p>
              </table:table-cell>
              <table:table-cell office:value-type="float" office:value="207">
                <text:p>207</text:p>
              </table:table-cell>
              <table:table-cell office:value-type="float" office:value="1.5">
                <text:p>1.5</text:p>
              </table:table-cell>
              <table:table-cell office:value-type="float" office:value="184">
                <text:p>184</text:p>
              </table:table-cell>
              <table:table-cell office:value-type="float" office:value="1.5">
                <text:p>1.5</text:p>
              </table:table-cell>
              <table:table-cell office:value-type="float" office:value="287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67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43">
                <text:p>243</text:p>
              </table:table-cell>
              <table:table-cell office:value-type="float" office:value="1.5">
                <text:p>1.5</text:p>
              </table:table-cell>
              <table:table-cell office:value-type="float" office:value="152">
                <text:p>152</text:p>
              </table:table-cell>
              <table:table-cell office:value-type="float" office:value="1.5">
                <text:p>1.5</text:p>
              </table:table-cell>
              <table:table-cell office:value-type="float" office:value="138">
                <text:p>13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05365312099457">
                <text:p>0.50536531209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7656276226044">
                <text:p>0.75765627622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58695900440216">
                <text:p>0.75869590044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013275384903">
                <text:p>0.6101327538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9585175514221">
                <text:p>0.59958517551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835916519165">
                <text:p>0.53835916519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97195303440094">
                <text:p>0.49719530344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6625349521637">
                <text:p>0.63662534952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86138248443604">
                <text:p>0.58613824844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0180895328522">
                <text:p>0.63018089532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41447699069977">
                <text:p>0.54144769906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68157613277435">
                <text:p>0.568157613277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19410789012909">
                <text:p>0.51941078901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8853561878204">
                <text:p>0.438853561878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8203906416893">
                <text:p>0.48203906416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72863519191742">
                <text:p>0.57286351919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35024762153626">
                <text:p>0.535024762153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2207482457161">
                <text:p>0.4220748245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2744798660278">
                <text:p>0.372744798660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3076261281967">
                <text:p>0.40307626128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80697840452194">
                <text:p>0.48069784045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21050190925598">
                <text:p>0.92105019092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98684477806091">
                <text:p>0.79868447780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20429837703705">
                <text:p>0.72042983770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93854367733002">
                <text:p>0.593854367733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79789841175079">
                <text:p>0.67978984117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22025609016418">
                <text:p>0.62202560901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7407228946686">
                <text:p>0.52740722894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99631428718567">
                <text:p>0.599631428718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26544338464737">
                <text:p>0.42654433846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2653813958168">
                <text:p>0.4265381395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82324224710464">
                <text:p>0.28232422471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76689261198044">
                <text:p>0.276689261198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88998812437057">
                <text:p>0.28899881243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01596164703369">
                <text:p>0.30159616470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33070158958435">
                <text:p>0.33307015895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02417838573456">
                <text:p>0.40241783857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14318174123764">
                <text:p>0.414318174123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23983454704285">
                <text:p>0.42398345470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71514678001404">
                <text:p>0.37151467800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17274981737137">
                <text:p>0.417274981737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8773860931397">
                <text:p>0.44877386093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7169643640518">
                <text:p>0.49716964364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5666691660881">
                <text:p>0.4566669166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2769002914429">
                <text:p>0.49276900291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605737388134">
                <text:p>0.360573738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55637037754059">
                <text:p>0.455637037754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87165421247482">
                <text:p>0.48716542124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99674266576767">
                <text:p>0.399674266576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40210825204849">
                <text:p>0.34021082520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22567760944366">
                <text:p>0.32256776094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59943419694901">
                <text:p>0.35994341969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44309121370316">
                <text:p>0.344309121370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59092086553574">
                <text:p>0.359092086553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9725449681282">
                <text:p>0.3972544968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38115417957306">
                <text:p>0.43811541795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2966365814209">
                <text:p>0.42966365814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61009204387665">
                <text:p>0.46100920438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55979055166244">
                <text:p>0.355979055166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41235309839249">
                <text:p>0.34123530983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54736387729645">
                <text:p>0.354736387729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78092563152313">
                <text:p>0.27809256315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26611250638962">
                <text:p>0.32661125063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50244730710983">
                <text:p>0.35024473071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53168874979019">
                <text:p>0.353168874979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04896795749664">
                <text:p>0.40489679574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08994400501251">
                <text:p>0.50899440050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385105073452">
                <text:p>0.438510507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97029846906662">
                <text:p>0.39702984690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78581017255783">
                <text:p>0.37858101725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95625919103622">
                <text:p>0.395625919103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45856183767319">
                <text:p>0.44585618376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57032924890518">
                <text:p>0.35703292489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42048078775406">
                <text:p>0.34204807877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25867474079132">
                <text:p>0.32586747407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42335253953934">
                <text:p>0.34233525395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3095195889473">
                <text:p>0.3309519588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3952197432518">
                <text:p>0.33952197432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32415908575058">
                <text:p>0.33241590857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9940539598465">
                <text:p>0.2994053959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21735739707947">
                <text:p>0.321735739707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22861313819885">
                <text:p>0.322861313819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23122203350067">
                <text:p>0.32312220335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2830935716629">
                <text:p>0.3283093571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58104854822159">
                <text:p>0.35810485482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80722373723984">
                <text:p>0.38072237372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77834647893906">
                <text:p>0.37783464789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4718444943428">
                <text:p>0.34718444943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62386882305145">
                <text:p>0.362386882305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53326851129532">
                <text:p>0.45332685112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04285395145416">
                <text:p>0.50428539514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048838019371">
                <text:p>0.4904883801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58461129665375">
                <text:p>0.55846112966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86691117286682">
                <text:p>0.48669111728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52621549367905">
                <text:p>0.45262154936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89032274484634">
                <text:p>0.38903227448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30149167776108">
                <text:p>0.43014916777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12167227268219">
                <text:p>0.31216722726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97064661979675">
                <text:p>0.29706466197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78717577457428">
                <text:p>0.278717577457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95965105295181">
                <text:p>0.29596510529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06288838386536">
                <text:p>0.306288838386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20004791021347">
                <text:p>0.32000479102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00714999437332">
                <text:p>0.30071499943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37046325206757">
                <text:p>0.33704632520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74263763427734">
                <text:p>0.37426376342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42013448476791">
                <text:p>0.34201344847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8778862953186">
                <text:p>0.2877886295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99574881792068">
                <text:p>0.29957488179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10732930898666">
                <text:p>0.31073293089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09007883071899">
                <text:p>0.30900788307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25162202119827">
                <text:p>0.32516220211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01863759756088">
                <text:p>0.30186375975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22858244180679">
                <text:p>0.322858244180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87237340211868">
                <text:p>0.38723734021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84238511323929">
                <text:p>0.38423851132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21269178390503">
                <text:p>0.421269178390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57546770572662">
                <text:p>0.45754677057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95045459270477">
                <text:p>0.39504545927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6056125164032">
                <text:p>0.3605612516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21382993459702">
                <text:p>0.42138299345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32420021295547">
                <text:p>0.33242002129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43426704406738">
                <text:p>0.343426704406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79250228404999">
                <text:p>0.379250228404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05845469236374">
                <text:p>0.305845469236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9510772228241">
                <text:p>0.2951077222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290658533573151">
                <text:p>0.290658533573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98503905534744">
                <text:p>0.298503905534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285832703113556">
                <text:p>0.28583270311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1593844294548">
                <text:p>0.3159384429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59877228736877">
                <text:p>0.35987722873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37073415517807">
                <text:p>0.33707341551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34403246641159">
                <text:p>0.33440324664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43429028987885">
                <text:p>0.34342902898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62843364477158">
                <text:p>0.36284336447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19969952106476">
                <text:p>0.31996995210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68415296077728">
                <text:p>0.36841529607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13589417934418">
                <text:p>0.41358941793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512515842914581">
                <text:p>0.51251584291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41229331493378">
                <text:p>0.64122933149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712576925754547">
                <text:p>0.71257692575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521084308624268">
                <text:p>0.52108430862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9997416734695">
                <text:p>0.48999741673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4263129234314">
                <text:p>0.64263129234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63321495056152">
                <text:p>0.66332149505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07053697109222">
                <text:p>0.607053697109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528959214687347">
                <text:p>0.52895921468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79798287153244">
                <text:p>0.47979828715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8116534948349">
                <text:p>0.4811653494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43293392658234">
                <text:p>0.44329339265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380683362483978">
                <text:p>0.38068336248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50342392921448">
                <text:p>0.35034239292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322896867990494">
                <text:p>0.322896867990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285039037466049">
                <text:p>0.28503903746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10075163841248">
                <text:p>0.31007516384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18674296140671">
                <text:p>0.318674296140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41324716806412">
                <text:p>0.34132471680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15927410125732">
                <text:p>0.41592741012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296055138111114">
                <text:p>0.2960551381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300057947635651">
                <text:p>0.30005794763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298388868570328">
                <text:p>0.29838886857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301631480455399">
                <text:p>0.30163148045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308101773262024">
                <text:p>0.30810177326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321117341518402">
                <text:p>0.32111734151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332343459129333">
                <text:p>0.33234345912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52854549884796">
                <text:p>0.352854549884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384805768728256">
                <text:p>0.38480576872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09891724586487">
                <text:p>0.4098917245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50645112991333">
                <text:p>0.5064511299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16959136724472">
                <text:p>0.416959136724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367022573947906">
                <text:p>0.36702257394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354953110218048">
                <text:p>0.35495311021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330712527036667">
                <text:p>0.33071252703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350557118654251">
                <text:p>0.35055711865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323153555393219">
                <text:p>0.32315355539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17903280258179">
                <text:p>0.31790328025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285197377204895">
                <text:p>0.285197377204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7598038315773">
                <text:p>0.27598038315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279820442199707">
                <text:p>0.2798204421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85592973232269">
                <text:p>0.28559297323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283276826143265">
                <text:p>0.28327682614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13238203525543">
                <text:p>0.31323820352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343784719705582">
                <text:p>0.34378471970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8559091091156">
                <text:p>0.3855909109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52642953395843">
                <text:p>0.35264295339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84728699922562">
                <text:p>0.38472869992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57336401939392">
                <text:p>0.35733640193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19152504205704">
                <text:p>0.31915250420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35130393505096">
                <text:p>0.33513039350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54543626308441">
                <text:p>0.35454362630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28570753335953">
                <text:p>0.32857075333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19308006763458">
                <text:p>0.419308006763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32354271411896">
                <text:p>0.4323542714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04441267251968">
                <text:p>0.40444126725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27728742361069">
                <text:p>0.42772874236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49233829975128">
                <text:p>0.44923382997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23049181699753">
                <text:p>0.423049181699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27224910259247">
                <text:p>0.32722491025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296359330415726">
                <text:p>0.29635933041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08325499296188">
                <text:p>0.30832549929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50152373313904">
                <text:p>0.35015237331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30361992120743">
                <text:p>0.33036199212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54357182979584">
                <text:p>0.35435718297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41468983888626">
                <text:p>0.44146898388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10155802965164">
                <text:p>0.41015580296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300809681415558">
                <text:p>0.300809681415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303638190031052">
                <text:p>0.30363819003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16636055707932">
                <text:p>0.31663605570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328218996524811">
                <text:p>0.328218996524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355461239814758">
                <text:p>0.35546123981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81307512521744">
                <text:p>0.38130751252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35891091823578">
                <text:p>0.43589109182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00683611631393">
                <text:p>0.40068361163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32072371244431">
                <text:p>0.4320723712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55132257938385">
                <text:p>0.5513225793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41736030578613">
                <text:p>0.64173603057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733480453491211">
                <text:p>0.73348045349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8630228638649">
                <text:p>0.4863022863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57493871450424">
                <text:p>0.457493871450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09952521324158">
                <text:p>0.40995252132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385140717029572">
                <text:p>0.38514071702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384374529123306">
                <text:p>0.38437452912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59993064403534">
                <text:p>0.45999306440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399564564228058">
                <text:p>0.3995645642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338107496500015">
                <text:p>0.3381074965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304462939500809">
                <text:p>0.304462939500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324115842580795">
                <text:p>0.32411584258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327818065881729">
                <text:p>0.32781806588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309701234102249">
                <text:p>0.30970123410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326696366071701">
                <text:p>0.32669636607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98574268817902">
                <text:p>0.29857426881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97418534755707">
                <text:p>0.29741853475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300548374652863">
                <text:p>0.3005483746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310229361057281">
                <text:p>0.31022936105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368260651826859">
                <text:p>0.36826065182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387358427047729">
                <text:p>0.38735842704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51441949605942">
                <text:p>0.35144194960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98916900157928">
                <text:p>0.39891690015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81587648391724">
                <text:p>0.48158764839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79317307472229">
                <text:p>0.47931730747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34655547142029">
                <text:p>0.43465554714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48187112808228">
                <text:p>0.44818711280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500309705734253">
                <text:p>0.50030970573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509760558605194">
                <text:p>0.50976055860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14092123508453">
                <text:p>0.41409212350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26403939723969">
                <text:p>0.426403939723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76562112569809">
                <text:p>0.47656211256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549064934253693">
                <text:p>0.54906493425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505343914031982">
                <text:p>0.50534391403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83709901571274">
                <text:p>0.48370990157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60083931684494">
                <text:p>0.46008393168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19970679283142">
                <text:p>0.61997067928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793944776058197">
                <text:p>0.793944776058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29426538944244">
                <text:p>0.62942653894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07915055751801">
                <text:p>0.40791505575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67990785837173">
                <text:p>0.46799078583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54057765007019">
                <text:p>0.54057765007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530260503292084">
                <text:p>0.53026050329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48428004980087">
                <text:p>0.44842800498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04690504074097">
                <text:p>0.404690504074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353918105363846">
                <text:p>0.35391810536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1636797785759">
                <text:p>0.4163679778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11125630140305">
                <text:p>0.41112563014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394939929246902">
                <text:p>0.39493992924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85381007194519">
                <text:p>0.48538100719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18164241313934">
                <text:p>0.61816424131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4445686340332">
                <text:p>0.64445686340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94824469089508">
                <text:p>0.49482446908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90680068731308">
                <text:p>0.49068006873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575592279434204">
                <text:p>0.57559227943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582287490367889">
                <text:p>0.58228749036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563702881336212">
                <text:p>0.56370288133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0993485450745">
                <text:p>0.63099348545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568762362003326">
                <text:p>0.568762362003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569386839866638">
                <text:p>0.56938683986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504130125045776">
                <text:p>0.50413012504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521141886711121">
                <text:p>0.52114188671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49412596225739">
                <text:p>0.74941259622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784612953662872">
                <text:p>0.784612953662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53561592102051">
                <text:p>0.65356159210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11874759197235">
                <text:p>0.61187475919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95269525051117">
                <text:p>0.69526952505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781721413135529">
                <text:p>0.781721413135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86378687620163">
                <text:p>0.8637868762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852829158306122">
                <text:p>0.852829158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701162159442902">
                <text:p>0.70116215944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565995633602142">
                <text:p>0.56599563360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58075737953186">
                <text:p>0.5807573795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01095199584961">
                <text:p>0.60109519958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43408536911011">
                <text:p>0.64340853691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49539852142334">
                <text:p>0.495398521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76170986890793">
                <text:p>0.47617098689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20858979225159">
                <text:p>0.42085897922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39411261677742">
                <text:p>0.3941126167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363753110170364">
                <text:p>0.36375311017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460530400276184">
                <text:p>0.46053040027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590829432010651">
                <text:p>0.59082943201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7052774429321">
                <text:p>0.63705277442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548631429672241">
                <text:p>0.54863142967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498476177453995">
                <text:p>0.49847617745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594213485717773">
                <text:p>0.59421348571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484120339155197">
                <text:p>0.484120339155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422319293022156">
                <text:p>0.42231929302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485613882541657">
                <text:p>0.48561388254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556218922138214">
                <text:p>0.55621892213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432599872350693">
                <text:p>0.432599872350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408490270376205">
                <text:p>0.40849027037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37700554728508">
                <text:p>0.3770055472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442473322153091">
                <text:p>0.44247332215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570281863212585">
                <text:p>0.570281863212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2919008731842">
                <text:p>0.6291900873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544544041156769">
                <text:p>0.54454404115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456147968769074">
                <text:p>0.45614796876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542248964309692">
                <text:p>0.54224896430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795653641223908">
                <text:p>0.79565364122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17" chart:origin="0" chart:interval-major="10" chart:reverse-direction="false" text:line-break="false" loext:try-staggering-first="false" chart:link-data-style-to-source="true" loext:major-origin="0.5" chart:axis-position="0" style:rotation-angle="5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Normal" style:font-family-generic="roman"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2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51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37cm" svg:height="6.842cm" xlink:href=".." xlink:type="simple" chart:class="chart:scatter" chart:style-name="ch1">
        <chart:plot-area chart:style-name="ch2" table:cell-range-address="todojunto.H21:todojunto.I22 todojunto.A1:todojunto.A1 todojunto.I9:todojunto.I20 todojunto.C1:todojunto.C318" chart:data-source-has-labels="row" svg:x="2.217cm" svg:y="0.136cm" svg:width="24.672cm" svg:height="4.931cm">
          <chart:coordinate-region svg:x="3.129cm" svg:y="0.136cm" svg:width="23.76cm" svg:height="3.699cm"/>
          <chart:axis chart:dimension="x" chart:name="primary-x" chart:style-name="ch3">
            <chart:title svg:x="13.059cm" svg:y="4.703cm" chart:style-name="ch4">
              <text:p>Residue number</text:p>
            </chart:title>
          </chart:axis>
          <chart:axis chart:dimension="y" chart:name="primary-y" chart:style-name="ch5">
            <chart:title svg:x="0.451cm" svg:y="4.263cm" chart:style-name="ch6">
              <text:p>RMSF [Å]</text:p>
            </chart:title>
          </chart:axis>
          <chart:series chart:style-name="ch7" chart:values-cell-range-address="todojunto.I21:todojunto.I22" chart:label-cell-address="todojunto.A1:todojunto.A1" chart:class="chart:scatter">
            <chart:domain table:cell-range-address="todojunto.H21:todojunto.H22"/>
            <chart:data-point chart:repeated="2"/>
          </chart:series>
          <chart:series chart:style-name="ch7" chart:values-cell-range-address="todojunto.I19:todojunto.I20" chart:label-cell-address="todojunto.A1:todojunto.A1" chart:class="chart:scatter">
            <chart:domain table:cell-range-address="todojunto.H19:todojunto.H20"/>
            <chart:data-point chart:repeated="2"/>
          </chart:series>
          <chart:series chart:style-name="ch7" chart:values-cell-range-address="todojunto.I17:todojunto.I18" chart:label-cell-address="todojunto.A1:todojunto.A1" chart:class="chart:scatter">
            <chart:domain table:cell-range-address="todojunto.H17:todojunto.H18"/>
            <chart:data-point chart:repeated="2"/>
          </chart:series>
          <chart:series chart:style-name="ch7" chart:values-cell-range-address="todojunto.I15:todojunto.I16" chart:label-cell-address="todojunto.A1:todojunto.A1" chart:class="chart:scatter">
            <chart:domain table:cell-range-address="todojunto.H15:todojunto.H16"/>
            <chart:data-point chart:repeated="2"/>
          </chart:series>
          <chart:series chart:style-name="ch7" chart:values-cell-range-address="todojunto.I13:todojunto.I14" chart:label-cell-address="todojunto.A1:todojunto.A1" chart:class="chart:scatter">
            <chart:domain table:cell-range-address="todojunto.H13:todojunto.H14"/>
            <chart:data-point chart:repeated="2"/>
          </chart:series>
          <chart:series chart:style-name="ch7" chart:values-cell-range-address="todojunto.I11:todojunto.I12" chart:label-cell-address="todojunto.A1:todojunto.A1" chart:class="chart:scatter">
            <chart:domain table:cell-range-address="todojunto.H11:todojunto.H12"/>
            <chart:data-point chart:repeated="2"/>
          </chart:series>
          <chart:series chart:style-name="ch7" chart:values-cell-range-address="todojunto.I9:todojunto.I10" chart:label-cell-address="todojunto.A1:todojunto.A1" chart:class="chart:scatter">
            <chart:domain table:cell-range-address="todojunto.H9:todojunto.H10"/>
            <chart:data-point chart:repeated="2"/>
          </chart:series>
          <chart:series chart:style-name="ch8" chart:values-cell-range-address="todojunto.C2:todojunto.C318" chart:label-cell-address="todojunto.C1:todojunto.C1" chart:class="chart:scatter">
            <chart:domain table:cell-range-address="todojunto.A2:todojunto.A318"/>
            <chart:data-point chart:repeated="3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oluene</text:p>
                <draw:g>
                  <svg:desc>todojunto.C1:todojunt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todojunto.H21:todojunto.H22</svg:desc>
                </draw:g>
              </table:table-cell>
              <table:table-cell office:value-type="float" office:value="0.2">
                <text:p>0.2</text:p>
                <draw:g>
                  <svg:desc>todojunto.I21:todojunto.I22</svg:desc>
                </draw:g>
              </table:table-cell>
              <table:table-cell office:value-type="float" office:value="184">
                <text:p>184</text:p>
                <draw:g>
                  <svg:desc>todojunto.H19:todojunto.H20</svg:desc>
                </draw:g>
              </table:table-cell>
              <table:table-cell office:value-type="float" office:value="0.2">
                <text:p>0.2</text:p>
                <draw:g>
                  <svg:desc>todojunto.I19:todojunto.I20</svg:desc>
                </draw:g>
              </table:table-cell>
              <table:table-cell office:value-type="float" office:value="287">
                <text:p>287</text:p>
                <draw:g>
                  <svg:desc>todojunto.H17:todojunto.H18</svg:desc>
                </draw:g>
              </table:table-cell>
              <table:table-cell office:value-type="float" office:value="0.2">
                <text:p>0.2</text:p>
                <draw:g>
                  <svg:desc>todojunto.I17:todojunto.I18</svg:desc>
                </draw:g>
              </table:table-cell>
              <table:table-cell office:value-type="float" office:value="267">
                <text:p>267</text:p>
                <draw:g>
                  <svg:desc>todojunto.H15:todojunto.H16</svg:desc>
                </draw:g>
              </table:table-cell>
              <table:table-cell office:value-type="float" office:value="0.2">
                <text:p>0.2</text:p>
                <draw:g>
                  <svg:desc>todojunto.I15:todojunto.I16</svg:desc>
                </draw:g>
              </table:table-cell>
              <table:table-cell office:value-type="float" office:value="243">
                <text:p>243</text:p>
                <draw:g>
                  <svg:desc>todojunto.H13:todojunto.H14</svg:desc>
                </draw:g>
              </table:table-cell>
              <table:table-cell office:value-type="float" office:value="0.2">
                <text:p>0.2</text:p>
                <draw:g>
                  <svg:desc>todojunto.I13:todojunto.I14</svg:desc>
                </draw:g>
              </table:table-cell>
              <table:table-cell office:value-type="float" office:value="152">
                <text:p>152</text:p>
                <draw:g>
                  <svg:desc>todojunto.H11:todojunto.H12</svg:desc>
                </draw:g>
              </table:table-cell>
              <table:table-cell office:value-type="float" office:value="0.2">
                <text:p>0.2</text:p>
                <draw:g>
                  <svg:desc>todojunto.I11:todojunto.I12</svg:desc>
                </draw:g>
              </table:table-cell>
              <table:table-cell office:value-type="float" office:value="138">
                <text:p>138</text:p>
                <draw:g>
                  <svg:desc>todojunto.H9:todojunto.H10</svg:desc>
                </draw:g>
              </table:table-cell>
              <table:table-cell office:value-type="float" office:value="0.2">
                <text:p>0.2</text:p>
                <draw:g>
                  <svg:desc>todojunto.I9:todojunto.I10</svg:desc>
                </draw:g>
              </table:table-cell>
              <table:table-cell office:value-type="float" office:value="1">
                <text:p>1</text:p>
                <draw:g>
                  <svg:desc>todojunto.A2:todojunto.A318</svg:desc>
                </draw:g>
              </table:table-cell>
              <table:table-cell office:value-type="float" office:value="0.663855731487274">
                <text:p>0.663855731487274</text:p>
                <draw:g>
                  <svg:desc>todojunto.C2:todojunto.C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1.5">
                <text:p>1.5</text:p>
              </table:table-cell>
              <table:table-cell office:value-type="float" office:value="184">
                <text:p>184</text:p>
              </table:table-cell>
              <table:table-cell office:value-type="float" office:value="1.5">
                <text:p>1.5</text:p>
              </table:table-cell>
              <table:table-cell office:value-type="float" office:value="287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67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43">
                <text:p>243</text:p>
              </table:table-cell>
              <table:table-cell office:value-type="float" office:value="1.5">
                <text:p>1.5</text:p>
              </table:table-cell>
              <table:table-cell office:value-type="float" office:value="152">
                <text:p>152</text:p>
              </table:table-cell>
              <table:table-cell office:value-type="float" office:value="1.5">
                <text:p>1.5</text:p>
              </table:table-cell>
              <table:table-cell office:value-type="float" office:value="138">
                <text:p>138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0.66295713186264">
                <text:p>0.66295713186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623239398002625">
                <text:p>0.623239398002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12791109085083">
                <text:p>0.812791109085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97567385435104">
                <text:p>0.497567385435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442985206842423">
                <text:p>0.44298520684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531175792217255">
                <text:p>0.531175792217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527461409568787">
                <text:p>0.527461409568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453315585851669">
                <text:p>0.453315585851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478091478347778">
                <text:p>0.478091478347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456396549940109">
                <text:p>0.456396549940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546255230903626">
                <text:p>0.546255230903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573515772819519">
                <text:p>0.573515772819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61089962720871">
                <text:p>0.61089962720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526237368583679">
                <text:p>0.526237368583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44033083319664">
                <text:p>0.44033083319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556027352809906">
                <text:p>0.556027352809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64567095041275">
                <text:p>0.64567095041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.548999309539795">
                <text:p>0.548999309539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393905699253082">
                <text:p>0.39390569925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.373935788869858">
                <text:p>0.373935788869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.381940543651581">
                <text:p>0.381940543651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.396365404129028">
                <text:p>0.396365404129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0.588727295398712">
                <text:p>0.588727295398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567148923873901">
                <text:p>0.56714892387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529958844184876">
                <text:p>0.529958844184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528227031230927">
                <text:p>0.528227031230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57887327671051">
                <text:p>0.57887327671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564767837524414">
                <text:p>0.564767837524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500699400901794">
                <text:p>0.500699400901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5295250415802">
                <text:p>0.5295250415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381959676742554">
                <text:p>0.381959676742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332578897476196">
                <text:p>0.332578897476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286052346229553">
                <text:p>0.286052346229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259332060813904">
                <text:p>0.259332060813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292249232530594">
                <text:p>0.292249232530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.321830451488495">
                <text:p>0.321830451488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.363484352827072">
                <text:p>0.363484352827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.39574271440506">
                <text:p>0.39574271440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384852051734924">
                <text:p>0.384852051734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391754418611526">
                <text:p>0.391754418611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365068227052689">
                <text:p>0.365068227052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0.405296176671982">
                <text:p>0.40529617667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.505593359470367">
                <text:p>0.505593359470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26475310325623">
                <text:p>0.526475310325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.410262078046799">
                <text:p>0.41026207804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.455690026283264">
                <text:p>0.455690026283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.3325115442276">
                <text:p>0.3325115442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0.379253625869751">
                <text:p>0.379253625869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27279055118561">
                <text:p>0.427279055118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354219496250153">
                <text:p>0.354219496250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318202346563339">
                <text:p>0.31820234656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.330422699451447">
                <text:p>0.330422699451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390915960073471">
                <text:p>0.39091596007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315209478139877">
                <text:p>0.31520947813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309533834457397">
                <text:p>0.309533834457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0.334361046552658">
                <text:p>0.334361046552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338832288980484">
                <text:p>0.338832288980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0.350937604904175">
                <text:p>0.350937604904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383390158414841">
                <text:p>0.383390158414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0.353420317173004">
                <text:p>0.353420317173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33245986700058">
                <text:p>0.33245986700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346079677343369">
                <text:p>0.346079677343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281664878129959">
                <text:p>0.281664878129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0.315245121717453">
                <text:p>0.315245121717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33364263176918">
                <text:p>0.33364263176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0.352131754159927">
                <text:p>0.352131754159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0.401603102684021">
                <text:p>0.401603102684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458937138319016">
                <text:p>0.458937138319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420984625816345">
                <text:p>0.420984625816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446014165878296">
                <text:p>0.446014165878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390712082386017">
                <text:p>0.39071208238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0.344239473342895">
                <text:p>0.344239473342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40743088722229">
                <text:p>0.40743088722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0.37669375538826">
                <text:p>0.37669375538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0.368159174919128">
                <text:p>0.368159174919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0.326100140810013">
                <text:p>0.326100140810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348363548517227">
                <text:p>0.348363548517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0.351445704698563">
                <text:p>0.35144570469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343513309955597">
                <text:p>0.343513309955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307684928178787">
                <text:p>0.307684928178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0.312117576599121">
                <text:p>0.31211757659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0.293819338083267">
                <text:p>0.293819338083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292378127574921">
                <text:p>0.292378127574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303990632295609">
                <text:p>0.303990632295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.306206256151199">
                <text:p>0.30620625615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0.298140078783035">
                <text:p>0.298140078783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308880597352982">
                <text:p>0.30888059735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0.339363306760788">
                <text:p>0.339363306760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322225153446197">
                <text:p>0.322225153446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0.351512163877487">
                <text:p>0.351512163877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447693258523941">
                <text:p>0.447693258523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0.462094217538834">
                <text:p>0.462094217538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0.424473345279694">
                <text:p>0.424473345279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0.500052928924561">
                <text:p>0.500052928924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.463826537132263">
                <text:p>0.463826537132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0.405401200056076">
                <text:p>0.405401200056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355357617139816">
                <text:p>0.355357617139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0.328154414892197">
                <text:p>0.328154414892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310661137104034">
                <text:p>0.310661137104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.290254771709442">
                <text:p>0.290254771709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262489020824432">
                <text:p>0.262489020824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0.281674146652222">
                <text:p>0.28167414665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305488973855972">
                <text:p>0.305488973855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0.328121423721313">
                <text:p>0.328121423721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.30025976896286">
                <text:p>0.30025976896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322801649570465">
                <text:p>0.322801649570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0.375693708658218">
                <text:p>0.37569370865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0.339273929595947">
                <text:p>0.339273929595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290256083011627">
                <text:p>0.290256083011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.29342120885849">
                <text:p>0.29342120885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0.320273041725159">
                <text:p>0.32027304172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304130464792252">
                <text:p>0.30413046479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0.323987931013107">
                <text:p>0.32398793101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0.320507317781448">
                <text:p>0.320507317781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.344301968812942">
                <text:p>0.34430196881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358273237943649">
                <text:p>0.35827323794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0.338820159435272">
                <text:p>0.338820159435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0.367455512285233">
                <text:p>0.367455512285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360224932432175">
                <text:p>0.360224932432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0.332615315914154">
                <text:p>0.332615315914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0.363357216119766">
                <text:p>0.363357216119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416222214698792">
                <text:p>0.41622221469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310079455375671">
                <text:p>0.310079455375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305314719676971">
                <text:p>0.305314719676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.287730395793915">
                <text:p>0.287730395793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0.271164268255234">
                <text:p>0.27116426825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0.278553664684296">
                <text:p>0.278553664684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0.283907145261765">
                <text:p>0.283907145261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286518603563309">
                <text:p>0.28651860356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0.298139482736588">
                <text:p>0.298139482736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0.332204341888428">
                <text:p>0.332204341888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0.402764618396759">
                <text:p>0.402764618396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0.363541781902313">
                <text:p>0.36354178190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0.392368197441101">
                <text:p>0.392368197441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0.395318418741226">
                <text:p>0.395318418741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0.363253474235535">
                <text:p>0.363253474235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0.32019966840744">
                <text:p>0.3201996684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0.371800452470779">
                <text:p>0.37180045247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406135767698288">
                <text:p>0.406135767698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0.471486926078796">
                <text:p>0.471486926078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0.577281832695007">
                <text:p>0.57728183269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0.710778534412384">
                <text:p>0.71077853441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0.538073182106018">
                <text:p>0.538073182106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0.407214730978012">
                <text:p>0.40721473097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0.56781929731369">
                <text:p>0.5678192973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0.556373059749603">
                <text:p>0.556373059749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0.518536269664764">
                <text:p>0.518536269664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0.500712156295776">
                <text:p>0.500712156295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357369184494019">
                <text:p>0.35736918449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346069633960724">
                <text:p>0.346069633960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0.373774975538254">
                <text:p>0.373774975538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0.347646206617355">
                <text:p>0.347646206617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0.319025129079819">
                <text:p>0.31902512907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0.28583762049675">
                <text:p>0.28583762049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299503862857819">
                <text:p>0.29950386285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0.32101234793663">
                <text:p>0.32101234793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0.316360116004944">
                <text:p>0.316360116004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0.357907354831696">
                <text:p>0.357907354831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426926732063293">
                <text:p>0.426926732063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358301669359207">
                <text:p>0.358301669359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0.38385209441185">
                <text:p>0.38385209441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0.329348027706146">
                <text:p>0.329348027706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0.371656268835068">
                <text:p>0.371656268835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0.416406393051147">
                <text:p>0.416406393051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0.369271129369736">
                <text:p>0.369271129369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0.351824760437012">
                <text:p>0.351824760437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0.394209951162338">
                <text:p>0.394209951162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0.422375172376633">
                <text:p>0.422375172376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446339666843414">
                <text:p>0.446339666843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583672761917114">
                <text:p>0.583672761917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0.519607543945313">
                <text:p>0.519607543945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0.473529428243637">
                <text:p>0.47352942824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0.407179653644562">
                <text:p>0.407179653644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0.38222199678421">
                <text:p>0.382221996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0.411610960960388">
                <text:p>0.411610960960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0.347246557474136">
                <text:p>0.347246557474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313195645809174">
                <text:p>0.313195645809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0.284123867750168">
                <text:p>0.284123867750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275454580783844">
                <text:p>0.27545458078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283660680055618">
                <text:p>0.283660680055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0.286427050828934">
                <text:p>0.28642705082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0.291799187660217">
                <text:p>0.291799187660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0.325307041406631">
                <text:p>0.325307041406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0.347113370895386">
                <text:p>0.347113370895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0.438422411680222">
                <text:p>0.438422411680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0.360406190156937">
                <text:p>0.360406190156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0.370438575744629">
                <text:p>0.370438575744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0.34805491566658">
                <text:p>0.34805491566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330083101987839">
                <text:p>0.330083101987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339607238769531">
                <text:p>0.339607238769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0.352597296237946">
                <text:p>0.352597296237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0.316582858562469">
                <text:p>0.316582858562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0.411234438419342">
                <text:p>0.411234438419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0.447325795888901">
                <text:p>0.447325795888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0.427347183227539">
                <text:p>0.42734718322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0.433051198720932">
                <text:p>0.433051198720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466624110937119">
                <text:p>0.466624110937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0.428390651941299">
                <text:p>0.42839065194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319733679294586">
                <text:p>0.31973367929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306568145751953">
                <text:p>0.306568145751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0.319256156682968">
                <text:p>0.319256156682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0.35686194896698">
                <text:p>0.35686194896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0.350305587053299">
                <text:p>0.35030558705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0.405616164207459">
                <text:p>0.40561616420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455052018165588">
                <text:p>0.455052018165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0.443421274423599">
                <text:p>0.443421274423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0.306548267602921">
                <text:p>0.306548267602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0.317094624042511">
                <text:p>0.317094624042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326547920703888">
                <text:p>0.326547920703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344571948051453">
                <text:p>0.344571948051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371873378753662">
                <text:p>0.371873378753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371087849140167">
                <text:p>0.371087849140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424609124660492">
                <text:p>0.42460912466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390518248081207">
                <text:p>0.39051824808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425886899232864">
                <text:p>0.425886899232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557756364345551">
                <text:p>0.55775636434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780173242092133">
                <text:p>0.780173242092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998134255409241">
                <text:p>0.998134255409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614004254341126">
                <text:p>0.614004254341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513997077941895">
                <text:p>0.513997077941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465176790952683">
                <text:p>0.465176790952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415347576141357">
                <text:p>0.415347576141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390117853879929">
                <text:p>0.390117853879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470369905233383">
                <text:p>0.470369905233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42355215549469">
                <text:p>0.42355215549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0.341517955064774">
                <text:p>0.341517955064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337215214967728">
                <text:p>0.33721521496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324429005384445">
                <text:p>0.324429005384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322924673557281">
                <text:p>0.322924673557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304958522319794">
                <text:p>0.304958522319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327603489160538">
                <text:p>0.32760348916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322210997343063">
                <text:p>0.322210997343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315251439809799">
                <text:p>0.315251439809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312792837619781">
                <text:p>0.31279283761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332163602113724">
                <text:p>0.332163602113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395848900079727">
                <text:p>0.395848900079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360362559556961">
                <text:p>0.36036255955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304007470607758">
                <text:p>0.304007470607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351799339056015">
                <text:p>0.351799339056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39086702466011">
                <text:p>0.39086702466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38958004117012">
                <text:p>0.38958004117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361610591411591">
                <text:p>0.361610591411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4886175096035">
                <text:p>0.4886175096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0.525606155395508">
                <text:p>0.525606155395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438626527786255">
                <text:p>0.438626527786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358282625675201">
                <text:p>0.358282625675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33555468916893">
                <text:p>0.3355546891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346725434064865">
                <text:p>0.346725434064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533388376235962">
                <text:p>0.533388376235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65168708562851">
                <text:p>0.65168708562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392600923776627">
                <text:p>0.392600923776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455432087182999">
                <text:p>0.455432087182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555428266525269">
                <text:p>0.555428266525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628886580467224">
                <text:p>0.628886580467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590879321098328">
                <text:p>0.590879321098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406281173229218">
                <text:p>0.406281173229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430914431810379">
                <text:p>0.43091443181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418675005435944">
                <text:p>0.418675005435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428946077823639">
                <text:p>0.428946077823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460149526596069">
                <text:p>0.460149526596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383868604898453">
                <text:p>0.383868604898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351999908685684">
                <text:p>0.351999908685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509801864624023">
                <text:p>0.509801864624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481134444475174">
                <text:p>0.48113444447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421729743480682">
                <text:p>0.421729743480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499790191650391">
                <text:p>0.499790191650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590427041053772">
                <text:p>0.59042704105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590900003910065">
                <text:p>0.59090000391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439026027917862">
                <text:p>0.439026027917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427233755588532">
                <text:p>0.427233755588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555139064788818">
                <text:p>0.555139064788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485503822565079">
                <text:p>0.485503822565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421620398759842">
                <text:p>0.421620398759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570364713668823">
                <text:p>0.570364713668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573784351348877">
                <text:p>0.573784351348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498437106609345">
                <text:p>0.498437106609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503448903560638">
                <text:p>0.503448903560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551096916198731">
                <text:p>0.551096916198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583274304866791">
                <text:p>0.583274304866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519793033599854">
                <text:p>0.519793033599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513256788253784">
                <text:p>0.513256788253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542290925979614">
                <text:p>0.542290925979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506364822387695">
                <text:p>0.506364822387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499099165201187">
                <text:p>0.499099165201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534103631973267">
                <text:p>0.534103631973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587904036045074">
                <text:p>0.587904036045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504162788391113">
                <text:p>0.504162788391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463685274124146">
                <text:p>0.463685274124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377504199743271">
                <text:p>0.377504199743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37818044424057">
                <text:p>0.37818044424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403257131576538">
                <text:p>0.403257131576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398622870445251">
                <text:p>0.398622870445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387376219034195">
                <text:p>0.387376219034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395772397518158">
                <text:p>0.39577239751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389298856258392">
                <text:p>0.38929885625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387392371892929">
                <text:p>0.387392371892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384864777326584">
                <text:p>0.384864777326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0.469948440790176">
                <text:p>0.469948440790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482699304819107">
                <text:p>0.482699304819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455216944217682">
                <text:p>0.45521694421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425683915615082">
                <text:p>0.425683915615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548314571380615">
                <text:p>0.548314571380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468564003705978">
                <text:p>0.46856400370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567902743816376">
                <text:p>0.567902743816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665341675281525">
                <text:p>0.665341675281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1.16641891002655">
                <text:p>1.16641891002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610223889350891">
                <text:p>0.610223889350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650113523006439">
                <text:p>0.650113523006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436984717845917">
                <text:p>0.436984717845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459001421928406">
                <text:p>0.459001421928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519334375858307">
                <text:p>0.519334375858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584061682224274">
                <text:p>0.584061682224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584843158721924">
                <text:p>0.584843158721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52375990152359">
                <text:p>0.52375990152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560788571834564">
                <text:p>0.560788571834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571497321128845">
                <text:p>0.571497321128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17" chart:origin="0" chart:interval-major="10" chart:reverse-direction="false" text:line-break="false" loext:try-staggering-first="false" chart:link-data-style-to-source="true" loext:major-origin="0.5" chart:axis-position="0" style:rotation-angle="5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Normal" style:font-family-generic="roman"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2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51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Double_20_Dash_20_Dot" svg:stroke-width="0.051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37cm" svg:height="6.84cm" xlink:href=".." xlink:type="simple" chart:class="chart:scatter" chart:style-name="ch1">
        <chart:plot-area chart:style-name="ch2" table:cell-range-address="todojunto.H21:todojunto.I22 todojunto.A1:todojunto.A1 todojunto.I9:todojunto.I20 todojunto.D1:todojunto.D318" chart:data-source-has-labels="row" svg:x="2.217cm" svg:y="0.136cm" svg:width="24.672cm" svg:height="4.929cm">
          <chart:coordinate-region svg:x="3.129cm" svg:y="0.136cm" svg:width="23.76cm" svg:height="3.698cm"/>
          <chart:axis chart:dimension="x" chart:name="primary-x" chart:style-name="ch3">
            <chart:title svg:x="12.959cm" svg:y="4.702cm" chart:style-name="ch4">
              <text:p>Residue number</text:p>
            </chart:title>
          </chart:axis>
          <chart:axis chart:dimension="y" chart:name="primary-y" chart:style-name="ch5">
            <chart:title svg:x="0.451cm" svg:y="4.262cm" chart:style-name="ch6">
              <text:p>RMSF [Å]</text:p>
            </chart:title>
          </chart:axis>
          <chart:series chart:style-name="ch7" chart:values-cell-range-address="todojunto.I21:todojunto.I22" chart:label-cell-address="todojunto.A1:todojunto.A1" chart:class="chart:scatter">
            <chart:domain table:cell-range-address="todojunto.H21:todojunto.H22"/>
            <chart:data-point chart:repeated="2"/>
          </chart:series>
          <chart:series chart:style-name="ch7" chart:values-cell-range-address="todojunto.I19:todojunto.I20" chart:label-cell-address="todojunto.A1:todojunto.A1" chart:class="chart:scatter">
            <chart:domain table:cell-range-address="todojunto.H19:todojunto.H20"/>
            <chart:data-point chart:repeated="2"/>
          </chart:series>
          <chart:series chart:style-name="ch7" chart:values-cell-range-address="todojunto.I17:todojunto.I18" chart:label-cell-address="todojunto.A1:todojunto.A1" chart:class="chart:scatter">
            <chart:domain table:cell-range-address="todojunto.H17:todojunto.H18"/>
            <chart:data-point chart:repeated="2"/>
          </chart:series>
          <chart:series chart:style-name="ch7" chart:values-cell-range-address="todojunto.I15:todojunto.I16" chart:label-cell-address="todojunto.A1:todojunto.A1" chart:class="chart:scatter">
            <chart:domain table:cell-range-address="todojunto.H15:todojunto.H16"/>
            <chart:data-point chart:repeated="2"/>
          </chart:series>
          <chart:series chart:style-name="ch7" chart:values-cell-range-address="todojunto.I13:todojunto.I14" chart:label-cell-address="todojunto.A1:todojunto.A1" chart:class="chart:scatter">
            <chart:domain table:cell-range-address="todojunto.H13:todojunto.H14"/>
            <chart:data-point chart:repeated="2"/>
          </chart:series>
          <chart:series chart:style-name="ch7" chart:values-cell-range-address="todojunto.I11:todojunto.I12" chart:label-cell-address="todojunto.A1:todojunto.A1" chart:class="chart:scatter">
            <chart:domain table:cell-range-address="todojunto.H11:todojunto.H12"/>
            <chart:data-point chart:repeated="2"/>
          </chart:series>
          <chart:series chart:style-name="ch7" chart:values-cell-range-address="todojunto.I9:todojunto.I10" chart:label-cell-address="todojunto.A1:todojunto.A1" chart:class="chart:scatter">
            <chart:domain table:cell-range-address="todojunto.H9:todojunto.H10"/>
            <chart:data-point chart:repeated="2"/>
          </chart:series>
          <chart:series chart:style-name="ch8" chart:values-cell-range-address="todojunto.D2:todojunto.D318" chart:label-cell-address="todojunto.D1:todojunto.D1" chart:class="chart:scatter">
            <chart:domain table:cell-range-address="todojunto.A2:todojunto.A318"/>
            <chart:data-point chart:repeated="3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Hexane</text:p>
                <draw:g>
                  <svg:desc>todojunto.D1:todojunt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todojunto.H21:todojunto.H22</svg:desc>
                </draw:g>
              </table:table-cell>
              <table:table-cell office:value-type="float" office:value="0.2">
                <text:p>0.2</text:p>
                <draw:g>
                  <svg:desc>todojunto.I21:todojunto.I22</svg:desc>
                </draw:g>
              </table:table-cell>
              <table:table-cell office:value-type="float" office:value="184">
                <text:p>184</text:p>
                <draw:g>
                  <svg:desc>todojunto.H19:todojunto.H20</svg:desc>
                </draw:g>
              </table:table-cell>
              <table:table-cell office:value-type="float" office:value="0.2">
                <text:p>0.2</text:p>
                <draw:g>
                  <svg:desc>todojunto.I19:todojunto.I20</svg:desc>
                </draw:g>
              </table:table-cell>
              <table:table-cell office:value-type="float" office:value="287">
                <text:p>287</text:p>
                <draw:g>
                  <svg:desc>todojunto.H17:todojunto.H18</svg:desc>
                </draw:g>
              </table:table-cell>
              <table:table-cell office:value-type="float" office:value="0.2">
                <text:p>0.2</text:p>
                <draw:g>
                  <svg:desc>todojunto.I17:todojunto.I18</svg:desc>
                </draw:g>
              </table:table-cell>
              <table:table-cell office:value-type="float" office:value="267">
                <text:p>267</text:p>
                <draw:g>
                  <svg:desc>todojunto.H15:todojunto.H16</svg:desc>
                </draw:g>
              </table:table-cell>
              <table:table-cell office:value-type="float" office:value="0.2">
                <text:p>0.2</text:p>
                <draw:g>
                  <svg:desc>todojunto.I15:todojunto.I16</svg:desc>
                </draw:g>
              </table:table-cell>
              <table:table-cell office:value-type="float" office:value="243">
                <text:p>243</text:p>
                <draw:g>
                  <svg:desc>todojunto.H13:todojunto.H14</svg:desc>
                </draw:g>
              </table:table-cell>
              <table:table-cell office:value-type="float" office:value="0.2">
                <text:p>0.2</text:p>
                <draw:g>
                  <svg:desc>todojunto.I13:todojunto.I14</svg:desc>
                </draw:g>
              </table:table-cell>
              <table:table-cell office:value-type="float" office:value="152">
                <text:p>152</text:p>
                <draw:g>
                  <svg:desc>todojunto.H11:todojunto.H12</svg:desc>
                </draw:g>
              </table:table-cell>
              <table:table-cell office:value-type="float" office:value="0.2">
                <text:p>0.2</text:p>
                <draw:g>
                  <svg:desc>todojunto.I11:todojunto.I12</svg:desc>
                </draw:g>
              </table:table-cell>
              <table:table-cell office:value-type="float" office:value="138">
                <text:p>138</text:p>
                <draw:g>
                  <svg:desc>todojunto.H9:todojunto.H10</svg:desc>
                </draw:g>
              </table:table-cell>
              <table:table-cell office:value-type="float" office:value="0.2">
                <text:p>0.2</text:p>
                <draw:g>
                  <svg:desc>todojunto.I9:todojunto.I10</svg:desc>
                </draw:g>
              </table:table-cell>
              <table:table-cell office:value-type="float" office:value="1">
                <text:p>1</text:p>
                <draw:g>
                  <svg:desc>todojunto.A2:todojunto.A318</svg:desc>
                </draw:g>
              </table:table-cell>
              <table:table-cell office:value-type="float" office:value="0.490822821855545">
                <text:p>0.490822821855545</text:p>
                <draw:g>
                  <svg:desc>todojunto.D2:todojunto.D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1.5">
                <text:p>1.5</text:p>
              </table:table-cell>
              <table:table-cell office:value-type="float" office:value="184">
                <text:p>184</text:p>
              </table:table-cell>
              <table:table-cell office:value-type="float" office:value="1.5">
                <text:p>1.5</text:p>
              </table:table-cell>
              <table:table-cell office:value-type="float" office:value="287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67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43">
                <text:p>243</text:p>
              </table:table-cell>
              <table:table-cell office:value-type="float" office:value="1.5">
                <text:p>1.5</text:p>
              </table:table-cell>
              <table:table-cell office:value-type="float" office:value="152">
                <text:p>152</text:p>
              </table:table-cell>
              <table:table-cell office:value-type="float" office:value="1.5">
                <text:p>1.5</text:p>
              </table:table-cell>
              <table:table-cell office:value-type="float" office:value="138">
                <text:p>138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0.557130515575409">
                <text:p>0.557130515575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74869394302368">
                <text:p>0.574869394302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29167938232422">
                <text:p>0.729167938232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754591286182404">
                <text:p>0.754591286182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17848455905914">
                <text:p>0.617848455905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66769194602966">
                <text:p>0.866769194602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707082808017731">
                <text:p>0.707082808017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548146367073059">
                <text:p>0.54814636707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77220976352692">
                <text:p>0.57722097635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498749703168869">
                <text:p>0.498749703168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589905500411987">
                <text:p>0.589905500411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532684087753296">
                <text:p>0.532684087753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570945739746094">
                <text:p>0.57094573974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557907104492188">
                <text:p>0.557907104492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43418824672699">
                <text:p>0.4341882467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479003757238388">
                <text:p>0.479003757238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530411601066589">
                <text:p>0.530411601066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.468686878681183">
                <text:p>0.468686878681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395921945571899">
                <text:p>0.39592194557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.370935559272766">
                <text:p>0.37093555927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.379848778247833">
                <text:p>0.379848778247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.418691396713257">
                <text:p>0.418691396713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0.716562211513519">
                <text:p>0.716562211513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614878356456757">
                <text:p>0.614878356456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588647544384003">
                <text:p>0.588647544384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606947064399719">
                <text:p>0.606947064399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633857190608978">
                <text:p>0.633857190608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615720868110657">
                <text:p>0.615720868110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483404934406281">
                <text:p>0.483404934406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449796617031097">
                <text:p>0.449796617031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407778531312943">
                <text:p>0.407778531312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343702107667923">
                <text:p>0.343702107667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29029655456543">
                <text:p>0.29029655456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270412892103195">
                <text:p>0.270412892103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292130023241043">
                <text:p>0.292130023241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.314824670553207">
                <text:p>0.314824670553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.350117862224579">
                <text:p>0.35011786222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.467761665582657">
                <text:p>0.467761665582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492454260587692">
                <text:p>0.49245426058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587221264839172">
                <text:p>0.587221264839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466590940952301">
                <text:p>0.466590940952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0.380428224802017">
                <text:p>0.380428224802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.426074683666229">
                <text:p>0.426074683666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485526472330093">
                <text:p>0.485526472330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.472484529018402">
                <text:p>0.472484529018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.457357496023178">
                <text:p>0.457357496023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.391569077968597">
                <text:p>0.391569077968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0.454785138368607">
                <text:p>0.454785138368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538188695907593">
                <text:p>0.538188695907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436215132474899">
                <text:p>0.43621513247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364853650331497">
                <text:p>0.364853650331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.353941738605499">
                <text:p>0.35394173860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400928437709808">
                <text:p>0.400928437709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378219902515411">
                <text:p>0.378219902515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385100722312927">
                <text:p>0.385100722312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0.430282264947891">
                <text:p>0.430282264947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471202254295349">
                <text:p>0.471202254295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0.502168774604797">
                <text:p>0.502168774604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546288251876831">
                <text:p>0.546288251876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0.424318641424179">
                <text:p>0.42431864142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358504623174667">
                <text:p>0.358504623174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356720119714737">
                <text:p>0.356720119714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281754285097122">
                <text:p>0.281754285097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0.322750300168991">
                <text:p>0.322750300168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325755059719086">
                <text:p>0.325755059719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0.357459992170334">
                <text:p>0.357459992170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0.405647307634354">
                <text:p>0.405647307634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498970866203308">
                <text:p>0.49897086620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538082242012024">
                <text:p>0.538082242012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539074957370758">
                <text:p>0.539074957370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458002507686615">
                <text:p>0.458002507686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0.423184394836426">
                <text:p>0.423184394836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461690366268158">
                <text:p>0.461690366268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0.365253806114197">
                <text:p>0.365253806114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0.345562636852264">
                <text:p>0.345562636852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0.329970717430115">
                <text:p>0.329970717430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346934914588928">
                <text:p>0.346934914588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0.348351061344147">
                <text:p>0.348351061344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30052387714386">
                <text:p>0.30052387714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293135732412338">
                <text:p>0.293135732412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0.304762542247772">
                <text:p>0.30476254224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0.295908510684967">
                <text:p>0.295908510684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306850612163544">
                <text:p>0.306850612163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329015910625458">
                <text:p>0.329015910625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.327763587236404">
                <text:p>0.32776358723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0.312202453613281">
                <text:p>0.312202453613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349222391843796">
                <text:p>0.349222391843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0.361535996198654">
                <text:p>0.361535996198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362247735261917">
                <text:p>0.362247735261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0.394118070602417">
                <text:p>0.394118070602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535579383373261">
                <text:p>0.535579383373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0.5216516">
                <text:p>0.5216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0.61651165">
                <text:p>0.61651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0.5484916321">
                <text:p>0.5484916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.6132165416">
                <text:p>0.6132165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0.558609783649445">
                <text:p>0.55860978364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442543357610703">
                <text:p>0.442543357610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0.317934334278107">
                <text:p>0.317934334278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303240984678268">
                <text:p>0.303240984678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.285953342914581">
                <text:p>0.28595334291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283789932727814">
                <text:p>0.283789932727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0.33310666680336">
                <text:p>0.33310666680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372582018375397">
                <text:p>0.372582018375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0.388738423585892">
                <text:p>0.388738423585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.377096354961395">
                <text:p>0.377096354961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349019974470139">
                <text:p>0.34901997447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0.352215200662613">
                <text:p>0.352215200662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0.353709518909454">
                <text:p>0.353709518909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317815780639648">
                <text:p>0.317815780639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.297010213136673">
                <text:p>0.297010213136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0.317281782627106">
                <text:p>0.317281782627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307594329118729">
                <text:p>0.307594329118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0.326324343681335">
                <text:p>0.326324343681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0.326668739318848">
                <text:p>0.326668739318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.340774118900299">
                <text:p>0.34077411890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369904726743698">
                <text:p>0.369904726743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0.381356865167618">
                <text:p>0.381356865167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0.498141944408417">
                <text:p>0.498141944408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429033786058426">
                <text:p>0.429033786058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0.389831304550171">
                <text:p>0.389831304550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0.364765971899033">
                <text:p>0.364765971899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43408265709877">
                <text:p>0.43408265709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360215425491333">
                <text:p>0.360215425491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348548263311386">
                <text:p>0.348548263311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.345631271600723">
                <text:p>0.345631271600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0.321501433849335">
                <text:p>0.321501433849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0.298531293869019">
                <text:p>0.29853129386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0.289835512638092">
                <text:p>0.28983551263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299774020910263">
                <text:p>0.299774020910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0.297133386135101">
                <text:p>0.29713338613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0.320719093084335">
                <text:p>0.320719093084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0.381079286336899">
                <text:p>0.38107928633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0.37095582485199">
                <text:p>0.37095582485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0.374775737524033">
                <text:p>0.374775737524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0.378901958465576">
                <text:p>0.378901958465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0.382768481969833">
                <text:p>0.382768481969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0.344526618719101">
                <text:p>0.344526618719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0.404668152332306">
                <text:p>0.404668152332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535126328468323">
                <text:p>0.535126328468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0.62361615896225">
                <text:p>0.6236161589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0.779387772083283">
                <text:p>0.779387772083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0.80157333612442">
                <text:p>0.8015733361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0.639725983142853">
                <text:p>0.63972598314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0.64573484659195">
                <text:p>0.64573484659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0.810407757759094">
                <text:p>0.810407757759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0.817611992359161">
                <text:p>0.81761199235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0.619513213634491">
                <text:p>0.619513213634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0.571109175682068">
                <text:p>0.571109175682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488171100616455">
                <text:p>0.488171100616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458253920078278">
                <text:p>0.458253920078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0.400585681200027">
                <text:p>0.400585681200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0.414215594530106">
                <text:p>0.414215594530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0.40378212928772">
                <text:p>0.40378212928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0.354331523180008">
                <text:p>0.35433152318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316860496997833">
                <text:p>0.316860496997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0.361850708723068">
                <text:p>0.361850708723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0.401255309581757">
                <text:p>0.401255309581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0.437262862920761">
                <text:p>0.437262862920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515267491340637">
                <text:p>0.515267491340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356367081403732">
                <text:p>0.356367081403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0.340482026338577">
                <text:p>0.340482026338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0.294319301843643">
                <text:p>0.294319301843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0.305588752031326">
                <text:p>0.305588752031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0.346238285303116">
                <text:p>0.346238285303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0.350505828857422">
                <text:p>0.350505828857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0.36180579662323">
                <text:p>0.3618057966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0.422903209924698">
                <text:p>0.422903209924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0.443304985761642">
                <text:p>0.44330498576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439034551382065">
                <text:p>0.439034551382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637796878814697">
                <text:p>0.637796878814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0.522562742233276">
                <text:p>0.522562742233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0.544505059719086">
                <text:p>0.544505059719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0.431151539087296">
                <text:p>0.43115153908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0.540851771831513">
                <text:p>0.54085177183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0.405117213726044">
                <text:p>0.405117213726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0.352748364210129">
                <text:p>0.352748364210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35120615363121">
                <text:p>0.35120615363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0.310004621744156">
                <text:p>0.310004621744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292024433612824">
                <text:p>0.292024433612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300240397453308">
                <text:p>0.30024039745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0.290990859270096">
                <text:p>0.290990859270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0.310656189918518">
                <text:p>0.310656189918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0.348964601755142">
                <text:p>0.34896460175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0.355587005615234">
                <text:p>0.35558700561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0.364042937755585">
                <text:p>0.364042937755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0.407477259635925">
                <text:p>0.407477259635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0.480400681495667">
                <text:p>0.480400681495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0.453263491392136">
                <text:p>0.453263491392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409756451845169">
                <text:p>0.409756451845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39921823143959">
                <text:p>0.39921823143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0.396122336387634">
                <text:p>0.396122336387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0.354116141796112">
                <text:p>0.354116141796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0.440164178609848">
                <text:p>0.440164178609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0.616024851799011">
                <text:p>0.616024851799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0.606984496116638">
                <text:p>0.606984496116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0.499726980924606">
                <text:p>0.499726980924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521053671836853">
                <text:p>0.521053671836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0.455349415540695">
                <text:p>0.455349415540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340406090021133">
                <text:p>0.340406090021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293468683958054">
                <text:p>0.293468683958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0.309689491987228">
                <text:p>0.309689491987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0.339557349681854">
                <text:p>0.33955734968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0.366154462099075">
                <text:p>0.366154462099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0.399662137031555">
                <text:p>0.399662137031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475640147924423">
                <text:p>0.475640147924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0.5121049284935">
                <text:p>0.512104928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0.362459808588028">
                <text:p>0.36245980858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0.335515141487122">
                <text:p>0.335515141487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361459463834763">
                <text:p>0.361459463834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356286734342575">
                <text:p>0.356286734342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375313580036163">
                <text:p>0.375313580036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386614263057709">
                <text:p>0.386614263057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426989138126373">
                <text:p>0.426989138126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393414050340652">
                <text:p>0.39341405034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420915842056274">
                <text:p>0.42091584205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516210973262787">
                <text:p>0.516210973262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649599432945252">
                <text:p>0.649599432945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780864179134369">
                <text:p>0.780864179134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486296445131302">
                <text:p>0.486296445131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428994685411453">
                <text:p>0.428994685411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451821565628052">
                <text:p>0.451821565628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486546844244003">
                <text:p>0.486546844244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494806677103043">
                <text:p>0.494806677103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637084424495697">
                <text:p>0.637084424495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542690217494965">
                <text:p>0.542690217494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0.356437414884567">
                <text:p>0.356437414884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360975384712219">
                <text:p>0.3609753847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370343565940857">
                <text:p>0.370343565940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340316146612167">
                <text:p>0.340316146612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331304669380188">
                <text:p>0.331304669380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344648659229279">
                <text:p>0.344648659229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334137469530106">
                <text:p>0.334137469530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344454884529114">
                <text:p>0.344454884529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354880839586258">
                <text:p>0.35488083958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344556570053101">
                <text:p>0.344556570053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381171762943268">
                <text:p>0.38117176294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373475253582001">
                <text:p>0.373475253582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357673138380051">
                <text:p>0.35767313838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361519455909729">
                <text:p>0.36151945590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466933369636536">
                <text:p>0.466933369636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538459241390228">
                <text:p>0.538459241390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470477998256683">
                <text:p>0.470477998256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598591148853302">
                <text:p>0.598591148853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0.73807954788208">
                <text:p>0.7380795478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548595249652863">
                <text:p>0.548595249652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437357664108276">
                <text:p>0.437357664108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416524469852448">
                <text:p>0.416524469852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47679078578949">
                <text:p>0.47679078578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663490176200867">
                <text:p>0.663490176200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71052211523056">
                <text:p>0.71052211523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648317098617554">
                <text:p>0.648317098617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688026309013367">
                <text:p>0.688026309013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947343409061432">
                <text:p>0.947343409061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1.0423356294632">
                <text:p>1.042335629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718063950538635">
                <text:p>0.71806395053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424584448337555">
                <text:p>0.424584448337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441303819417954">
                <text:p>0.44130381941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448151975870132">
                <text:p>0.448151975870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443256884813309">
                <text:p>0.44325688481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42158704996109">
                <text:p>0.42158704996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413708031177521">
                <text:p>0.413708031177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363968074321747">
                <text:p>0.363968074321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396488785743713">
                <text:p>0.396488785743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484050810337067">
                <text:p>0.484050810337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498162120580673">
                <text:p>0.498162120580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636628985404968">
                <text:p>0.636628985404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727038204669952">
                <text:p>0.72703820466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705062091350555">
                <text:p>0.705062091350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538680851459503">
                <text:p>0.538680851459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521191298961639">
                <text:p>0.521191298961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636595785617828">
                <text:p>0.636595785617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61463326215744">
                <text:p>0.61463326215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544141948223114">
                <text:p>0.544141948223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678430497646332">
                <text:p>0.67843049764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716108977794647">
                <text:p>0.716108977794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642155706882477">
                <text:p>0.642155706882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635625302791596">
                <text:p>0.63562530279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699734747409821">
                <text:p>0.69973474740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761676847934723">
                <text:p>0.761676847934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731938600540161">
                <text:p>0.731938600540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670628070831299">
                <text:p>0.67062807083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642705142498016">
                <text:p>0.642705142498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620345234870911">
                <text:p>0.620345234870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657664120197296">
                <text:p>0.657664120197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679891228675842">
                <text:p>0.679891228675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72465193271637">
                <text:p>0.72465193271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660474419593811">
                <text:p>0.660474419593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547958076000214">
                <text:p>0.547958076000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48832443356514">
                <text:p>0.48832443356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43433153629303">
                <text:p>0.4343315362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441507875919342">
                <text:p>0.441507875919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395417720079422">
                <text:p>0.395417720079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34604811668396">
                <text:p>0.34604811668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387000620365143">
                <text:p>0.387000620365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421470373868942">
                <text:p>0.421470373868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350125163793564">
                <text:p>0.350125163793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393022060394287">
                <text:p>0.393022060394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0.519546151161194">
                <text:p>0.519546151161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463213801383972">
                <text:p>0.463213801383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425801306962967">
                <text:p>0.42580130696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436449438333511">
                <text:p>0.436449438333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541451513767242">
                <text:p>0.541451513767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454731792211533">
                <text:p>0.454731792211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429534405469894">
                <text:p>0.429534405469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480797320604324">
                <text:p>0.480797320604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523561000823975">
                <text:p>0.523561000823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494859516620636">
                <text:p>0.49485951662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431349903345108">
                <text:p>0.431349903345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439868122339249">
                <text:p>0.439868122339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483123868703842">
                <text:p>0.483123868703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614437103271484">
                <text:p>0.614437103271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663106679916382">
                <text:p>0.663106679916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561489820480347">
                <text:p>0.561489820480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466749578714371">
                <text:p>0.466749578714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530513763427734">
                <text:p>0.530513763427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643411755561829">
                <text:p>0.643411755561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17" chart:origin="0" chart:interval-major="10" chart:reverse-direction="false" text:line-break="false" loext:try-staggering-first="false" chart:link-data-style-to-source="true" loext:major-origin="0.5" chart:axis-position="0" style:rotation-angle="5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4" style:family="chart">
      <style:chart-properties style:rotation-angle="0"/>
      <style:text-properties fo:font-family="'Times New Roman'" style:font-style-name="Normal" style:font-family-generic="roman"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.2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20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51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-dash="Double_20_Dash" svg:stroke-width="0.051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28cm" svg:height="6.842cm" xlink:href=".." xlink:type="simple" chart:class="chart:scatter" chart:style-name="ch1">
        <chart:plot-area chart:style-name="ch2" table:cell-range-address="todojunto.H21:todojunto.I22 todojunto.A1:todojunto.A1 todojunto.I9:todojunto.I20 todojunto.E1:todojunto.E318" chart:data-source-has-labels="row" svg:x="2.219cm" svg:y="0.136cm" svg:width="24.759cm" svg:height="4.931cm">
          <chart:coordinate-region svg:x="3.131cm" svg:y="0.136cm" svg:width="23.847cm" svg:height="3.699cm"/>
          <chart:axis chart:dimension="x" chart:name="primary-x" chart:style-name="ch3">
            <chart:title svg:x="12.992cm" svg:y="4.703cm" chart:style-name="ch4">
              <text:p>Residue number</text:p>
            </chart:title>
          </chart:axis>
          <chart:axis chart:dimension="y" chart:name="primary-y" chart:style-name="ch5">
            <chart:title svg:x="0.451cm" svg:y="4.263cm" chart:style-name="ch6">
              <text:p>RMSF [Å]</text:p>
            </chart:title>
          </chart:axis>
          <chart:series chart:style-name="ch7" chart:values-cell-range-address="todojunto.I21:todojunto.I22" chart:label-cell-address="todojunto.A1:todojunto.A1" chart:class="chart:scatter">
            <chart:domain table:cell-range-address="todojunto.H21:todojunto.H22"/>
            <chart:data-point chart:repeated="2"/>
          </chart:series>
          <chart:series chart:style-name="ch7" chart:values-cell-range-address="todojunto.I19:todojunto.I20" chart:label-cell-address="todojunto.A1:todojunto.A1" chart:class="chart:scatter">
            <chart:domain table:cell-range-address="todojunto.H19:todojunto.H20"/>
            <chart:data-point chart:repeated="2"/>
          </chart:series>
          <chart:series chart:style-name="ch7" chart:values-cell-range-address="todojunto.I17:todojunto.I18" chart:label-cell-address="todojunto.A1:todojunto.A1" chart:class="chart:scatter">
            <chart:domain table:cell-range-address="todojunto.H17:todojunto.H18"/>
            <chart:data-point chart:repeated="2"/>
          </chart:series>
          <chart:series chart:style-name="ch7" chart:values-cell-range-address="todojunto.I15:todojunto.I16" chart:label-cell-address="todojunto.A1:todojunto.A1" chart:class="chart:scatter">
            <chart:domain table:cell-range-address="todojunto.H15:todojunto.H16"/>
            <chart:data-point chart:repeated="2"/>
          </chart:series>
          <chart:series chart:style-name="ch7" chart:values-cell-range-address="todojunto.I13:todojunto.I14" chart:label-cell-address="todojunto.A1:todojunto.A1" chart:class="chart:scatter">
            <chart:domain table:cell-range-address="todojunto.H13:todojunto.H14"/>
            <chart:data-point chart:repeated="2"/>
          </chart:series>
          <chart:series chart:style-name="ch7" chart:values-cell-range-address="todojunto.I11:todojunto.I12" chart:label-cell-address="todojunto.A1:todojunto.A1" chart:class="chart:scatter">
            <chart:domain table:cell-range-address="todojunto.H11:todojunto.H12"/>
            <chart:data-point chart:repeated="2"/>
          </chart:series>
          <chart:series chart:style-name="ch7" chart:values-cell-range-address="todojunto.I9:todojunto.I10" chart:label-cell-address="todojunto.A1:todojunto.A1" chart:class="chart:scatter">
            <chart:domain table:cell-range-address="todojunto.H9:todojunto.H10"/>
            <chart:data-point chart:repeated="2"/>
          </chart:series>
          <chart:series chart:style-name="ch8" chart:values-cell-range-address="todojunto.E2:todojunto.E318" chart:label-cell-address="todojunto.E1:todojunto.E1" chart:class="chart:scatter">
            <chart:domain table:cell-range-address="todojunto.A2:todojunto.A318"/>
            <chart:data-point chart:repeated="3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Residue</text:p>
                <draw:g>
                  <svg:desc>todojunto.A1:todojunto.A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Heptane</text:p>
                <draw:g>
                  <svg:desc>todojunto.E1:todojunt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">
                <text:p>207</text:p>
                <draw:g>
                  <svg:desc>todojunto.H21:todojunto.H22</svg:desc>
                </draw:g>
              </table:table-cell>
              <table:table-cell office:value-type="float" office:value="0.2">
                <text:p>0.2</text:p>
                <draw:g>
                  <svg:desc>todojunto.I21:todojunto.I22</svg:desc>
                </draw:g>
              </table:table-cell>
              <table:table-cell office:value-type="float" office:value="184">
                <text:p>184</text:p>
                <draw:g>
                  <svg:desc>todojunto.H19:todojunto.H20</svg:desc>
                </draw:g>
              </table:table-cell>
              <table:table-cell office:value-type="float" office:value="0.2">
                <text:p>0.2</text:p>
                <draw:g>
                  <svg:desc>todojunto.I19:todojunto.I20</svg:desc>
                </draw:g>
              </table:table-cell>
              <table:table-cell office:value-type="float" office:value="287">
                <text:p>287</text:p>
                <draw:g>
                  <svg:desc>todojunto.H17:todojunto.H18</svg:desc>
                </draw:g>
              </table:table-cell>
              <table:table-cell office:value-type="float" office:value="0.2">
                <text:p>0.2</text:p>
                <draw:g>
                  <svg:desc>todojunto.I17:todojunto.I18</svg:desc>
                </draw:g>
              </table:table-cell>
              <table:table-cell office:value-type="float" office:value="267">
                <text:p>267</text:p>
                <draw:g>
                  <svg:desc>todojunto.H15:todojunto.H16</svg:desc>
                </draw:g>
              </table:table-cell>
              <table:table-cell office:value-type="float" office:value="0.2">
                <text:p>0.2</text:p>
                <draw:g>
                  <svg:desc>todojunto.I15:todojunto.I16</svg:desc>
                </draw:g>
              </table:table-cell>
              <table:table-cell office:value-type="float" office:value="243">
                <text:p>243</text:p>
                <draw:g>
                  <svg:desc>todojunto.H13:todojunto.H14</svg:desc>
                </draw:g>
              </table:table-cell>
              <table:table-cell office:value-type="float" office:value="0.2">
                <text:p>0.2</text:p>
                <draw:g>
                  <svg:desc>todojunto.I13:todojunto.I14</svg:desc>
                </draw:g>
              </table:table-cell>
              <table:table-cell office:value-type="float" office:value="152">
                <text:p>152</text:p>
                <draw:g>
                  <svg:desc>todojunto.H11:todojunto.H12</svg:desc>
                </draw:g>
              </table:table-cell>
              <table:table-cell office:value-type="float" office:value="0.2">
                <text:p>0.2</text:p>
                <draw:g>
                  <svg:desc>todojunto.I11:todojunto.I12</svg:desc>
                </draw:g>
              </table:table-cell>
              <table:table-cell office:value-type="float" office:value="138">
                <text:p>138</text:p>
                <draw:g>
                  <svg:desc>todojunto.H9:todojunto.H10</svg:desc>
                </draw:g>
              </table:table-cell>
              <table:table-cell office:value-type="float" office:value="0.2">
                <text:p>0.2</text:p>
                <draw:g>
                  <svg:desc>todojunto.I9:todojunto.I10</svg:desc>
                </draw:g>
              </table:table-cell>
              <table:table-cell office:value-type="float" office:value="1">
                <text:p>1</text:p>
                <draw:g>
                  <svg:desc>todojunto.A2:todojunto.A318</svg:desc>
                </draw:g>
              </table:table-cell>
              <table:table-cell office:value-type="float" office:value="0.79210764169693">
                <text:p>0.79210764169693</text:p>
                <draw:g>
                  <svg:desc>todojunto.E2:todojunto.E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">
                <text:p>207</text:p>
              </table:table-cell>
              <table:table-cell office:value-type="float" office:value="1.5">
                <text:p>1.5</text:p>
              </table:table-cell>
              <table:table-cell office:value-type="float" office:value="184">
                <text:p>184</text:p>
              </table:table-cell>
              <table:table-cell office:value-type="float" office:value="1.5">
                <text:p>1.5</text:p>
              </table:table-cell>
              <table:table-cell office:value-type="float" office:value="287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67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43">
                <text:p>243</text:p>
              </table:table-cell>
              <table:table-cell office:value-type="float" office:value="1.5">
                <text:p>1.5</text:p>
              </table:table-cell>
              <table:table-cell office:value-type="float" office:value="152">
                <text:p>152</text:p>
              </table:table-cell>
              <table:table-cell office:value-type="float" office:value="1.5">
                <text:p>1.5</text:p>
              </table:table-cell>
              <table:table-cell office:value-type="float" office:value="138">
                <text:p>138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0.771308302879334">
                <text:p>0.77130830287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615168035030365">
                <text:p>0.615168035030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857312321662903">
                <text:p>0.857312321662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88510924577713">
                <text:p>0.88510924577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74218773841858">
                <text:p>0.674218773841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618394017219544">
                <text:p>0.618394017219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592217028141022">
                <text:p>0.592217028141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48284575343132">
                <text:p>0.4828457534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29562592506409">
                <text:p>0.529562592506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499045521020889">
                <text:p>0.499045521020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547119319438934">
                <text:p>0.547119319438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492224454879761">
                <text:p>0.492224454879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597034513950348">
                <text:p>0.597034513950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550538182258606">
                <text:p>0.550538182258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473183959722519">
                <text:p>0.473183959722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486888915300369">
                <text:p>0.486888915300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547687530517578">
                <text:p>0.547687530517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.504085004329681">
                <text:p>0.504085004329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386867344379425">
                <text:p>0.386867344379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.376900941133499">
                <text:p>0.37690094113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.422984570264816">
                <text:p>0.422984570264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.540634512901306">
                <text:p>0.540634512901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0.723722517490387">
                <text:p>0.723722517490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592104256153107">
                <text:p>0.59210425615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580565512180328">
                <text:p>0.580565512180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768767595291138">
                <text:p>0.768767595291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722432613372803">
                <text:p>0.722432613372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668842971324921">
                <text:p>0.668842971324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572895467281342">
                <text:p>0.572895467281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628070175647736">
                <text:p>0.628070175647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733042776584625">
                <text:p>0.733042776584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437301814556122">
                <text:p>0.437301814556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337161719799042">
                <text:p>0.337161719799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300520241260529">
                <text:p>0.300520241260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330023467540741">
                <text:p>0.330023467540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.329085409641266">
                <text:p>0.329085409641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.353215157985687">
                <text:p>0.353215157985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.385540664196014">
                <text:p>0.38554066419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365014046430588">
                <text:p>0.36501404643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447567582130432">
                <text:p>0.447567582130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382048815488815">
                <text:p>0.382048815488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0.457808464765549">
                <text:p>0.45780846476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.486166924238205">
                <text:p>0.486166924238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508614182472229">
                <text:p>0.508614182472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.467682063579559">
                <text:p>0.467682063579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.401205152273178">
                <text:p>0.401205152273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.36231517791748">
                <text:p>0.36231517791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0.410828143358231">
                <text:p>0.410828143358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466692924499512">
                <text:p>0.466692924499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371786206960678">
                <text:p>0.371786206960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35006782412529">
                <text:p>0.35006782412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.340311825275421">
                <text:p>0.340311825275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382441192865372">
                <text:p>0.38244119286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333672523498535">
                <text:p>0.333672523498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375721096992493">
                <text:p>0.375721096992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0.401246786117554">
                <text:p>0.401246786117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456973522901535">
                <text:p>0.456973522901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0.529413104057312">
                <text:p>0.529413104057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618982374668121">
                <text:p>0.618982374668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0.431897699832916">
                <text:p>0.431897699832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377780437469482">
                <text:p>0.377780437469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395197063684464">
                <text:p>0.395197063684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305737107992172">
                <text:p>0.30573710799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0.329707652330399">
                <text:p>0.329707652330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35208261013031">
                <text:p>0.35208261013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0.404785126447678">
                <text:p>0.404785126447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0.453658610582352">
                <text:p>0.453658610582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595847487449646">
                <text:p>0.595847487449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508724808692932">
                <text:p>0.508724808692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615342497825623">
                <text:p>0.615342497825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397878140211105">
                <text:p>0.397878140211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0.356288313865662">
                <text:p>0.356288313865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42699334025383">
                <text:p>0.42699334025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0.364313721656799">
                <text:p>0.36431372165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0.348314881324768">
                <text:p>0.348314881324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0.325800210237503">
                <text:p>0.325800210237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349649667739868">
                <text:p>0.349649667739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0.334538698196411">
                <text:p>0.334538698196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322292387485504">
                <text:p>0.322292387485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302003622055054">
                <text:p>0.302003622055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0.31024631857872">
                <text:p>0.31024631857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0.302973508834839">
                <text:p>0.30297350883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301569551229477">
                <text:p>0.301569551229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321639716625214">
                <text:p>0.321639716625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.335203588008881">
                <text:p>0.335203588008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0.321940809488297">
                <text:p>0.321940809488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333058625459671">
                <text:p>0.333058625459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0.363203704357147">
                <text:p>0.363203704357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367282509803772">
                <text:p>0.36728250980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0.3564832508564">
                <text:p>0.3564832508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455874353647232">
                <text:p>0.455874353647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0.567067325115204">
                <text:p>0.567067325115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0.527122795581818">
                <text:p>0.527122795581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0.557975351810455">
                <text:p>0.557975351810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.449838191270828">
                <text:p>0.449838191270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0.430507302284241">
                <text:p>0.430507302284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400421887636185">
                <text:p>0.400421887636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0.314729124307632">
                <text:p>0.314729124307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314892381429672">
                <text:p>0.314892381429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.316068589687347">
                <text:p>0.316068589687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295020312070847">
                <text:p>0.295020312070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0.325077533721924">
                <text:p>0.325077533721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329805016517639">
                <text:p>0.329805016517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0.315025418996811">
                <text:p>0.315025418996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.294185847043991">
                <text:p>0.294185847043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0.337373435497284">
                <text:p>0.337373435497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0.436409890651703">
                <text:p>0.436409890651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0.392208188772202">
                <text:p>0.392208188772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302343785762787">
                <text:p>0.302343785762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0.325314104557037">
                <text:p>0.325314104557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0.374007374048233">
                <text:p>0.374007374048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357907235622406">
                <text:p>0.357907235622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0.350281983613968">
                <text:p>0.35028198361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0.329652696847916">
                <text:p>0.329652696847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0.343991756439209">
                <text:p>0.343991756439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0.401364773511887">
                <text:p>0.40136477351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0.399612873792648">
                <text:p>0.399612873792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0.45956751704216">
                <text:p>0.45956751704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42708146572113">
                <text:p>0.42708146572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0.357271105051041">
                <text:p>0.357271105051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0.372240215539932">
                <text:p>0.37224021553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448689788579941">
                <text:p>0.448689788579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353385329246521">
                <text:p>0.353385329246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335795909166336">
                <text:p>0.3357959091663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.321346759796143">
                <text:p>0.32134675979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0.304614365100861">
                <text:p>0.30461436510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0.310605108737946">
                <text:p>0.310605108737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0.306076794862747">
                <text:p>0.30607679486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292536377906799">
                <text:p>0.29253637790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0.284729510545731">
                <text:p>0.284729510545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0.321926027536392">
                <text:p>0.32192602753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0.342492580413818">
                <text:p>0.342492580413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0.357440859079361">
                <text:p>0.357440859079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0.364535450935364">
                <text:p>0.364535450935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0.359165251255035">
                <text:p>0.359165251255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0.359464108943939">
                <text:p>0.35946410894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0.315429002046585">
                <text:p>0.315429002046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0.396820962429047">
                <text:p>0.39682096242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481254398822784">
                <text:p>0.481254398822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0.540435075759888">
                <text:p>0.540435075759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0.601671934127808">
                <text:p>0.601671934127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0.764180362224579">
                <text:p>0.76418036222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0.657308697700501">
                <text:p>0.657308697700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0.535651206970215">
                <text:p>0.535651206970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0.71180272102356">
                <text:p>0.71180272102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0.739419102668762">
                <text:p>0.739419102668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0.587882161140442">
                <text:p>0.58788216114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0.576305985450745">
                <text:p>0.576305985450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437541395425797">
                <text:p>0.437541395425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46379554271698">
                <text:p>0.46379554271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0.456843346357346">
                <text:p>0.456843346357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0.373985469341278">
                <text:p>0.373985469341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0.372671812772751">
                <text:p>0.372671812772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0.358127236366272">
                <text:p>0.358127236366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322279155254364">
                <text:p>0.322279155254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0.316741406917572">
                <text:p>0.316741406917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0.348085552453995">
                <text:p>0.348085552453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0.410376846790314">
                <text:p>0.410376846790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581780672073364">
                <text:p>0.58178067207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409775584936142">
                <text:p>0.409775584936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0.422983705997467">
                <text:p>0.422983705997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0.428582072257996">
                <text:p>0.428582072257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0.375242173671722">
                <text:p>0.375242173671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0.378469109535217">
                <text:p>0.378469109535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0.390759766101837">
                <text:p>0.390759766101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0.428667992353439">
                <text:p>0.428667992353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0.491457551717758">
                <text:p>0.491457551717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0.526397347450256">
                <text:p>0.526397347450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566193282604218">
                <text:p>0.566193282604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61171293258667">
                <text:p>0.61171293258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0.528832793235779">
                <text:p>0.52883279323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0.486324429512024">
                <text:p>0.486324429512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0.469955027103424">
                <text:p>0.469955027103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0.452147006988525">
                <text:p>0.452147006988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0.39668744802475">
                <text:p>0.39668744802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0.36115300655365">
                <text:p>0.36115300655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329916417598724">
                <text:p>0.329916417598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0.310083776712418">
                <text:p>0.310083776712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281172573566437">
                <text:p>0.281172573566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295445621013641">
                <text:p>0.295445621013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0.289738208055496">
                <text:p>0.289738208055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0.319377332925797">
                <text:p>0.319377332925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0.366334289312363">
                <text:p>0.366334289312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0.432460397481918">
                <text:p>0.432460397481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0.502815783023834">
                <text:p>0.502815783023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0.366534113883972">
                <text:p>0.366534113883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0.391404658555985">
                <text:p>0.391404658555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0.360389590263367">
                <text:p>0.360389590263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334998816251755">
                <text:p>0.334998816251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34902411699295">
                <text:p>0.34902411699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0.387924998998642">
                <text:p>0.38792499899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0.401546150445938">
                <text:p>0.401546150445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0.684903979301453">
                <text:p>0.684903979301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0.602021515369415">
                <text:p>0.602021515369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0.527110159397125">
                <text:p>0.527110159397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0.473106026649475">
                <text:p>0.473106026649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0.472793221473694">
                <text:p>0.472793221473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0.466725438833237">
                <text:p>0.466725438833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324697852134705">
                <text:p>0.324697852134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312632441520691">
                <text:p>0.312632441520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0.323831051588058">
                <text:p>0.32383105158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0.348149031400681">
                <text:p>0.348149031400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0.389679849147797">
                <text:p>0.389679849147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0.421319007873535">
                <text:p>0.421319007873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467809945344925">
                <text:p>0.46780994534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0.459006249904633">
                <text:p>0.459006249904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0.342770248651505">
                <text:p>0.342770248651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0.344899505376816">
                <text:p>0.344899505376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380454987287521">
                <text:p>0.380454987287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383382081985474">
                <text:p>0.383382081985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407445579767227">
                <text:p>0.407445579767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463788688182831">
                <text:p>0.463788688182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543136179447174">
                <text:p>0.543136179447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4981569647789">
                <text:p>0.4981569647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509255886077881">
                <text:p>0.50925588607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665026903152466">
                <text:p>0.665026903152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886063575744629">
                <text:p>0.886063575744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871561156">
                <text:p>0.871561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586541593074799">
                <text:p>0.586541593074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576144158840179">
                <text:p>0.57614415884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484583675861359">
                <text:p>0.484583675861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470529705286026">
                <text:p>0.470529705286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435255855321884">
                <text:p>0.435255855321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482099145650864">
                <text:p>0.482099145650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411570221185684">
                <text:p>0.411570221185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0.338516116142273">
                <text:p>0.338516116142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325900882482529">
                <text:p>0.325900882482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300310432910919">
                <text:p>0.300310432910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286506712436676">
                <text:p>0.286506712436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281859338283539">
                <text:p>0.28185933828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308755099773407">
                <text:p>0.308755099773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297817707061768">
                <text:p>0.29781770706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295204281806946">
                <text:p>0.295204281806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289380967617035">
                <text:p>0.289380967617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321296036243439">
                <text:p>0.321296036243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384925872087479">
                <text:p>0.384925872087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372833251953125">
                <text:p>0.372833251953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352670282125473">
                <text:p>0.352670282125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409640908241272">
                <text:p>0.409640908241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516373813152313">
                <text:p>0.51637381315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576480865478516">
                <text:p>0.576480865478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465817511081696">
                <text:p>0.465817511081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65479439496994">
                <text:p>0.65479439496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0.68134731054306">
                <text:p>0.68134731054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506166875362396">
                <text:p>0.50616687536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456770896911621">
                <text:p>0.456770896911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457435071468353">
                <text:p>0.457435071468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535166621208191">
                <text:p>0.535166621208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88922530412674">
                <text:p>0.88922530412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91907662153244">
                <text:p>0.91907662153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702581942081451">
                <text:p>0.702581942081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582146465778351">
                <text:p>0.582146465778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777121722698212">
                <text:p>0.777121722698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696610391139984">
                <text:p>0.696610391139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71358996629715">
                <text:p>0.71358996629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473739176988602">
                <text:p>0.47373917698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437182307243347">
                <text:p>0.437182307243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400851994752884">
                <text:p>0.400851994752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422106683254242">
                <text:p>0.422106683254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416788816452026">
                <text:p>0.416788816452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361742675304413">
                <text:p>0.361742675304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359799981117249">
                <text:p>0.359799981117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419847697019577">
                <text:p>0.419847697019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458450973033905">
                <text:p>0.458450973033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431791752576828">
                <text:p>0.431791752576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624938130378723">
                <text:p>0.624938130378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670050382614136">
                <text:p>0.670050382614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637274146080017">
                <text:p>0.637274146080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479759126901627">
                <text:p>0.479759126901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458822846412659">
                <text:p>0.45882284641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574263572692871">
                <text:p>0.574263572692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593220353126526">
                <text:p>0.593220353126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511705696582794">
                <text:p>0.511705696582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75169962644577">
                <text:p>0.75169962644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801780819892883">
                <text:p>0.801780819892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542906224727631">
                <text:p>0.542906224727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54137110710144">
                <text:p>0.54137110710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575828731060028">
                <text:p>0.575828731060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688621520996094">
                <text:p>0.68862152099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635821402072907">
                <text:p>0.635821402072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551468789577484">
                <text:p>0.551468789577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533559679985046">
                <text:p>0.533559679985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567314386367798">
                <text:p>0.567314386367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588366746902466">
                <text:p>0.588366746902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601212203502655">
                <text:p>0.601212203502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652353644371033">
                <text:p>0.652353644371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632685005664825">
                <text:p>0.632685005664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523354589939117">
                <text:p>0.523354589939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469820737838745">
                <text:p>0.469820737838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460174083709717">
                <text:p>0.460174083709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479130327701569">
                <text:p>0.479130327701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487819910049439">
                <text:p>0.487819910049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499928295612335">
                <text:p>0.499928295612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444814264774323">
                <text:p>0.444814264774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513315320014954">
                <text:p>0.513315320014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423012137413025">
                <text:p>0.423012137413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437606364488602">
                <text:p>0.43760636448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0.521504461765289">
                <text:p>0.521504461765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516183078289032">
                <text:p>0.516183078289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520320475101471">
                <text:p>0.520320475101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496624261140823">
                <text:p>0.496624261140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57853639125824">
                <text:p>0.5785363912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568820416927338">
                <text:p>0.568820416927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607820391654968">
                <text:p>0.607820391654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612225413322449">
                <text:p>0.612225413322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584165123">
                <text:p>0.58416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553873658180237">
                <text:p>0.553873658180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620488524436951">
                <text:p>0.620488524436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579328954219818">
                <text:p>0.57932895421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539613664150238">
                <text:p>0.539613664150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684288918972015">
                <text:p>0.68428891897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803920924663544">
                <text:p>0.803920924663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71651651">
                <text:p>0.7165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829042613506317">
                <text:p>0.829042613506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88473254442215">
                <text:p>0.88473254442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882151424884796">
                <text:p>0.8821514248847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Long_20_Dash" draw:display-name="Long Dash" draw:style="rect" draw:dots1="1" draw:dots1-length="400%" draw:distance="300%"/>
  </office:styles>
</office:document-styles>
</file>